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able_20_Contents">
      <style:text-properties officeooo:rsid="004ac40e" officeooo:paragraph-rsid="004ac40e"/>
    </style:style>
    <style:style style:name="P5" style:family="paragraph" style:parent-style-name="Table_20_Contents">
      <style:text-properties officeooo:rsid="004b5045" officeooo:paragraph-rsid="004b5045"/>
    </style:style>
    <style:style style:name="P6" style:family="paragraph" style:parent-style-name="Table_20_Contents">
      <style:text-properties officeooo:rsid="004b8e12" officeooo:paragraph-rsid="004b8e12"/>
    </style:style>
    <style:style style:name="P7" style:family="paragraph" style:parent-style-name="Table_20_Contents">
      <style:text-properties officeooo:rsid="004b8e12" officeooo:paragraph-rsid="0050ef50"/>
    </style:style>
    <style:style style:name="P8" style:family="paragraph" style:parent-style-name="Table_20_Contents">
      <style:text-properties officeooo:rsid="004d324c" officeooo:paragraph-rsid="004d324c"/>
    </style:style>
    <style:style style:name="P9" style:family="paragraph" style:parent-style-name="Table_20_Contents">
      <style:text-properties officeooo:rsid="004ef794" officeooo:paragraph-rsid="004ef794"/>
    </style:style>
    <style:style style:name="P10" style:family="paragraph" style:parent-style-name="Table_20_Contents">
      <style:text-properties officeooo:rsid="0050ef50" officeooo:paragraph-rsid="0050ef50"/>
    </style:style>
    <style:style style:name="P11" style:family="paragraph" style:parent-style-name="Table_20_Contents">
      <style:text-properties officeooo:rsid="00513a96" officeooo:paragraph-rsid="00513a96"/>
    </style:style>
    <style:style style:name="P12" style:family="paragraph" style:parent-style-name="Table_20_Contents">
      <style:text-properties fo:font-weight="bold" officeooo:rsid="004ac40e" officeooo:paragraph-rsid="004ac40e" style:font-weight-asian="bold" style:font-weight-complex="bold"/>
    </style:style>
    <style:style style:name="P13" style:family="paragraph" style:parent-style-name="Table_20_Contents">
      <style:text-properties officeooo:rsid="005430ac" officeooo:paragraph-rsid="005430ac"/>
    </style:style>
    <style:style style:name="P14" style:family="paragraph" style:parent-style-name="Table_20_Contents">
      <style:text-properties officeooo:rsid="005430ac" officeooo:paragraph-rsid="006256f6"/>
    </style:style>
    <style:style style:name="P15" style:family="paragraph" style:parent-style-name="Table_20_Contents">
      <style:text-properties officeooo:rsid="0055bb3a" officeooo:paragraph-rsid="0055bb3a"/>
    </style:style>
    <style:style style:name="P16" style:family="paragraph" style:parent-style-name="Table_20_Contents">
      <style:text-properties officeooo:rsid="00589766" officeooo:paragraph-rsid="00589766"/>
    </style:style>
    <style:style style:name="P17" style:family="paragraph" style:parent-style-name="Table_20_Contents">
      <style:text-properties officeooo:rsid="005c09a2" officeooo:paragraph-rsid="005c09a2"/>
    </style:style>
    <style:style style:name="P18" style:family="paragraph" style:parent-style-name="Table_20_Contents">
      <style:text-properties officeooo:rsid="005ec863" officeooo:paragraph-rsid="005ec863"/>
    </style:style>
    <style:style style:name="P19" style:family="paragraph" style:parent-style-name="Table_20_Contents">
      <style:text-properties officeooo:rsid="00624493" officeooo:paragraph-rsid="00624493"/>
    </style:style>
    <style:style style:name="P20" style:family="paragraph" style:parent-style-name="Table_20_Contents">
      <style:text-properties officeooo:rsid="006256f6" officeooo:paragraph-rsid="006256f6"/>
    </style:style>
    <style:style style:name="P21" style:family="paragraph" style:parent-style-name="Text_20_body">
      <style:text-properties fo:font-size="12pt" officeooo:rsid="0016a255" officeooo:paragraph-rsid="00202624" style:font-size-asian="12pt" style:font-size-complex="12pt"/>
    </style:style>
    <style:style style:name="P22" style:family="paragraph" style:parent-style-name="Text_20_body">
      <style:text-properties fo:font-size="12pt" officeooo:rsid="00173dc0" officeooo:paragraph-rsid="001cb2c0" style:font-size-asian="12pt" style:font-size-complex="12pt"/>
    </style:style>
    <style:style style:name="P23" style:family="paragraph" style:parent-style-name="Text_20_body">
      <style:text-properties fo:font-size="12pt" officeooo:rsid="001e96d5" officeooo:paragraph-rsid="001e96d5" style:font-size-asian="12pt" style:font-size-complex="12pt"/>
    </style:style>
    <style:style style:name="P24" style:family="paragraph" style:parent-style-name="Text_20_body">
      <style:text-properties fo:font-size="12pt" officeooo:rsid="00f09e6f" officeooo:paragraph-rsid="00f09e6f"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ext_20_body">
      <style:text-properties style:font-name="Liberation Serif" officeooo:rsid="0029c6e1" officeooo:paragraph-rsid="0029c6e1"/>
    </style:style>
    <style:style style:name="P35" style:family="paragraph" style:parent-style-name="Text_20_body">
      <style:text-properties style:font-name="Liberation Serif" officeooo:rsid="006cf92f" officeooo:paragraph-rsid="004ac40e"/>
    </style:style>
    <style:style style:name="P36" style:family="paragraph" style:parent-style-name="Text_20_body">
      <style:text-properties style:font-name="Liberation Serif" officeooo:rsid="006cf92f" officeooo:paragraph-rsid="006d5100"/>
    </style:style>
    <style:style style:name="P37" style:family="paragraph" style:parent-style-name="Text_20_body">
      <style:text-properties style:font-name="Liberation Serif" officeooo:rsid="006d5100" officeooo:paragraph-rsid="006f1bbb"/>
    </style:style>
    <style:style style:name="P38" style:family="paragraph" style:parent-style-name="Text_20_body">
      <style:text-properties style:font-name="Liberation Serif" officeooo:rsid="00a9bd53" officeooo:paragraph-rsid="00a9bd53"/>
    </style:style>
    <style:style style:name="P39" style:family="paragraph" style:parent-style-name="Text_20_body">
      <style:text-properties style:font-name="Liberation Serif" officeooo:rsid="00c09fe2" officeooo:paragraph-rsid="00c5d5d8"/>
    </style:style>
    <style:style style:name="P40" style:family="paragraph" style:parent-style-name="Text_20_body">
      <style:text-properties style:font-name="Liberation Serif" officeooo:rsid="00c40122" officeooo:paragraph-rsid="00c40122"/>
    </style:style>
    <style:style style:name="P41" style:family="paragraph" style:parent-style-name="Text_20_body">
      <style:text-properties style:font-name="Liberation Serif" officeooo:rsid="00fecccd" officeooo:paragraph-rsid="00fecccd"/>
    </style:style>
    <style:style style:name="P42" style:family="paragraph" style:parent-style-name="Text_20_body">
      <style:text-properties style:font-name="Liberation Serif" fo:font-style="normal" officeooo:rsid="0109cc49" officeooo:paragraph-rsid="0109cc49" style:font-style-asian="normal" style:font-style-complex="normal"/>
    </style:style>
    <style:style style:name="P43" style:family="paragraph" style:parent-style-name="Text_20_body">
      <style:text-properties style:font-name="Liberation Serif" fo:font-style="normal" style:text-underline-style="none" officeooo:rsid="0137dfb3" officeooo:paragraph-rsid="01398e3a" style:font-style-asian="normal" style:font-style-complex="normal"/>
    </style:style>
    <style:style style:name="P44" style:family="paragraph" style:parent-style-name="Text_20_body">
      <style:text-properties style:font-name="Liberation Serif" fo:font-style="normal" style:text-underline-style="none" officeooo:rsid="013e9294" officeooo:paragraph-rsid="013e9294" style:font-style-asian="normal" style:font-style-complex="normal"/>
    </style:style>
    <style:style style:name="P45" style:family="paragraph" style:parent-style-name="Text_20_body">
      <style:text-properties style:font-name="Liberation Serif" officeooo:rsid="010fa8c9" officeooo:paragraph-rsid="0113a6da"/>
    </style:style>
    <style:style style:name="P46" style:family="paragraph" style:parent-style-name="Text_20_body">
      <style:text-properties style:font-name="Liberation Serif" officeooo:rsid="01119e85" officeooo:paragraph-rsid="0113a6da"/>
    </style:style>
    <style:style style:name="P47" style:family="paragraph" style:parent-style-name="Text_20_body">
      <style:text-properties style:font-name="Liberation Serif1" officeooo:rsid="0029c6e1" officeooo:paragraph-rsid="002ba9f4"/>
    </style:style>
    <style:style style:name="P48" style:family="paragraph" style:parent-style-name="Text_20_body">
      <style:text-properties style:font-name="Liberation Serif1" officeooo:rsid="007cb899" officeooo:paragraph-rsid="007d9774"/>
    </style:style>
    <style:style style:name="P49" style:family="paragraph" style:parent-style-name="Table_20_Contents">
      <style:text-properties style:font-name="Liberation Serif1" officeooo:rsid="00d534ed" officeooo:paragraph-rsid="00d534ed"/>
    </style:style>
    <style:style style:name="P50" style:family="paragraph" style:parent-style-name="Table_20_Contents">
      <style:text-properties style:font-name="Liberation Serif1" officeooo:rsid="00d57de4" officeooo:paragraph-rsid="00d57de4"/>
    </style:style>
    <style:style style:name="P51" style:family="paragraph" style:parent-style-name="Table_20_Contents">
      <style:text-properties style:font-name="Liberation Serif1" officeooo:rsid="00d71be9" officeooo:paragraph-rsid="00d71be9"/>
    </style:style>
    <style:style style:name="P52" style:family="paragraph" style:parent-style-name="Table_20_Contents">
      <style:text-properties style:font-name="Liberation Serif1" fo:font-weight="bold" officeooo:rsid="00d534ed" officeooo:paragraph-rsid="00d534ed" style:font-weight-asian="bold" style:font-weight-complex="bold"/>
    </style:style>
    <style:style style:name="P53" style:family="paragraph" style:parent-style-name="Text_20_body">
      <style:text-properties style:font-name="Liberation Serif1" fo:font-style="normal" officeooo:rsid="00b745e2" officeooo:paragraph-rsid="00b85fb9" style:font-style-asian="normal" style:font-style-complex="normal"/>
    </style:style>
    <style:style style:name="P54" style:family="paragraph" style:parent-style-name="Text_20_body">
      <style:text-properties style:font-name="Liberation Serif1" fo:font-style="normal" officeooo:rsid="00ca6ff2" officeooo:paragraph-rsid="00d0ba50" style:font-style-asian="normal" style:font-style-complex="normal"/>
    </style:style>
    <style:style style:name="P55" style:family="paragraph" style:parent-style-name="Text_20_body">
      <style:text-properties style:font-name="Liberation Serif1" fo:font-style="normal" officeooo:rsid="00cd2614" officeooo:paragraph-rsid="00cd2614" style:font-style-asian="normal" style:font-style-complex="normal"/>
    </style:style>
    <style:style style:name="P56" style:family="paragraph" style:parent-style-name="Text_20_body">
      <style:text-properties style:font-name="Liberation Serif1" fo:font-style="normal" officeooo:rsid="00d0ba50" officeooo:paragraph-rsid="00d534ed" style:font-style-asian="normal" style:font-style-complex="normal"/>
    </style:style>
    <style:style style:name="P57" style:family="paragraph" style:parent-style-name="Text_20_body">
      <style:text-properties style:font-name="Liberation Serif1" fo:font-style="normal" officeooo:rsid="00d0ba50" officeooo:paragraph-rsid="00dc0493" style:font-style-asian="normal" style:font-style-complex="normal"/>
    </style:style>
    <style:style style:name="P58" style:family="paragraph" style:parent-style-name="Text_20_body">
      <style:text-properties style:font-name="Liberation Serif1" fo:font-style="normal" officeooo:rsid="00d4a439" officeooo:paragraph-rsid="00d4a439" style:font-style-asian="normal" style:font-style-complex="normal"/>
    </style:style>
    <style:style style:name="P59" style:family="paragraph" style:parent-style-name="Text_20_body">
      <style:text-properties style:font-name="Liberation Serif1" fo:font-style="normal" officeooo:rsid="00d4a439" officeooo:paragraph-rsid="00d534ed" style:font-style-asian="normal" style:font-style-complex="normal"/>
    </style:style>
    <style:style style:name="P60" style:family="paragraph" style:parent-style-name="Text_20_body">
      <style:text-properties style:font-name="Liberation Serif1" fo:font-style="normal" officeooo:rsid="00d534ed" officeooo:paragraph-rsid="00d534ed" style:font-style-asian="normal" style:font-style-complex="normal"/>
    </style:style>
    <style:style style:name="P61" style:family="paragraph" style:parent-style-name="Text_20_body">
      <style:text-properties style:font-name="Liberation Serif1" fo:font-style="normal" officeooo:rsid="00d89081" officeooo:paragraph-rsid="00d89081" style:font-style-asian="normal" style:font-style-complex="normal"/>
    </style:style>
    <style:style style:name="P62" style:family="paragraph" style:parent-style-name="Text_20_body">
      <style:text-properties style:font-name="Liberation Serif1" fo:font-style="normal" officeooo:rsid="00e0465c" officeooo:paragraph-rsid="00e1592b" style:font-style-asian="normal" style:font-style-complex="normal"/>
    </style:style>
    <style:style style:name="P63" style:family="paragraph" style:parent-style-name="Text_20_body">
      <style:text-properties style:font-name="Liberation Serif1" fo:font-style="normal" officeooo:rsid="00e0465c" officeooo:paragraph-rsid="00e52101" style:font-style-asian="normal" style:font-style-complex="normal"/>
    </style:style>
    <style:style style:name="P64" style:family="paragraph" style:parent-style-name="Text_20_body">
      <style:text-properties style:font-name="Liberation Serif1" fo:font-style="normal" officeooo:rsid="00e9e672" officeooo:paragraph-rsid="00e9e672" style:font-style-asian="normal" style:font-style-complex="normal"/>
    </style:style>
    <style:style style:name="P65" style:family="paragraph" style:parent-style-name="Text_20_body">
      <style:text-properties style:font-name="Liberation Serif1" fo:font-style="normal" officeooo:rsid="00eaaa52" officeooo:paragraph-rsid="00edea1a" style:font-style-asian="normal" style:font-style-complex="normal"/>
    </style:style>
    <style:style style:name="P66" style:family="paragraph" style:parent-style-name="Text_20_body">
      <style:text-properties style:font-name="Liberation Serif1" fo:font-style="normal" officeooo:rsid="0152faa1" officeooo:paragraph-rsid="0152faa1" style:font-style-asian="normal" style:font-style-complex="normal"/>
    </style:style>
    <style:style style:name="P67" style:family="paragraph" style:parent-style-name="Text_20_body">
      <style:text-properties style:font-name="Liberation Serif1" fo:font-style="normal" officeooo:rsid="0152faa1" officeooo:paragraph-rsid="015820fb" style:font-style-asian="normal" style:font-style-complex="normal"/>
    </style:style>
    <style:style style:name="P68" style:family="paragraph" style:parent-style-name="Text_20_body">
      <style:text-properties style:font-name="Liberation Serif1" fo:font-style="normal" officeooo:rsid="015820fb" officeooo:paragraph-rsid="015820fb" style:font-style-asian="normal" style:font-style-complex="normal"/>
    </style:style>
    <style:style style:name="P69" style:family="paragraph" style:parent-style-name="Text_20_body">
      <style:text-properties style:font-name="Liberation Serif1" fo:font-style="normal" fo:font-weight="bold" officeooo:rsid="00e0465c" officeooo:paragraph-rsid="00e0465c" style:font-style-asian="normal" style:font-weight-asian="bold" style:font-style-complex="normal" style:font-weight-complex="bold"/>
    </style:style>
    <style:style style:name="P70" style:family="paragraph" style:parent-style-name="Text_20_body">
      <style:text-properties style:font-name="Liberation Serif1" officeooo:rsid="00fa29bc" officeooo:paragraph-rsid="00fa29bc"/>
    </style:style>
    <style:style style:name="P71" style:family="paragraph" style:parent-style-name="Text_20_body">
      <style:text-properties style:font-name="Liberation Serif1" officeooo:rsid="0117f067" officeooo:paragraph-rsid="0117f067"/>
    </style:style>
    <style:style style:name="P72" style:family="paragraph" style:parent-style-name="Text_20_body">
      <style:text-properties officeooo:rsid="006f1bbb" officeooo:paragraph-rsid="006f1bbb"/>
    </style:style>
    <style:style style:name="P73" style:family="paragraph" style:parent-style-name="Text_20_body">
      <style:text-properties officeooo:rsid="008226b5" officeooo:paragraph-rsid="008226b5"/>
    </style:style>
    <style:style style:name="P74" style:family="paragraph" style:parent-style-name="Text_20_body">
      <style:text-properties officeooo:rsid="0070b254" officeooo:paragraph-rsid="0070b254"/>
    </style:style>
    <style:style style:name="P75" style:family="paragraph" style:parent-style-name="Text_20_body">
      <style:text-properties officeooo:rsid="0071d602" officeooo:paragraph-rsid="00755758"/>
    </style:style>
    <style:style style:name="P76" style:family="paragraph" style:parent-style-name="Text_20_body">
      <style:text-properties officeooo:paragraph-rsid="007b3025"/>
    </style:style>
    <style:style style:name="P77" style:family="paragraph" style:parent-style-name="Text_20_body">
      <style:text-properties officeooo:paragraph-rsid="007d9774"/>
    </style:style>
    <style:style style:name="P78" style:family="paragraph" style:parent-style-name="Text_20_body">
      <style:text-properties officeooo:paragraph-rsid="008226b5"/>
    </style:style>
    <style:style style:name="P79" style:family="paragraph" style:parent-style-name="Text_20_body">
      <style:text-properties officeooo:rsid="007cb899" officeooo:paragraph-rsid="007d9774"/>
    </style:style>
    <style:style style:name="P80" style:family="paragraph" style:parent-style-name="Text_20_body">
      <style:paragraph-properties fo:break-before="page"/>
      <style:text-properties officeooo:rsid="008795b6" officeooo:paragraph-rsid="008795b6"/>
    </style:style>
    <style:style style:name="P81" style:family="paragraph" style:parent-style-name="Text_20_body">
      <style:text-properties officeooo:rsid="008795b6" officeooo:paragraph-rsid="008795b6"/>
    </style:style>
    <style:style style:name="P82" style:family="paragraph" style:parent-style-name="Text_20_body">
      <style:text-properties officeooo:rsid="0094db5e" officeooo:paragraph-rsid="0094db5e"/>
    </style:style>
    <style:style style:name="P83" style:family="paragraph" style:parent-style-name="Text_20_body">
      <style:text-properties officeooo:paragraph-rsid="009d7665"/>
    </style:style>
    <style:style style:name="P84" style:family="paragraph" style:parent-style-name="Text_20_body">
      <style:text-properties officeooo:paragraph-rsid="009f3287"/>
    </style:style>
    <style:style style:name="P85" style:family="paragraph" style:parent-style-name="Title">
      <style:text-properties fo:font-size="20pt" officeooo:rsid="0016a255" officeooo:paragraph-rsid="00a1cd3b" style:font-size-asian="20pt" style:font-size-complex="20pt"/>
    </style:style>
    <style:style style:name="P86" style:family="paragraph" style:parent-style-name="Text_20_body">
      <style:text-properties officeooo:rsid="009bfcd1" officeooo:paragraph-rsid="009d7665"/>
    </style:style>
    <style:style style:name="P87" style:family="paragraph" style:parent-style-name="Subtitle">
      <style:text-properties officeooo:rsid="0016a255" officeooo:paragraph-rsid="0016a255"/>
    </style:style>
    <style:style style:name="P88" style:family="paragraph" style:parent-style-name="Text_20_body">
      <style:text-properties officeooo:rsid="009f3287" officeooo:paragraph-rsid="009f3287"/>
    </style:style>
    <style:style style:name="P89" style:family="paragraph" style:parent-style-name="Text_20_body">
      <style:text-properties officeooo:paragraph-rsid="00a9bd53"/>
    </style:style>
    <style:style style:name="P90" style:family="paragraph" style:parent-style-name="Text_20_body">
      <style:text-properties officeooo:rsid="00ab4e33" officeooo:paragraph-rsid="00ae3194"/>
    </style:style>
    <style:style style:name="P91" style:family="paragraph" style:parent-style-name="Text_20_body">
      <style:text-properties officeooo:rsid="00ab4e33" officeooo:paragraph-rsid="00af9b67"/>
    </style:style>
    <style:style style:name="P92" style:family="paragraph" style:parent-style-name="Text_20_body">
      <style:text-properties officeooo:rsid="00af9b67" officeooo:paragraph-rsid="00af9b67"/>
    </style:style>
    <style:style style:name="P93" style:family="paragraph" style:parent-style-name="Text_20_body">
      <style:text-properties officeooo:rsid="00bd6260" officeooo:paragraph-rsid="00bd6260"/>
    </style:style>
    <style:style style:name="P94" style:family="paragraph" style:parent-style-name="Text_20_body">
      <style:text-properties officeooo:rsid="00c09fe2" officeooo:paragraph-rsid="00c09fe2"/>
    </style:style>
    <style:style style:name="P95" style:family="paragraph" style:parent-style-name="Text_20_body">
      <style:text-properties officeooo:rsid="00c09fe2" officeooo:paragraph-rsid="00c5d5d8"/>
    </style:style>
    <style:style style:name="P96" style:family="paragraph" style:parent-style-name="Text_20_body">
      <style:paragraph-properties fo:break-before="page"/>
      <style:text-properties fo:font-size="16pt" officeooo:rsid="00173dc0" officeooo:paragraph-rsid="0016a255" style:font-size-asian="16pt" style:font-size-complex="16pt"/>
    </style:style>
    <style:style style:name="P97" style:family="paragraph" style:parent-style-name="Text_20_body">
      <style:text-properties officeooo:paragraph-rsid="00b85fb9"/>
    </style:style>
    <style:style style:name="P98" style:family="paragraph" style:parent-style-name="Text_20_body">
      <style:text-properties officeooo:paragraph-rsid="00e0465c"/>
    </style:style>
    <style:style style:name="P99" style:family="paragraph" style:parent-style-name="Text_20_body">
      <style:text-properties officeooo:rsid="00f830cb" officeooo:paragraph-rsid="00f830cb"/>
    </style:style>
    <style:style style:name="P100" style:family="paragraph" style:parent-style-name="Text_20_body">
      <style:text-properties officeooo:rsid="00fa29bc" officeooo:paragraph-rsid="00fa29bc"/>
    </style:style>
    <style:style style:name="P101" style:family="paragraph" style:parent-style-name="Text_20_body">
      <style:text-properties officeooo:rsid="00fdda2c" officeooo:paragraph-rsid="00fdda2c"/>
    </style:style>
    <style:style style:name="P102" style:family="paragraph" style:parent-style-name="Text_20_body">
      <style:text-properties officeooo:rsid="00feaf87" officeooo:paragraph-rsid="00fecccd"/>
    </style:style>
    <style:style style:name="P103" style:family="paragraph" style:parent-style-name="Text_20_body">
      <style:text-properties officeooo:rsid="0107f40a" officeooo:paragraph-rsid="01084d89"/>
    </style:style>
    <style:style style:name="P104" style:family="paragraph" style:parent-style-name="Text_20_body">
      <style:text-properties officeooo:rsid="0107f40a" officeooo:paragraph-rsid="0109cc49"/>
    </style:style>
    <style:style style:name="P105" style:family="paragraph" style:parent-style-name="Text_20_body">
      <style:text-properties officeooo:rsid="0109cc49" officeooo:paragraph-rsid="0109cc49"/>
    </style:style>
    <style:style style:name="P106" style:family="paragraph" style:parent-style-name="Text_20_body">
      <style:text-properties officeooo:rsid="010e4663" officeooo:paragraph-rsid="0113a6da"/>
    </style:style>
    <style:style style:name="P107" style:family="paragraph" style:parent-style-name="Text_20_body">
      <style:text-properties officeooo:rsid="010e50c4" officeooo:paragraph-rsid="010e50c4"/>
    </style:style>
    <style:style style:name="P108" style:family="paragraph" style:parent-style-name="Text_20_body">
      <style:text-properties officeooo:rsid="011558ba" officeooo:paragraph-rsid="0116c069"/>
    </style:style>
    <style:style style:name="P109" style:family="paragraph" style:parent-style-name="Text_20_body">
      <style:text-properties officeooo:rsid="0116c069" officeooo:paragraph-rsid="0116c069"/>
    </style:style>
    <style:style style:name="P110" style:family="paragraph" style:parent-style-name="Text_20_body">
      <style:text-properties officeooo:rsid="0117f067" officeooo:paragraph-rsid="011a19bc"/>
    </style:style>
    <style:style style:name="P111" style:family="paragraph" style:parent-style-name="Text_20_body">
      <style:text-properties officeooo:rsid="011b2700" officeooo:paragraph-rsid="011b2700"/>
    </style:style>
    <style:style style:name="P112" style:family="paragraph" style:parent-style-name="Text_20_body">
      <style:text-properties officeooo:rsid="011c1c33" officeooo:paragraph-rsid="011c1c33"/>
    </style:style>
    <style:style style:name="P113" style:family="paragraph" style:parent-style-name="Text_20_body">
      <style:text-properties officeooo:rsid="011c1c33" officeooo:paragraph-rsid="011df94e"/>
    </style:style>
    <style:style style:name="P114" style:family="paragraph" style:parent-style-name="Text_20_body">
      <style:text-properties officeooo:rsid="011c1c33" officeooo:paragraph-rsid="015e6105"/>
    </style:style>
    <style:style style:name="P115" style:family="paragraph" style:parent-style-name="Text_20_body">
      <style:text-properties officeooo:rsid="01218689" officeooo:paragraph-rsid="01218689"/>
    </style:style>
    <style:style style:name="P116" style:family="paragraph" style:parent-style-name="Text_20_body">
      <style:text-properties officeooo:rsid="0121bd9c" officeooo:paragraph-rsid="0121bd9c"/>
    </style:style>
    <style:style style:name="P117" style:family="paragraph" style:parent-style-name="Text_20_body">
      <style:text-properties officeooo:rsid="0121e8ad" officeooo:paragraph-rsid="0121e8ad"/>
    </style:style>
    <style:style style:name="P118" style:family="paragraph" style:parent-style-name="Text_20_body">
      <style:text-properties officeooo:rsid="01238cc3" officeooo:paragraph-rsid="01238cc3"/>
    </style:style>
    <style:style style:name="P119" style:family="paragraph" style:parent-style-name="Text_20_body">
      <style:text-properties officeooo:rsid="01238cc3" officeooo:paragraph-rsid="0123f48b"/>
    </style:style>
    <style:style style:name="P120" style:family="paragraph" style:parent-style-name="Text_20_body">
      <style:text-properties officeooo:rsid="01247e1b" officeooo:paragraph-rsid="01247e1b"/>
    </style:style>
    <style:style style:name="P121" style:family="paragraph" style:parent-style-name="Text_20_body">
      <style:text-properties officeooo:rsid="012574d9" officeooo:paragraph-rsid="012574d9"/>
    </style:style>
    <style:style style:name="P122" style:family="paragraph" style:parent-style-name="Text_20_body">
      <style:text-properties fo:font-style="normal" officeooo:rsid="01273788" officeooo:paragraph-rsid="01273788" style:font-style-asian="normal" style:font-style-complex="normal"/>
    </style:style>
    <style:style style:name="P123" style:family="paragraph" style:parent-style-name="Text_20_body">
      <style:text-properties fo:font-style="normal" officeooo:rsid="012929cc" officeooo:paragraph-rsid="012929cc" style:font-style-asian="normal" style:font-style-complex="normal"/>
    </style:style>
    <style:style style:name="P124" style:family="paragraph" style:parent-style-name="Text_20_body">
      <style:text-properties fo:font-style="normal" officeooo:rsid="012929cc" officeooo:paragraph-rsid="012b13eb" style:font-style-asian="normal" style:font-style-complex="normal"/>
    </style:style>
    <style:style style:name="P125" style:family="paragraph" style:parent-style-name="Text_20_body">
      <style:text-properties fo:font-style="normal" officeooo:rsid="012b13eb" officeooo:paragraph-rsid="012b13eb" style:font-style-asian="normal" style:font-style-complex="normal"/>
    </style:style>
    <style:style style:name="P126" style:family="paragraph" style:parent-style-name="Text_20_body">
      <style:text-properties fo:font-style="normal" officeooo:rsid="0142402b" officeooo:paragraph-rsid="0142402b" style:font-style-asian="normal" style:font-style-complex="normal"/>
    </style:style>
    <style:style style:name="P127" style:family="paragraph" style:parent-style-name="Text_20_body">
      <style:text-properties fo:font-style="normal" officeooo:rsid="0143a07e" officeooo:paragraph-rsid="0143a07e" style:font-style-asian="normal" style:font-style-complex="normal"/>
    </style:style>
    <style:style style:name="P128" style:family="paragraph" style:parent-style-name="Text_20_body">
      <style:text-properties fo:font-style="normal" style:text-underline-style="none" officeooo:rsid="012929cc" officeooo:paragraph-rsid="012929cc" style:font-style-asian="normal" style:font-style-complex="normal"/>
    </style:style>
    <style:style style:name="P129" style:family="paragraph" style:parent-style-name="Text_20_body">
      <style:paragraph-properties fo:margin-left="0.7874in" fo:margin-right="0in" fo:text-indent="0in" style:auto-text-indent="false"/>
      <style:text-properties fo:font-size="10pt" fo:font-style="normal" officeooo:rsid="012929cc" officeooo:paragraph-rsid="012929cc" style:font-size-asian="10pt" style:font-style-asian="normal" style:font-size-complex="10pt" style:font-style-complex="normal"/>
    </style:style>
    <style:style style:name="P130" style:family="paragraph" style:parent-style-name="Text_20_body">
      <style:text-properties officeooo:rsid="013078d0" officeooo:paragraph-rsid="01333821"/>
    </style:style>
    <style:style style:name="P131" style:family="paragraph" style:parent-style-name="Text_20_body">
      <style:text-properties officeooo:rsid="01333821" officeooo:paragraph-rsid="0133642e"/>
    </style:style>
    <style:style style:name="P132" style:family="paragraph" style:parent-style-name="Text_20_body">
      <style:text-properties officeooo:rsid="0133642e" officeooo:paragraph-rsid="0137dfb3"/>
    </style:style>
    <style:style style:name="P133" style:family="paragraph" style:parent-style-name="Text_20_body">
      <style:text-properties officeooo:rsid="0137dfb3" officeooo:paragraph-rsid="013c5d35"/>
    </style:style>
    <style:style style:name="P134" style:family="paragraph" style:parent-style-name="Text_20_body">
      <style:text-properties officeooo:rsid="013d5299" officeooo:paragraph-rsid="013d5299"/>
    </style:style>
    <style:style style:name="P135" style:family="paragraph" style:parent-style-name="Text_20_body">
      <style:text-properties officeooo:rsid="0123f48b" officeooo:paragraph-rsid="0123f48b"/>
    </style:style>
    <style:style style:name="P136" style:family="paragraph" style:parent-style-name="Text_20_body">
      <style:text-properties fo:font-style="italic" style:text-underline-style="none" officeooo:rsid="012929cc" officeooo:paragraph-rsid="012929cc" style:font-style-asian="italic" style:font-style-complex="italic"/>
    </style:style>
    <style:style style:name="P137" style:family="paragraph" style:parent-style-name="Text_20_body">
      <style:text-properties officeooo:rsid="01403c00" officeooo:paragraph-rsid="0142402b"/>
    </style:style>
    <style:style style:name="P138" style:family="paragraph" style:parent-style-name="Text_20_body">
      <style:text-properties officeooo:rsid="014eef9b" officeooo:paragraph-rsid="014eef9b"/>
    </style:style>
    <style:style style:name="P139" style:family="paragraph" style:parent-style-name="Text_20_body">
      <style:text-properties officeooo:rsid="016009b8" officeooo:paragraph-rsid="0161fc8a"/>
    </style:style>
    <style:style style:name="P140" style:family="paragraph" style:parent-style-name="Heading_20_1">
      <style:text-properties officeooo:rsid="00202624" officeooo:paragraph-rsid="00202624"/>
    </style:style>
    <style:style style:name="P141" style:family="paragraph" style:parent-style-name="Heading_20_2">
      <style:paragraph-properties fo:break-before="page"/>
      <style:text-properties officeooo:rsid="0021730c" officeooo:paragraph-rsid="0021730c"/>
    </style:style>
    <style:style style:name="P142" style:family="paragraph" style:parent-style-name="Heading_20_2">
      <style:text-properties officeooo:rsid="009052e2" officeooo:paragraph-rsid="00937c92"/>
    </style:style>
    <style:style style:name="P143" style:family="paragraph" style:parent-style-name="Heading_20_2">
      <style:paragraph-properties fo:break-before="page"/>
      <style:text-properties officeooo:rsid="009052e2" officeooo:paragraph-rsid="00f63a0a"/>
    </style:style>
    <style:style style:name="P144" style:family="paragraph" style:parent-style-name="Heading_20_2">
      <style:paragraph-properties fo:break-before="page"/>
      <style:text-properties officeooo:rsid="01218689" officeooo:paragraph-rsid="01218689"/>
    </style:style>
    <style:style style:name="P145" style:family="paragraph" style:parent-style-name="Heading_20_2">
      <style:paragraph-properties fo:break-before="page"/>
      <style:text-properties officeooo:rsid="01218689" officeooo:paragraph-rsid="015e6105"/>
    </style:style>
    <style:style style:name="P146" style:family="paragraph" style:parent-style-name="Heading_20_3">
      <style:text-properties officeooo:rsid="003bb467" officeooo:paragraph-rsid="0037e13b"/>
    </style:style>
    <style:style style:name="P147" style:family="paragraph" style:parent-style-name="Heading_20_3">
      <style:text-properties officeooo:rsid="0041f39d" officeooo:paragraph-rsid="003bb467"/>
    </style:style>
    <style:style style:name="P148" style:family="paragraph" style:parent-style-name="Heading_20_3">
      <style:text-properties officeooo:rsid="0041f39d" officeooo:paragraph-rsid="009bfcd1"/>
    </style:style>
    <style:style style:name="P149" style:family="paragraph" style:parent-style-name="Heading_20_3">
      <style:text-properties officeooo:rsid="0041f39d" officeooo:paragraph-rsid="00f63a0a"/>
    </style:style>
    <style:style style:name="P150" style:family="paragraph" style:parent-style-name="Heading_20_3">
      <style:text-properties officeooo:rsid="00937c92" officeooo:paragraph-rsid="00937c92"/>
    </style:style>
    <style:style style:name="P151" style:family="paragraph" style:parent-style-name="Heading_20_3">
      <style:text-properties officeooo:rsid="00937c92" officeooo:paragraph-rsid="00f63a0a"/>
    </style:style>
    <style:style style:name="P152" style:family="paragraph" style:parent-style-name="Heading_20_3">
      <style:text-properties officeooo:rsid="00937c92" officeooo:paragraph-rsid="01218689"/>
    </style:style>
    <style:style style:name="P153" style:family="paragraph" style:parent-style-name="Heading_20_3">
      <style:text-properties officeooo:rsid="00937c92" officeooo:paragraph-rsid="015e6105"/>
    </style:style>
    <style:style style:name="P154" style:family="paragraph" style:parent-style-name="Heading_20_3">
      <style:text-properties officeooo:paragraph-rsid="01218689"/>
    </style:style>
    <style:style style:name="P155" style:family="paragraph" style:parent-style-name="Heading_20_3">
      <style:text-properties officeooo:paragraph-rsid="015e6105"/>
    </style:style>
    <style:style style:name="P156" style:family="paragraph" style:parent-style-name="Heading_20_4">
      <style:text-properties officeooo:rsid="0041f39d" officeooo:paragraph-rsid="0041f39d"/>
    </style:style>
    <style:style style:name="P157" style:family="paragraph" style:parent-style-name="Heading_20_4">
      <style:text-properties officeooo:rsid="006f1bbb" officeooo:paragraph-rsid="006f1bbb"/>
    </style:style>
    <style:style style:name="P158" style:family="paragraph" style:parent-style-name="Heading_20_4">
      <style:text-properties officeooo:rsid="00768461" officeooo:paragraph-rsid="00768461"/>
    </style:style>
    <style:style style:name="P159" style:family="paragraph" style:parent-style-name="Heading_20_4">
      <style:text-properties officeooo:rsid="008226b5" officeooo:paragraph-rsid="008226b5"/>
    </style:style>
    <style:style style:name="P160" style:family="paragraph" style:parent-style-name="Heading_20_4">
      <style:text-properties officeooo:rsid="009bfcd1" officeooo:paragraph-rsid="009bfcd1"/>
    </style:style>
    <style:style style:name="P161" style:family="paragraph" style:parent-style-name="Heading_20_4">
      <style:text-properties officeooo:rsid="00ad05cc" officeooo:paragraph-rsid="00ad05cc"/>
    </style:style>
    <style:style style:name="P162" style:family="paragraph" style:parent-style-name="Heading_20_4">
      <style:text-properties officeooo:rsid="00ad05cc" officeooo:paragraph-rsid="00f63a0a"/>
    </style:style>
    <style:style style:name="P163" style:family="paragraph" style:parent-style-name="Heading_20_4">
      <style:text-properties officeooo:rsid="00ad05cc" officeooo:paragraph-rsid="01218689"/>
    </style:style>
    <style:style style:name="P164" style:family="paragraph" style:parent-style-name="Heading_20_4">
      <style:text-properties officeooo:rsid="00ad05cc" officeooo:paragraph-rsid="015e6105"/>
    </style:style>
    <style:style style:name="P165" style:family="paragraph" style:parent-style-name="Heading_20_4">
      <style:text-properties style:font-name="Liberation Sans" fo:font-style="italic" style:font-style-asian="italic" style:font-style-complex="italic"/>
    </style:style>
    <style:style style:name="P166" style:family="paragraph" style:parent-style-name="Heading_20_4">
      <style:text-properties officeooo:paragraph-rsid="00f63a0a"/>
    </style:style>
    <style:style style:name="P167" style:family="paragraph" style:parent-style-name="Heading_20_4">
      <style:text-properties officeooo:paragraph-rsid="01218689"/>
    </style:style>
    <style:style style:name="P168" style:family="paragraph" style:parent-style-name="Heading_20_4">
      <style:text-properties officeooo:paragraph-rsid="01587d96"/>
    </style:style>
    <style:style style:name="P169" style:family="paragraph" style:parent-style-name="Heading_20_4">
      <style:text-properties officeooo:paragraph-rsid="015e6105"/>
    </style:style>
    <style:style style:name="P170" style:family="paragraph" style:parent-style-name="Text_20_body" style:list-style-name="L1">
      <style:text-properties fo:font-size="12pt" officeooo:rsid="0016a255" officeooo:paragraph-rsid="0016a255" style:font-size-asian="12pt" style:font-size-complex="12pt"/>
    </style:style>
    <style:style style:name="P171" style:family="paragraph" style:parent-style-name="Text_20_body" style:list-style-name="L2">
      <style:text-properties officeooo:paragraph-rsid="00af9b67"/>
    </style:style>
    <style:style style:name="P172" style:family="paragraph" style:parent-style-name="Text_20_body" style:list-style-name="L2">
      <style:text-properties officeooo:paragraph-rsid="00b745e2"/>
    </style:style>
    <style:style style:name="P173" style:family="paragraph" style:parent-style-name="Text_20_body" style:list-style-name="L2">
      <style:text-properties style:font-name="Liberation Serif1" officeooo:rsid="00af9b67" officeooo:paragraph-rsid="00af9b67"/>
    </style:style>
    <style:style style:name="P174" style:family="paragraph" style:parent-style-name="Text_20_body" style:list-style-name="L3">
      <style:text-properties officeooo:paragraph-rsid="0143a07e"/>
    </style:style>
    <style:style style:name="P175" style:family="paragraph" style:parent-style-name="Text_20_body" style:list-style-name="L3">
      <style:text-properties officeooo:paragraph-rsid="014a6cf0"/>
    </style:style>
    <style:style style:name="P176" style:family="paragraph" style:parent-style-name="Text_20_body" style:list-style-name="L3">
      <style:text-properties officeooo:paragraph-rsid="014491fe"/>
    </style:style>
    <style:style style:name="P177" style:family="paragraph" style:parent-style-name="Text_20_body" style:list-style-name="L3">
      <style:text-properties officeooo:paragraph-rsid="0146859f"/>
    </style:style>
    <style:style style:name="P178" style:family="paragraph" style:parent-style-name="Text_20_body">
      <style:text-properties officeooo:rsid="016009b8" officeooo:paragraph-rsid="016878ee"/>
    </style:style>
    <style:style style:name="P179" style:family="paragraph" style:parent-style-name="Text_20_body">
      <style:text-properties officeooo:rsid="016e28de" officeooo:paragraph-rsid="016e28de"/>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fo:font-size="16pt" officeooo:rsid="0163a2a7" style:font-size-asian="16pt" style:font-size-complex="16pt"/>
    </style:style>
    <style:style style:name="T4" style:family="text">
      <style:text-properties officeooo:rsid="00184d6b"/>
    </style:style>
    <style:style style:name="T5" style:family="text">
      <style:text-properties officeooo:rsid="0018c09b"/>
    </style:style>
    <style:style style:name="T6" style:family="text">
      <style:text-properties officeooo:rsid="001a0e33"/>
    </style:style>
    <style:style style:name="T7" style:family="text">
      <style:text-properties officeooo:rsid="001cb2c0"/>
    </style:style>
    <style:style style:name="T8" style:family="text">
      <style:text-properties style:font-name="Liberation Serif"/>
    </style:style>
    <style:style style:name="T9" style:family="text">
      <style:text-properties style:font-name="Liberation Serif" officeooo:rsid="0022bd42"/>
    </style:style>
    <style:style style:name="T10" style:family="text">
      <style:text-properties style:font-name="Liberation Serif" officeooo:rsid="0025a86f"/>
    </style:style>
    <style:style style:name="T11" style:family="text">
      <style:text-properties style:font-name="Liberation Serif" officeooo:rsid="00276ecd"/>
    </style:style>
    <style:style style:name="T12" style:family="text">
      <style:text-properties style:font-name="Liberation Serif" officeooo:rsid="001cb2c0"/>
    </style:style>
    <style:style style:name="T13" style:family="text">
      <style:text-properties style:font-name="Liberation Serif" officeooo:rsid="0029348d"/>
    </style:style>
    <style:style style:name="T14" style:family="text">
      <style:text-properties style:font-name="Liberation Serif" officeooo:rsid="0029c6e1"/>
    </style:style>
    <style:style style:name="T15" style:family="text">
      <style:text-properties style:font-name="Liberation Serif" officeooo:rsid="0033e868"/>
    </style:style>
    <style:style style:name="T16" style:family="text">
      <style:text-properties style:font-name="Liberation Serif" officeooo:rsid="0035c5d4"/>
    </style:style>
    <style:style style:name="T17" style:family="text">
      <style:text-properties style:font-name="Liberation Serif" officeooo:rsid="00479665"/>
    </style:style>
    <style:style style:name="T18" style:family="text">
      <style:text-properties style:font-name="Liberation Serif" officeooo:rsid="0048723d"/>
    </style:style>
    <style:style style:name="T19" style:family="text">
      <style:text-properties style:font-name="Liberation Serif" officeooo:rsid="0049f2cc"/>
    </style:style>
    <style:style style:name="T20" style:family="text">
      <style:text-properties style:font-name="Liberation Serif" officeooo:rsid="004a1d58"/>
    </style:style>
    <style:style style:name="T21" style:family="text">
      <style:text-properties style:font-name="Liberation Serif" officeooo:rsid="004ac40e"/>
    </style:style>
    <style:style style:name="T22" style:family="text">
      <style:text-properties style:font-name="Liberation Serif" officeooo:rsid="00755758"/>
    </style:style>
    <style:style style:name="T23" style:family="text">
      <style:text-properties style:font-name="Liberation Serif" officeooo:rsid="00768461"/>
    </style:style>
    <style:style style:name="T24" style:family="text">
      <style:text-properties style:font-name="Liberation Serif" officeooo:rsid="007cb899"/>
    </style:style>
    <style:style style:name="T25" style:family="text">
      <style:text-properties style:font-name="Liberation Serif" officeooo:rsid="007d9774"/>
    </style:style>
    <style:style style:name="T26" style:family="text">
      <style:text-properties style:font-name="Liberation Serif" officeooo:rsid="009052e2"/>
    </style:style>
    <style:style style:name="T27" style:family="text">
      <style:text-properties style:font-name="Liberation Serif" officeooo:rsid="00a3c63c"/>
    </style:style>
    <style:style style:name="T28" style:family="text">
      <style:text-properties style:font-name="Liberation Serif" officeooo:rsid="00a5a637"/>
    </style:style>
    <style:style style:name="T29" style:family="text">
      <style:text-properties style:font-name="Liberation Serif" officeooo:rsid="00a6f332"/>
    </style:style>
    <style:style style:name="T30" style:family="text">
      <style:text-properties style:font-name="Liberation Serif" officeooo:rsid="00a8e749"/>
    </style:style>
    <style:style style:name="T31" style:family="text">
      <style:text-properties style:font-name="Liberation Serif" officeooo:rsid="00a39936"/>
    </style:style>
    <style:style style:name="T32" style:family="text">
      <style:text-properties style:font-name="Liberation Serif" officeooo:rsid="00a9bd53"/>
    </style:style>
    <style:style style:name="T33" style:family="text">
      <style:text-properties style:font-name="Liberation Serif" officeooo:rsid="00ad05cc"/>
    </style:style>
    <style:style style:name="T34" style:family="text">
      <style:text-properties style:font-name="Liberation Serif" officeooo:rsid="00af9b67"/>
    </style:style>
    <style:style style:name="T35" style:family="text">
      <style:text-properties style:font-name="Liberation Serif" fo:font-style="normal" style:font-style-asian="normal" style:font-style-complex="normal"/>
    </style:style>
    <style:style style:name="T36" style:family="text">
      <style:text-properties style:font-name="Liberation Serif" fo:font-style="normal" officeooo:rsid="00af9b67" style:font-style-asian="normal" style:font-style-complex="normal"/>
    </style:style>
    <style:style style:name="T37" style:family="text">
      <style:text-properties style:font-name="Liberation Serif" fo:font-style="normal" officeooo:rsid="00b745e2" style:font-style-asian="normal" style:font-style-complex="normal"/>
    </style:style>
    <style:style style:name="T38" style:family="text">
      <style:text-properties style:font-name="Liberation Serif" fo:font-style="normal" officeooo:rsid="00b85fb9" style:font-style-asian="normal" style:font-style-complex="normal"/>
    </style:style>
    <style:style style:name="T39" style:family="text">
      <style:text-properties style:font-name="Liberation Serif" fo:font-style="normal" officeooo:rsid="00be6729" style:font-style-asian="normal" style:font-style-complex="normal"/>
    </style:style>
    <style:style style:name="T40" style:family="text">
      <style:text-properties style:font-name="Liberation Serif" fo:font-style="normal" officeooo:rsid="00e0465c" style:font-style-asian="normal" style:font-style-complex="normal"/>
    </style:style>
    <style:style style:name="T41" style:family="text">
      <style:text-properties style:font-name="Liberation Serif" fo:font-style="normal" officeooo:rsid="0101581c" style:font-style-asian="normal" style:font-style-complex="normal"/>
    </style:style>
    <style:style style:name="T42" style:family="text">
      <style:text-properties style:font-name="Liberation Serif" fo:font-style="normal" officeooo:rsid="01045b80" style:font-style-asian="normal" style:font-style-complex="normal"/>
    </style:style>
    <style:style style:name="T43" style:family="text">
      <style:text-properties style:font-name="Liberation Serif" fo:font-style="normal" officeooo:rsid="01063f30" style:font-style-asian="normal" style:font-style-complex="normal"/>
    </style:style>
    <style:style style:name="T44" style:family="text">
      <style:text-properties style:font-name="Liberation Serif" fo:font-style="normal" officeooo:rsid="01084d89" style:font-style-asian="normal" style:font-style-complex="normal"/>
    </style:style>
    <style:style style:name="T45" style:family="text">
      <style:text-properties style:font-name="Liberation Serif" fo:font-style="normal" officeooo:rsid="0109cc49" style:font-style-asian="normal" style:font-style-complex="normal"/>
    </style:style>
    <style:style style:name="T46" style:family="text">
      <style:text-properties style:font-name="Liberation Serif" fo:font-style="normal" officeooo:rsid="010babbd" style:font-style-asian="normal" style:font-style-complex="normal"/>
    </style:style>
    <style:style style:name="T47" style:family="text">
      <style:text-properties style:font-name="Liberation Serif" fo:font-style="normal" officeooo:rsid="010d2f3b" style:font-style-asian="normal" style:font-style-complex="normal"/>
    </style:style>
    <style:style style:name="T48" style:family="text">
      <style:text-properties style:font-name="Liberation Serif" fo:font-style="normal" officeooo:rsid="01359cba" style:font-style-asian="normal" style:font-style-complex="normal"/>
    </style:style>
    <style:style style:name="T49" style:family="text">
      <style:text-properties style:font-name="Liberation Serif" fo:font-style="normal" officeooo:rsid="0135c115" style:font-style-asian="normal" style:font-style-complex="normal"/>
    </style:style>
    <style:style style:name="T50" style:family="text">
      <style:text-properties style:font-name="Liberation Serif" fo:font-style="normal" officeooo:rsid="013603b1" style:font-style-asian="normal" style:font-style-complex="normal"/>
    </style:style>
    <style:style style:name="T51" style:family="text">
      <style:text-properties style:font-name="Liberation Serif" fo:font-style="normal" officeooo:rsid="014491fe" style:font-style-asian="normal" style:font-style-complex="normal"/>
    </style:style>
    <style:style style:name="T52" style:family="text">
      <style:text-properties style:font-name="Liberation Serif" fo:font-style="normal" officeooo:rsid="0146859f" style:font-style-asian="normal" style:font-style-complex="normal"/>
    </style:style>
    <style:style style:name="T53" style:family="text">
      <style:text-properties style:font-name="Liberation Serif" fo:font-style="normal" officeooo:rsid="0146b85c" style:font-style-asian="normal" style:font-style-complex="normal"/>
    </style:style>
    <style:style style:name="T54" style:family="text">
      <style:text-properties style:font-name="Liberation Serif" fo:font-style="normal" officeooo:rsid="014d5c6e" style:font-style-asian="normal" style:font-style-complex="normal"/>
    </style:style>
    <style:style style:name="T55" style:family="text">
      <style:text-properties style:font-name="Liberation Serif" fo:font-style="normal" officeooo:rsid="014e00f2" style:font-style-asian="normal" style:font-style-complex="normal"/>
    </style:style>
    <style:style style:name="T56" style:family="text">
      <style:text-properties style:font-name="Liberation Serif" fo:font-style="normal" style:text-underline-style="none" style:font-style-asian="normal" style:font-style-complex="normal"/>
    </style:style>
    <style:style style:name="T57" style:family="text">
      <style:text-properties style:font-name="Liberation Serif" fo:font-style="normal" style:text-underline-style="none" officeooo:rsid="0137dfb3" style:font-style-asian="normal" style:font-style-complex="normal"/>
    </style:style>
    <style:style style:name="T58" style:family="text">
      <style:text-properties style:font-name="Liberation Serif" fo:font-style="normal" style:text-underline-style="none" officeooo:rsid="01398e3a" style:font-style-asian="normal" style:font-style-complex="normal"/>
    </style:style>
    <style:style style:name="T59" style:family="text">
      <style:text-properties style:font-name="Liberation Serif" fo:font-style="normal" style:text-underline-style="none" officeooo:rsid="013a7abd" style:font-style-asian="normal" style:font-style-complex="normal"/>
    </style:style>
    <style:style style:name="T60" style:family="text">
      <style:text-properties style:font-name="Liberation Serif" fo:font-style="normal" style:text-underline-style="none" officeooo:rsid="013c5d35" style:font-style-asian="normal" style:font-style-complex="normal"/>
    </style:style>
    <style:style style:name="T61" style:family="text">
      <style:text-properties style:font-name="Liberation Serif" fo:font-style="normal" style:text-underline-style="none" officeooo:rsid="013c8c07" style:font-style-asian="normal" style:font-style-complex="normal"/>
    </style:style>
    <style:style style:name="T62" style:family="text">
      <style:text-properties style:font-name="Liberation Serif" fo:font-style="normal" style:text-underline-style="none" officeooo:rsid="013d5299" style:font-style-asian="normal" style:font-style-complex="normal"/>
    </style:style>
    <style:style style:name="T63" style:family="text">
      <style:text-properties style:font-name="Liberation Serif" officeooo:rsid="00c40122"/>
    </style:style>
    <style:style style:name="T64" style:family="text">
      <style:text-properties style:font-name="Liberation Serif" officeooo:rsid="00c5d5d8"/>
    </style:style>
    <style:style style:name="T65" style:family="text">
      <style:text-properties style:font-name="Liberation Serif" officeooo:rsid="00d0ba50"/>
    </style:style>
    <style:style style:name="T66" style:family="text">
      <style:text-properties style:font-name="Liberation Serif" officeooo:rsid="00d36e71"/>
    </style:style>
    <style:style style:name="T67" style:family="text">
      <style:text-properties style:font-name="Liberation Serif" officeooo:rsid="00feaf87"/>
    </style:style>
    <style:style style:name="T68" style:family="text">
      <style:text-properties style:font-name="Liberation Serif" officeooo:rsid="00fecccd"/>
    </style:style>
    <style:style style:name="T69" style:family="text">
      <style:text-properties style:font-name="Liberation Serif" officeooo:rsid="0100801d"/>
    </style:style>
    <style:style style:name="T70" style:family="text">
      <style:text-properties style:font-name="Liberation Serif" officeooo:rsid="0101581c"/>
    </style:style>
    <style:style style:name="T71" style:family="text">
      <style:text-properties style:font-name="Liberation Serif" fo:font-style="italic" officeooo:rsid="0101581c" style:font-style-asian="italic" style:font-style-complex="italic"/>
    </style:style>
    <style:style style:name="T72" style:family="text">
      <style:text-properties style:font-name="Liberation Serif" fo:font-style="italic" officeooo:rsid="01359cba" style:font-style-asian="italic" style:font-style-complex="italic"/>
    </style:style>
    <style:style style:name="T73" style:family="text">
      <style:text-properties style:font-name="Liberation Serif" fo:font-style="italic" officeooo:rsid="0135c115" style:font-style-asian="italic" style:font-style-complex="italic"/>
    </style:style>
    <style:style style:name="T74" style:family="text">
      <style:text-properties style:font-name="Liberation Serif" officeooo:rsid="010307f3"/>
    </style:style>
    <style:style style:name="T75" style:family="text">
      <style:text-properties style:font-name="Liberation Serif" officeooo:rsid="010e50c4"/>
    </style:style>
    <style:style style:name="T76" style:family="text">
      <style:text-properties style:font-name="Liberation Serif" officeooo:rsid="010fa8c9"/>
    </style:style>
    <style:style style:name="T77" style:family="text">
      <style:text-properties style:font-name="Liberation Serif" officeooo:rsid="01119e85"/>
    </style:style>
    <style:style style:name="T78" style:family="text">
      <style:text-properties style:font-name="Liberation Serif" officeooo:rsid="01129d01"/>
    </style:style>
    <style:style style:name="T79" style:family="text">
      <style:text-properties style:font-name="Liberation Serif" officeooo:rsid="0113a6da"/>
    </style:style>
    <style:style style:name="T80" style:family="text">
      <style:text-properties style:font-name="Liberation Serif" officeooo:rsid="0116c069"/>
    </style:style>
    <style:style style:name="T81" style:family="text">
      <style:text-properties style:font-name="Liberation Serif" officeooo:rsid="0117f067"/>
    </style:style>
    <style:style style:name="T82" style:family="text">
      <style:text-properties style:font-name="Liberation Serif" officeooo:rsid="0133642e"/>
    </style:style>
    <style:style style:name="T83" style:family="text">
      <style:text-properties style:font-name="Liberation Serif" officeooo:rsid="01353a13"/>
    </style:style>
    <style:style style:name="T84" style:family="text">
      <style:text-properties style:font-name="Liberation Serif" officeooo:rsid="01359cba"/>
    </style:style>
    <style:style style:name="T85" style:family="text">
      <style:text-properties style:font-name="Liberation Serif" officeooo:rsid="015820fb"/>
    </style:style>
    <style:style style:name="T86" style:family="text">
      <style:text-properties style:font-name="Liberation Serif" officeooo:rsid="01587d96"/>
    </style:style>
    <style:style style:name="T87" style:family="text">
      <style:text-properties style:font-name="Liberation Serif" officeooo:rsid="015a33dd"/>
    </style:style>
    <style:style style:name="T88" style:family="text">
      <style:text-properties style:font-name="Liberation Serif1"/>
    </style:style>
    <style:style style:name="T89" style:family="text">
      <style:text-properties style:font-name="Liberation Serif1" officeooo:rsid="0022bd42"/>
    </style:style>
    <style:style style:name="T90" style:family="text">
      <style:text-properties style:font-name="Liberation Serif1" officeooo:rsid="0025a86f"/>
    </style:style>
    <style:style style:name="T91" style:family="text">
      <style:text-properties style:font-name="Liberation Serif1" officeooo:rsid="0029c6e1"/>
    </style:style>
    <style:style style:name="T92" style:family="text">
      <style:text-properties style:font-name="Liberation Serif1" officeooo:rsid="002a64f0"/>
    </style:style>
    <style:style style:name="T93" style:family="text">
      <style:text-properties style:font-name="Liberation Serif1" officeooo:rsid="002ba9f4"/>
    </style:style>
    <style:style style:name="T94" style:family="text">
      <style:text-properties style:font-name="Liberation Serif1" officeooo:rsid="002c1869"/>
    </style:style>
    <style:style style:name="T95" style:family="text">
      <style:text-properties style:font-name="Liberation Serif1" officeooo:rsid="002cd63b"/>
    </style:style>
    <style:style style:name="T96" style:family="text">
      <style:text-properties style:font-name="Liberation Serif1" officeooo:rsid="002d871d"/>
    </style:style>
    <style:style style:name="T97" style:family="text">
      <style:text-properties style:font-name="Liberation Serif1" officeooo:rsid="002ee7b8"/>
    </style:style>
    <style:style style:name="T98" style:family="text">
      <style:text-properties style:font-name="Liberation Serif1" officeooo:rsid="002f7870"/>
    </style:style>
    <style:style style:name="T99" style:family="text">
      <style:text-properties style:font-name="Liberation Serif1" officeooo:rsid="00306244"/>
    </style:style>
    <style:style style:name="T100" style:family="text">
      <style:text-properties style:font-name="Liberation Serif1" officeooo:rsid="0030a11a"/>
    </style:style>
    <style:style style:name="T101" style:family="text">
      <style:text-properties style:font-name="Liberation Serif1" officeooo:rsid="00323073"/>
    </style:style>
    <style:style style:name="T102" style:family="text">
      <style:text-properties style:font-name="Liberation Serif1" officeooo:rsid="0033e868"/>
    </style:style>
    <style:style style:name="T103" style:family="text">
      <style:text-properties style:font-name="Liberation Serif1" officeooo:rsid="0035c5d4"/>
    </style:style>
    <style:style style:name="T104" style:family="text">
      <style:text-properties style:font-name="Liberation Serif1" officeooo:rsid="00364c1f"/>
    </style:style>
    <style:style style:name="T105" style:family="text">
      <style:text-properties style:font-name="Liberation Serif1" officeooo:rsid="0037e13b"/>
    </style:style>
    <style:style style:name="T106" style:family="text">
      <style:text-properties style:font-name="Liberation Serif1" officeooo:rsid="0050ef50"/>
    </style:style>
    <style:style style:name="T107" style:family="text">
      <style:text-properties style:font-name="Liberation Serif1" officeooo:rsid="0067fc57"/>
    </style:style>
    <style:style style:name="T108" style:family="text">
      <style:text-properties style:font-name="Liberation Serif1" officeooo:rsid="007cb899"/>
    </style:style>
    <style:style style:name="T109" style:family="text">
      <style:text-properties style:font-name="Liberation Serif1" officeooo:rsid="007d9774"/>
    </style:style>
    <style:style style:name="T110" style:family="text">
      <style:text-properties style:font-name="Liberation Serif1" officeooo:rsid="007ecc71"/>
    </style:style>
    <style:style style:name="T111" style:family="text">
      <style:text-properties style:font-name="Liberation Serif1" officeooo:rsid="008086b0"/>
    </style:style>
    <style:style style:name="T112" style:family="text">
      <style:text-properties style:font-name="Liberation Serif1" officeooo:rsid="0080ed33"/>
    </style:style>
    <style:style style:name="T113" style:family="text">
      <style:text-properties style:font-name="Liberation Serif1" officeooo:rsid="008226b5"/>
    </style:style>
    <style:style style:name="T114" style:family="text">
      <style:text-properties style:font-name="Liberation Serif1" officeooo:rsid="00ab6e16"/>
    </style:style>
    <style:style style:name="T115" style:family="text">
      <style:text-properties style:font-name="Liberation Serif1" officeooo:rsid="00ad05cc"/>
    </style:style>
    <style:style style:name="T116" style:family="text">
      <style:text-properties style:font-name="Liberation Serif1" officeooo:rsid="00ae3194"/>
    </style:style>
    <style:style style:name="T117" style:family="text">
      <style:text-properties style:font-name="Liberation Serif1" officeooo:rsid="00aed5b5"/>
    </style:style>
    <style:style style:name="T118" style:family="text">
      <style:text-properties style:font-name="Liberation Serif1" officeooo:rsid="00af9b67"/>
    </style:style>
    <style:style style:name="T119" style:family="text">
      <style:text-properties style:font-name="Liberation Serif1" fo:font-style="italic" style:font-style-asian="italic" style:font-style-complex="italic"/>
    </style:style>
    <style:style style:name="T120" style:family="text">
      <style:text-properties style:font-name="Liberation Serif1" fo:font-style="italic" officeooo:rsid="00af9b67" style:font-style-asian="italic" style:font-style-complex="italic"/>
    </style:style>
    <style:style style:name="T121" style:family="text">
      <style:text-properties style:font-name="Liberation Serif1" fo:font-style="italic" officeooo:rsid="0161fc8a" style:font-style-asian="italic" style:font-style-complex="italic"/>
    </style:style>
    <style:style style:name="T122" style:family="text">
      <style:text-properties style:font-name="Liberation Serif1" fo:font-style="normal" style:font-style-asian="normal" style:font-style-complex="normal"/>
    </style:style>
    <style:style style:name="T123" style:family="text">
      <style:text-properties style:font-name="Liberation Serif1" fo:font-style="normal" officeooo:rsid="00af9b67" style:font-style-asian="normal" style:font-style-complex="normal"/>
    </style:style>
    <style:style style:name="T124" style:family="text">
      <style:text-properties style:font-name="Liberation Serif1" fo:font-style="normal" officeooo:rsid="00ad05cc" style:font-style-asian="normal" style:font-style-complex="normal"/>
    </style:style>
    <style:style style:name="T125" style:family="text">
      <style:text-properties style:font-name="Liberation Serif1" fo:font-style="normal" officeooo:rsid="00b745e2" style:font-style-asian="normal" style:font-style-complex="normal"/>
    </style:style>
    <style:style style:name="T126" style:family="text">
      <style:text-properties style:font-name="Liberation Serif1" fo:font-style="normal" officeooo:rsid="00b85fb9" style:font-style-asian="normal" style:font-style-complex="normal"/>
    </style:style>
    <style:style style:name="T127" style:family="text">
      <style:text-properties style:font-name="Liberation Serif1" fo:font-style="normal" officeooo:rsid="00e0465c" style:font-style-asian="normal" style:font-style-complex="normal"/>
    </style:style>
    <style:style style:name="T128" style:family="text">
      <style:text-properties style:font-name="Liberation Serif1" fo:font-style="normal" officeooo:rsid="016668b3" style:font-style-asian="normal" style:font-style-complex="normal"/>
    </style:style>
    <style:style style:name="T129" style:family="text">
      <style:text-properties style:font-name="Liberation Serif1" fo:font-style="normal" officeooo:rsid="01669ccb" style:font-style-asian="normal" style:font-style-complex="normal"/>
    </style:style>
    <style:style style:name="T130" style:family="text">
      <style:text-properties style:font-name="Liberation Serif1" fo:font-style="normal" officeooo:rsid="0166a8f1" style:font-style-asian="normal" style:font-style-complex="normal"/>
    </style:style>
    <style:style style:name="T131" style:family="text">
      <style:text-properties style:font-name="Liberation Serif1" fo:font-style="normal" officeooo:rsid="016878ee" style:font-style-asian="normal" style:font-style-complex="normal"/>
    </style:style>
    <style:style style:name="T132" style:family="text">
      <style:text-properties style:font-name="Liberation Serif1" fo:font-style="normal" officeooo:rsid="01697ce3" style:font-style-asian="normal" style:font-style-complex="normal"/>
    </style:style>
    <style:style style:name="T133" style:family="text">
      <style:text-properties style:font-name="Liberation Serif1" fo:font-style="normal" officeooo:rsid="016b2307" style:font-style-asian="normal" style:font-style-complex="normal"/>
    </style:style>
    <style:style style:name="T134" style:family="text">
      <style:text-properties style:font-name="Liberation Serif1" fo:font-style="normal" officeooo:rsid="016cd4b3" style:font-style-asian="normal" style:font-style-complex="normal"/>
    </style:style>
    <style:style style:name="T135" style:family="text">
      <style:text-properties style:font-name="Liberation Serif1" officeooo:rsid="00b548a5"/>
    </style:style>
    <style:style style:name="T136" style:family="text">
      <style:text-properties style:font-name="Liberation Serif1" officeooo:rsid="00b60345"/>
    </style:style>
    <style:style style:name="T137" style:family="text">
      <style:text-properties style:font-name="Liberation Serif1" officeooo:rsid="00fa29bc"/>
    </style:style>
    <style:style style:name="T138" style:family="text">
      <style:text-properties style:font-name="Liberation Serif1" officeooo:rsid="00fc26ed"/>
    </style:style>
    <style:style style:name="T139" style:family="text">
      <style:text-properties style:font-name="Liberation Serif1" officeooo:rsid="00feaf87"/>
    </style:style>
    <style:style style:name="T140" style:family="text">
      <style:text-properties style:font-name="Liberation Serif1" officeooo:rsid="00fecccd"/>
    </style:style>
    <style:style style:name="T141" style:family="text">
      <style:text-properties style:font-name="Liberation Serif1" officeooo:rsid="0116c069"/>
    </style:style>
    <style:style style:name="T142" style:family="text">
      <style:text-properties style:font-name="Liberation Serif1" officeooo:rsid="0117f067"/>
    </style:style>
    <style:style style:name="T143" style:family="text">
      <style:text-properties style:font-name="Liberation Serif1" officeooo:rsid="011a19bc"/>
    </style:style>
    <style:style style:name="T144" style:family="text">
      <style:text-properties style:font-name="Liberation Serif1" officeooo:rsid="015a33dd"/>
    </style:style>
    <style:style style:name="T145" style:family="text">
      <style:text-properties style:font-name="Liberation Serif1" officeooo:rsid="015a5284"/>
    </style:style>
    <style:style style:name="T146" style:family="text">
      <style:text-properties style:font-name="Liberation Serif1" officeooo:rsid="015b4bb9"/>
    </style:style>
    <style:style style:name="T147" style:family="text">
      <style:text-properties officeooo:rsid="001d5717"/>
    </style:style>
    <style:style style:name="T148" style:family="text">
      <style:text-properties officeooo:rsid="00202624"/>
    </style:style>
    <style:style style:name="T149" style:family="text">
      <style:text-properties officeooo:rsid="0022bd42"/>
    </style:style>
    <style:style style:name="T150" style:family="text">
      <style:text-properties officeooo:rsid="00276ecd"/>
    </style:style>
    <style:style style:name="T151" style:family="text">
      <style:text-properties officeooo:rsid="002780e1"/>
    </style:style>
    <style:style style:name="T152" style:family="text">
      <style:text-properties style:text-position="super 58%" style:font-name="Liberation Serif1" officeooo:rsid="0033e868"/>
    </style:style>
    <style:style style:name="T153" style:family="text">
      <style:text-properties style:text-position="0% 100%" style:font-name="Liberation Serif1" officeooo:rsid="0033e868"/>
    </style:style>
    <style:style style:name="T154" style:family="text">
      <style:text-properties style:text-position="0% 100%" style:font-name="Liberation Serif1" fo:font-style="italic" officeooo:rsid="0033e868" style:font-style-asian="italic" style:font-style-complex="italic"/>
    </style:style>
    <style:style style:name="T155" style:family="text">
      <style:text-properties style:text-position="0% 100%" style:font-name="Liberation Serif1" fo:font-style="normal" officeooo:rsid="0033e868" style:font-style-asian="normal" style:font-style-complex="normal"/>
    </style:style>
    <style:style style:name="T156" style:family="text">
      <style:text-properties style:text-position="0% 100%" style:font-name="Liberation Serif1" fo:font-style="normal" officeooo:rsid="0035c5d4" style:font-style-asian="normal" style:font-style-complex="normal"/>
    </style:style>
    <style:style style:name="T157" style:family="text">
      <style:text-properties officeooo:rsid="0043dccf"/>
    </style:style>
    <style:style style:name="T158" style:family="text">
      <style:text-properties officeooo:rsid="00452ef9"/>
    </style:style>
    <style:style style:name="T159" style:family="text">
      <style:text-properties officeooo:rsid="004b5045"/>
    </style:style>
    <style:style style:name="T160" style:family="text">
      <style:text-properties officeooo:rsid="0050ef50"/>
    </style:style>
    <style:style style:name="T161" style:family="text">
      <style:text-properties officeooo:rsid="00511624"/>
    </style:style>
    <style:style style:name="T162" style:family="text">
      <style:text-properties officeooo:rsid="00520147"/>
    </style:style>
    <style:style style:name="T163" style:family="text">
      <style:text-properties officeooo:rsid="0053c39d"/>
    </style:style>
    <style:style style:name="T164" style:family="text">
      <style:text-properties officeooo:rsid="0057b79c"/>
    </style:style>
    <style:style style:name="T165" style:family="text">
      <style:text-properties officeooo:rsid="005a5a46"/>
    </style:style>
    <style:style style:name="T166" style:family="text">
      <style:text-properties officeooo:rsid="005cda1b"/>
    </style:style>
    <style:style style:name="T167" style:family="text">
      <style:text-properties officeooo:rsid="0060be4d"/>
    </style:style>
    <style:style style:name="T168" style:family="text">
      <style:text-properties officeooo:rsid="006256f6"/>
    </style:style>
    <style:style style:name="T169" style:family="text">
      <style:text-properties officeooo:rsid="006cf92f"/>
    </style:style>
    <style:style style:name="T170" style:family="text">
      <style:text-properties officeooo:rsid="006d5100"/>
    </style:style>
    <style:style style:name="T171" style:family="text">
      <style:text-properties officeooo:rsid="006f1bbb"/>
    </style:style>
    <style:style style:name="T172" style:family="text">
      <style:text-properties officeooo:rsid="00707320"/>
    </style:style>
    <style:style style:name="T173" style:family="text">
      <style:text-properties officeooo:rsid="0070b254"/>
    </style:style>
    <style:style style:name="T174" style:family="text">
      <style:text-properties officeooo:rsid="00716ca9"/>
    </style:style>
    <style:style style:name="T175" style:family="text">
      <style:text-properties officeooo:rsid="0071d602"/>
    </style:style>
    <style:style style:name="T176" style:family="text">
      <style:text-properties officeooo:rsid="00755758"/>
    </style:style>
    <style:style style:name="T177" style:family="text">
      <style:text-properties officeooo:rsid="00768461"/>
    </style:style>
    <style:style style:name="T178" style:family="text">
      <style:text-properties fo:font-style="normal" fo:font-weight="normal" officeooo:rsid="00768461" style:font-style-asian="normal" style:font-weight-asian="normal" style:font-style-complex="normal" style:font-weight-complex="normal"/>
    </style:style>
    <style:style style:name="T179" style:family="text">
      <style:text-properties fo:font-style="normal" fo:font-weight="normal" officeooo:rsid="007cb899" style:font-style-asian="normal" style:font-weight-asian="normal" style:font-style-complex="normal" style:font-weight-complex="normal"/>
    </style:style>
    <style:style style:name="T180" style:family="text">
      <style:text-properties fo:font-style="normal" style:font-style-asian="normal" style:font-style-complex="normal"/>
    </style:style>
    <style:style style:name="T181" style:family="text">
      <style:text-properties fo:font-style="normal" officeooo:rsid="00f20f1c" style:font-style-asian="normal" style:font-style-complex="normal"/>
    </style:style>
    <style:style style:name="T182" style:family="text">
      <style:text-properties fo:font-style="normal" officeooo:rsid="01084d89" style:font-style-asian="normal" style:font-style-complex="normal"/>
    </style:style>
    <style:style style:name="T183" style:family="text">
      <style:text-properties fo:font-style="normal" officeooo:rsid="012574d9" style:font-style-asian="normal" style:font-style-complex="normal"/>
    </style:style>
    <style:style style:name="T184" style:family="text">
      <style:text-properties fo:font-style="normal" officeooo:rsid="0142402b" style:font-style-asian="normal" style:font-style-complex="normal"/>
    </style:style>
    <style:style style:name="T185" style:family="text">
      <style:text-properties fo:font-style="normal" officeooo:rsid="0143a07e" style:font-style-asian="normal" style:font-style-complex="normal"/>
    </style:style>
    <style:style style:name="T186" style:family="text">
      <style:text-properties fo:font-style="normal" officeooo:rsid="014491fe" style:font-style-asian="normal" style:font-style-complex="normal"/>
    </style:style>
    <style:style style:name="T187" style:family="text">
      <style:text-properties fo:font-style="normal" officeooo:rsid="01453226" style:font-style-asian="normal" style:font-style-complex="normal"/>
    </style:style>
    <style:style style:name="T188" style:family="text">
      <style:text-properties fo:font-style="normal" officeooo:rsid="0146859f" style:font-style-asian="normal" style:font-style-complex="normal"/>
    </style:style>
    <style:style style:name="T189" style:family="text">
      <style:text-properties fo:font-style="normal" officeooo:rsid="0146b85c" style:font-style-asian="normal" style:font-style-complex="normal"/>
    </style:style>
    <style:style style:name="T190" style:family="text">
      <style:text-properties fo:font-style="normal" officeooo:rsid="014a6cf0" style:font-style-asian="normal" style:font-style-complex="normal"/>
    </style:style>
    <style:style style:name="T191" style:family="text">
      <style:text-properties fo:font-style="normal" officeooo:rsid="014c03ce" style:font-style-asian="normal" style:font-style-complex="normal"/>
    </style:style>
    <style:style style:name="T192" style:family="text">
      <style:text-properties fo:font-style="normal" officeooo:rsid="014c5022" style:font-style-asian="normal" style:font-style-complex="normal"/>
    </style:style>
    <style:style style:name="T193" style:family="text">
      <style:text-properties fo:font-style="normal" officeooo:rsid="014d5c6e" style:font-style-asian="normal" style:font-style-complex="normal"/>
    </style:style>
    <style:style style:name="T194" style:family="text">
      <style:text-properties fo:font-style="normal" officeooo:rsid="014d8f67" style:font-style-asian="normal" style:font-style-complex="normal"/>
    </style:style>
    <style:style style:name="T195" style:family="text">
      <style:text-properties fo:font-style="normal" officeooo:rsid="014eef9b" style:font-style-asian="normal" style:font-style-complex="normal"/>
    </style:style>
    <style:style style:name="T196" style:family="text">
      <style:text-properties fo:font-style="normal" officeooo:rsid="014fc2d9" style:font-style-asian="normal" style:font-style-complex="normal"/>
    </style:style>
    <style:style style:name="T197" style:family="text">
      <style:text-properties fo:font-style="normal" officeooo:rsid="0150fedc" style:font-style-asian="normal" style:font-style-complex="normal"/>
    </style:style>
    <style:style style:name="T198" style:family="text">
      <style:text-properties fo:font-style="normal" style:text-underline-style="solid" style:text-underline-width="auto" style:text-underline-color="font-color" officeooo:rsid="012574d9" style:font-style-asian="normal" style:font-style-complex="normal"/>
    </style:style>
    <style:style style:name="T199" style:family="text">
      <style:text-properties fo:font-style="normal" style:text-underline-style="solid" style:text-underline-width="auto" style:text-underline-color="font-color" officeooo:rsid="01273788" style:font-style-asian="normal" style:font-style-complex="normal"/>
    </style:style>
    <style:style style:name="T200" style:family="text">
      <style:text-properties fo:font-style="normal" style:text-underline-style="none" style:font-style-asian="normal" style:font-style-complex="normal"/>
    </style:style>
    <style:style style:name="T201" style:family="text">
      <style:text-properties fo:font-style="normal" style:text-underline-style="none" officeooo:rsid="012574d9" style:font-style-asian="normal" style:font-style-complex="normal"/>
    </style:style>
    <style:style style:name="T202" style:family="text">
      <style:text-properties fo:font-style="normal" style:text-underline-style="none" officeooo:rsid="01273788" style:font-style-asian="normal" style:font-style-complex="normal"/>
    </style:style>
    <style:style style:name="T203" style:family="text">
      <style:text-properties officeooo:rsid="00793b8d"/>
    </style:style>
    <style:style style:name="T204" style:family="text">
      <style:text-properties officeooo:rsid="007945b2"/>
    </style:style>
    <style:style style:name="T205" style:family="text">
      <style:text-properties officeooo:rsid="0079ac11"/>
    </style:style>
    <style:style style:name="T206" style:family="text">
      <style:text-properties officeooo:rsid="007b3025"/>
    </style:style>
    <style:style style:name="T207" style:family="text">
      <style:text-properties fo:font-size="12pt" officeooo:rsid="0016a255" style:font-size-asian="12pt" style:font-size-complex="12pt"/>
    </style:style>
    <style:style style:name="T208" style:family="text">
      <style:text-properties officeooo:rsid="007cb899"/>
    </style:style>
    <style:style style:name="T209" style:family="text">
      <style:text-properties officeooo:rsid="007d9774"/>
    </style:style>
    <style:style style:name="T210" style:family="text">
      <style:text-properties officeooo:rsid="0083d07e"/>
    </style:style>
    <style:style style:name="T211" style:family="text">
      <style:text-properties officeooo:rsid="00840ed7"/>
    </style:style>
    <style:style style:name="T212" style:family="text">
      <style:text-properties officeooo:rsid="0084e61d"/>
    </style:style>
    <style:style style:name="T213" style:family="text">
      <style:text-properties officeooo:rsid="00883930"/>
    </style:style>
    <style:style style:name="T214" style:family="text">
      <style:text-properties officeooo:rsid="00898a28"/>
    </style:style>
    <style:style style:name="T215" style:family="text">
      <style:text-properties officeooo:rsid="008a4e14"/>
    </style:style>
    <style:style style:name="T216" style:family="text">
      <style:text-properties officeooo:rsid="008b3954"/>
    </style:style>
    <style:style style:name="T217" style:family="text">
      <style:text-properties officeooo:rsid="008b39f8"/>
    </style:style>
    <style:style style:name="T218" style:family="text">
      <style:text-properties officeooo:rsid="008c4fe0"/>
    </style:style>
    <style:style style:name="T219" style:family="text">
      <style:text-properties officeooo:rsid="008dad21"/>
    </style:style>
    <style:style style:name="T220" style:family="text">
      <style:text-properties officeooo:rsid="008ec5e4"/>
    </style:style>
    <style:style style:name="T221" style:family="text">
      <style:text-properties officeooo:rsid="008f1a41"/>
    </style:style>
    <style:style style:name="T222" style:family="text">
      <style:text-properties officeooo:rsid="0094db5e"/>
    </style:style>
    <style:style style:name="T223" style:family="text">
      <style:text-properties officeooo:rsid="00966994"/>
    </style:style>
    <style:style style:name="T224" style:family="text">
      <style:text-properties officeooo:rsid="0097725f"/>
    </style:style>
    <style:style style:name="T225" style:family="text">
      <style:text-properties officeooo:rsid="00995617"/>
    </style:style>
    <style:style style:name="T226" style:family="text">
      <style:text-properties officeooo:rsid="0099ac32"/>
    </style:style>
    <style:style style:name="T227" style:family="text">
      <style:text-properties officeooo:rsid="0099eca3"/>
    </style:style>
    <style:style style:name="T228" style:family="text">
      <style:text-properties officeooo:rsid="009bc166"/>
    </style:style>
    <style:style style:name="T229" style:family="text">
      <style:text-properties officeooo:rsid="009bfcd1"/>
    </style:style>
    <style:style style:name="T230" style:family="text">
      <style:text-properties officeooo:rsid="009d7665"/>
    </style:style>
    <style:style style:name="T231" style:family="text">
      <style:text-properties officeooo:rsid="009f3287"/>
    </style:style>
    <style:style style:name="T232" style:family="text">
      <style:text-properties officeooo:rsid="00a1cd3b"/>
    </style:style>
    <style:style style:name="T233" style:family="text">
      <style:text-properties officeooo:rsid="00a39936"/>
    </style:style>
    <style:style style:name="T234" style:family="text">
      <style:text-properties officeooo:rsid="00a9bd53"/>
    </style:style>
    <style:style style:name="T235" style:family="text">
      <style:text-properties officeooo:rsid="00c654da"/>
    </style:style>
    <style:style style:name="T236" style:family="text">
      <style:text-properties officeooo:rsid="00c999e9"/>
    </style:style>
    <style:style style:name="T237" style:family="text">
      <style:text-properties officeooo:rsid="00cb4df5"/>
    </style:style>
    <style:style style:name="T238" style:family="text">
      <style:text-properties officeooo:rsid="00cc4069"/>
    </style:style>
    <style:style style:name="T239" style:family="text">
      <style:text-properties officeooo:rsid="00ce7c61"/>
    </style:style>
    <style:style style:name="T240" style:family="text">
      <style:text-properties officeooo:rsid="00ceec42"/>
    </style:style>
    <style:style style:name="T241" style:family="text">
      <style:text-properties officeooo:rsid="00cf5e33"/>
    </style:style>
    <style:style style:name="T242" style:family="text">
      <style:text-properties officeooo:rsid="00d0ba50"/>
    </style:style>
    <style:style style:name="T243" style:family="text">
      <style:text-properties officeooo:rsid="00d29017"/>
    </style:style>
    <style:style style:name="T244" style:family="text">
      <style:text-properties officeooo:rsid="00d36e71"/>
    </style:style>
    <style:style style:name="T245" style:family="text">
      <style:text-properties officeooo:rsid="00d41248"/>
    </style:style>
    <style:style style:name="T246" style:family="text">
      <style:text-properties officeooo:rsid="00d4a439"/>
    </style:style>
    <style:style style:name="T247" style:family="text">
      <style:text-properties fo:font-style="italic" style:font-style-asian="italic" style:font-style-complex="italic"/>
    </style:style>
    <style:style style:name="T248" style:family="text">
      <style:text-properties fo:font-style="italic" officeooo:rsid="00d534ed" style:font-style-asian="italic" style:font-style-complex="italic"/>
    </style:style>
    <style:style style:name="T249" style:family="text">
      <style:text-properties fo:font-style="italic" officeooo:rsid="00e52101" style:font-style-asian="italic" style:font-style-complex="italic"/>
    </style:style>
    <style:style style:name="T250" style:family="text">
      <style:text-properties fo:font-style="italic" officeooo:rsid="012574d9" style:font-style-asian="italic" style:font-style-complex="italic"/>
    </style:style>
    <style:style style:name="T251" style:family="text">
      <style:text-properties fo:font-style="italic" officeooo:rsid="0142402b" style:font-style-asian="italic" style:font-style-complex="italic"/>
    </style:style>
    <style:style style:name="T252" style:family="text">
      <style:text-properties fo:font-style="italic" fo:font-weight="normal" style:font-style-asian="italic" style:font-weight-asian="normal" style:font-style-complex="italic" style:font-weight-complex="normal"/>
    </style:style>
    <style:style style:name="T253" style:family="text">
      <style:text-properties fo:font-style="italic" style:text-underline-style="none" style:font-style-asian="italic" style:font-style-complex="italic"/>
    </style:style>
    <style:style style:name="T254" style:family="text">
      <style:text-properties fo:font-style="italic" style:text-underline-style="none" officeooo:rsid="012574d9" style:font-style-asian="italic" style:font-style-complex="italic"/>
    </style:style>
    <style:style style:name="T255" style:family="text">
      <style:text-properties fo:font-style="italic" style:text-underline-style="none" officeooo:rsid="01273788" style:font-style-asian="italic" style:font-style-complex="italic"/>
    </style:style>
    <style:style style:name="T256" style:family="text">
      <style:text-properties fo:font-style="italic" style:text-underline-style="none" officeooo:rsid="012b13eb" style:font-style-asian="italic" style:font-style-complex="italic"/>
    </style:style>
    <style:style style:name="T257" style:family="text">
      <style:text-properties fo:font-style="italic" style:text-underline-style="none" officeooo:rsid="012d0ccd" style:font-style-asian="italic" style:font-style-complex="italic"/>
    </style:style>
    <style:style style:name="T258" style:family="text">
      <style:text-properties fo:font-style="italic" style:text-underline-style="none" officeooo:rsid="012e6cc7" style:font-style-asian="italic" style:font-style-complex="italic"/>
    </style:style>
    <style:style style:name="T259" style:family="text">
      <style:text-properties fo:font-style="italic" style:text-underline-style="none" officeooo:rsid="012fa261" style:font-style-asian="italic" style:font-style-complex="italic"/>
    </style:style>
    <style:style style:name="T260" style:family="text">
      <style:text-properties officeooo:rsid="00d534ed"/>
    </style:style>
    <style:style style:name="T261" style:family="text">
      <style:text-properties officeooo:rsid="00d57de4"/>
    </style:style>
    <style:style style:name="T262" style:family="text">
      <style:text-properties officeooo:rsid="00da3710"/>
    </style:style>
    <style:style style:name="T263" style:family="text">
      <style:text-properties officeooo:rsid="00dc0493"/>
    </style:style>
    <style:style style:name="T264" style:family="text">
      <style:text-properties officeooo:rsid="00dcb56f"/>
    </style:style>
    <style:style style:name="T265" style:family="text">
      <style:text-properties officeooo:rsid="00e0465c"/>
    </style:style>
    <style:style style:name="T266" style:family="text">
      <style:text-properties officeooo:rsid="00e1592b"/>
    </style:style>
    <style:style style:name="T267" style:family="text">
      <style:text-properties officeooo:rsid="00e3427c"/>
    </style:style>
    <style:style style:name="T268" style:family="text">
      <style:text-properties officeooo:rsid="00e52101"/>
    </style:style>
    <style:style style:name="T269" style:family="text">
      <style:text-properties officeooo:rsid="00e5d336"/>
    </style:style>
    <style:style style:name="T270" style:family="text">
      <style:text-properties officeooo:rsid="00b85fb9"/>
    </style:style>
    <style:style style:name="T271" style:family="text">
      <style:text-properties officeooo:rsid="00eaaa52"/>
    </style:style>
    <style:style style:name="T272" style:family="text">
      <style:text-properties officeooo:rsid="00eb08a9"/>
    </style:style>
    <style:style style:name="T273" style:family="text">
      <style:text-properties officeooo:rsid="00edea1a"/>
    </style:style>
    <style:style style:name="T274" style:family="text">
      <style:text-properties officeooo:rsid="00eef0b9"/>
    </style:style>
    <style:style style:name="T275" style:family="text">
      <style:text-properties officeooo:rsid="00f09e6f"/>
    </style:style>
    <style:style style:name="T276" style:family="text">
      <style:text-properties officeooo:rsid="00f2a2b3"/>
    </style:style>
    <style:style style:name="T277" style:family="text">
      <style:text-properties officeooo:rsid="00f3071b"/>
    </style:style>
    <style:style style:name="T278" style:family="text">
      <style:text-properties officeooo:rsid="00f4c6d3"/>
    </style:style>
    <style:style style:name="T279" style:family="text">
      <style:text-properties style:font-name="Liberation Sans" fo:font-style="italic" style:font-style-asian="italic" style:font-style-complex="italic"/>
    </style:style>
    <style:style style:name="T280" style:family="text">
      <style:text-properties style:font-name="Liberation Sans" fo:font-style="italic" officeooo:rsid="00b85fb9" style:font-style-asian="italic" style:font-style-complex="italic"/>
    </style:style>
    <style:style style:name="T281" style:family="text">
      <style:text-properties officeooo:rsid="00f830cb"/>
    </style:style>
    <style:style style:name="T282" style:family="text">
      <style:text-properties officeooo:rsid="00fc26ed"/>
    </style:style>
    <style:style style:name="T283" style:family="text">
      <style:text-properties officeooo:rsid="00feaf87"/>
    </style:style>
    <style:style style:name="T284" style:family="text">
      <style:text-properties officeooo:rsid="010e50c4"/>
    </style:style>
    <style:style style:name="T285" style:family="text">
      <style:text-properties officeooo:rsid="01168d3d"/>
    </style:style>
    <style:style style:name="T286" style:family="text">
      <style:text-properties officeooo:rsid="0116c069"/>
    </style:style>
    <style:style style:name="T287" style:family="text">
      <style:text-properties officeooo:rsid="011c1c33"/>
    </style:style>
    <style:style style:name="T288" style:family="text">
      <style:text-properties officeooo:rsid="011df94e"/>
    </style:style>
    <style:style style:name="T289" style:family="text">
      <style:text-properties officeooo:rsid="011f4867"/>
    </style:style>
    <style:style style:name="T290" style:family="text">
      <style:text-properties officeooo:rsid="0120fcb2"/>
    </style:style>
    <style:style style:name="T291" style:family="text">
      <style:text-properties officeooo:rsid="01218689"/>
    </style:style>
    <style:style style:name="T292" style:family="text">
      <style:text-properties officeooo:rsid="0041f39d"/>
    </style:style>
    <style:style style:name="T293" style:family="text">
      <style:text-properties officeooo:rsid="0121bd9c"/>
    </style:style>
    <style:style style:name="T294" style:family="text">
      <style:text-properties officeooo:rsid="01238cc3"/>
    </style:style>
    <style:style style:name="T295" style:family="text">
      <style:text-properties officeooo:rsid="0123f48b"/>
    </style:style>
    <style:style style:name="T296" style:family="text">
      <style:text-properties style:text-underline-style="solid" style:text-underline-width="auto" style:text-underline-color="font-color"/>
    </style:style>
    <style:style style:name="T297" style:family="text">
      <style:text-properties style:text-underline-style="solid" style:text-underline-width="auto" style:text-underline-color="font-color" officeooo:rsid="012d0ccd"/>
    </style:style>
    <style:style style:name="T298" style:family="text">
      <style:text-properties style:text-underline-style="none"/>
    </style:style>
    <style:style style:name="T299" style:family="text">
      <style:text-properties style:text-underline-style="none" officeooo:rsid="012929cc"/>
    </style:style>
    <style:style style:name="T300" style:family="text">
      <style:text-properties style:text-underline-style="none" officeooo:rsid="012b13eb"/>
    </style:style>
    <style:style style:name="T301" style:family="text">
      <style:text-properties style:text-underline-style="none" officeooo:rsid="012c9d4f"/>
    </style:style>
    <style:style style:name="T302" style:family="text">
      <style:text-properties style:text-underline-style="none" officeooo:rsid="012c9f99"/>
    </style:style>
    <style:style style:name="T303" style:family="text">
      <style:text-properties style:text-underline-style="none" officeooo:rsid="012d0ccd"/>
    </style:style>
    <style:style style:name="T304" style:family="text">
      <style:text-properties style:text-underline-style="none" officeooo:rsid="012fa261"/>
    </style:style>
    <style:style style:name="T305" style:family="text">
      <style:text-properties style:text-underline-style="none" officeooo:rsid="013078d0"/>
    </style:style>
    <style:style style:name="T306" style:family="text">
      <style:text-properties officeooo:rsid="012d0ccd"/>
    </style:style>
    <style:style style:name="T307" style:family="text">
      <style:text-properties officeooo:rsid="0131665a"/>
    </style:style>
    <style:style style:name="T308" style:family="text">
      <style:text-properties officeooo:rsid="0133642e"/>
    </style:style>
    <style:style style:name="T309" style:family="text">
      <style:text-properties officeooo:rsid="01412174"/>
    </style:style>
    <style:style style:name="T310" style:family="text">
      <style:text-properties officeooo:rsid="0142402b"/>
    </style:style>
    <style:style style:name="T311" style:family="text">
      <style:text-properties officeooo:rsid="0153e0c0"/>
    </style:style>
    <style:style style:name="T312" style:family="text">
      <style:text-properties officeooo:rsid="01558d9b"/>
    </style:style>
    <style:style style:name="T313" style:family="text">
      <style:text-properties officeooo:rsid="015654c0"/>
    </style:style>
    <style:style style:name="T314" style:family="text">
      <style:text-properties officeooo:rsid="015820fb"/>
    </style:style>
    <style:style style:name="T315" style:family="text">
      <style:text-properties officeooo:rsid="01587d96"/>
    </style:style>
    <style:style style:name="T316" style:family="text">
      <style:text-properties officeooo:rsid="015a33dd"/>
    </style:style>
    <style:style style:name="T317" style:family="text">
      <style:text-properties officeooo:rsid="015f47e5"/>
    </style:style>
    <style:style style:name="T318" style:family="text">
      <style:text-properties officeooo:rsid="016e5c4d"/>
    </style:style>
    <style:style style:name="T319" style:family="text">
      <style:text-properties officeooo:rsid="016f8288"/>
    </style:style>
    <style:style style:name="T320" style:family="text">
      <style:text-properties officeooo:rsid="016fbefb"/>
    </style:style>
    <style:style style:name="T321" style:family="text">
      <style:text-properties officeooo:rsid="017107c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232">V</text:span>an onderwijsvisie naar realisatie</text:p>
      <text:p text:style-name="P87"><text:span text:style-name="T1">Verwerkelijking </text:span><text:span text:style-name="T3">van de uitgangspunten </text:span><text:span text:style-name="T1">binnen </text:span><text:span text:style-name="T2">vakken en projecten</text:span></text:p>
      <text:p text:style-name="P96"/>
      <text:h text:style-name="P140" text:outline-level="1">Inleiding</text:h>
      <text:p text:style-name="P21">In hoofdstuk 5 van het “Opleidingsprofiel Technische Informatica” <text:span text:style-name="T170">(verder aan te duiden met OTI) </text:span>wordt een visie op onderwijs geschetst, gebaseerd op de volgende vijf uitgangspunten:</text:p>
      <text:list xml:id="list2523544907" text:style-name="L1">
        <text:list-item>
          <text:p text:style-name="P170">Studeren met plezier</text:p>
        </text:list-item>
        <text:list-item>
          <text:p text:style-name="P170">Studeren met nieuwsgierigheid</text:p>
        </text:list-item>
        <text:list-item>
          <text:p text:style-name="P170">Studeren binnen een contextrijke leeromgeving</text:p>
        </text:list-item>
        <text:list-item>
          <text:p text:style-name="P170">Studeren door te leren van en met andere studenten en docenten</text:p>
        </text:list-item>
        <text:list-item>
          <text:p text:style-name="P170">Studeren met eigenaarschap en verantwoordlijkheid</text:p>
        </text:list-item>
      </text:list>
      <text:p text:style-name="P22">In hoofdstuk 6, 7 en 8 wordt deze visie verder uitgewerkt op <text:span text:style-name="T4">niveau van leerlijnen, namelijk de praktijklijn, de kennislijn en de studentgestuurde lijn. </text:span><text:span text:style-name="T6">Daarbij komt ook toetsing aan de orde.</text:span><text:span text:style-name="T4"><text:line-break/><text:line-break/>Dit document gaat over de volgende stap, het concreet maken van de genoemde visie binnen projecten, vakken, stage en afstuderen. Om deze stap inderdaad zo concreet mogelijk te maken, word</text:span><text:span text:style-name="T5">t voorbeeld</text:span><text:span text:style-name="T6">en</text:span><text:span text:style-name="T5"> </text:span><text:span text:style-name="T6">ontleend</text:span><text:span text:style-name="T5"> </text:span><text:span text:style-name="T6">aan </text:span><text:span text:style-name="T5">het huidige onderwijsaanbod. Dit onderwijsaanbod is een bewegend doel. </text:span><text:span text:style-name="T6">De voorbeelden kunnen echter worden vertaald naar andere projecten en vakken.</text:span></text:p>
      <text:p text:style-name="P22"/>
      <text:p text:style-name="P22"><text:span text:style-name="T7">De voorbeelden zijn vrij ver uitgewerkt, ook weer om </text:span><text:span text:style-name="T147">ze zo concreet mogelijk te maken.</text:span><text:span text:style-name="T7"> Dat houdt niet in dat de </text:span><text:span text:style-name="T147">details</text:span><text:span text:style-name="T7"> in steen gebeiteld staan.<text:line-break/>De bedoeling is idee</text:span><text:span text:style-name="T12">ë</text:span><text:span text:style-name="T7">n aan te dragen voor een haalbaar pad. Dat pad kent uiteraard vele variaties.</text:span><text:span text:style-name="T6"><text:line-break/></text:span></text:p>
      <text:p text:style-name="P23">Voor een heldere structuur wordt als indeling van dit document de splitsing in leerlijnen aangehouden. Echter <text:span text:style-name="T148">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p text:style-name="P24">Opmerking: In dit document zijn consequent woorden als <text:span text:style-name="T247">hij </text:span>en <text:span text:style-name="T247">hem</text:span><text:span text:style-name="T180"> gebruikt. Hiermee worden alle gender</text:span><text:span text:style-name="T181">s</text:span><text:span text:style-name="T180"> bedoeld.</text:span></text:p>
      <text:h text:style-name="P141" text:outline-level="2">Lift-project</text:h>
      <text:h text:style-name="P146" text:outline-level="3">Wat is het</text:h>
      <text:p text:style-name="P1">Het lift-project is op dit moment voor alle HR-TI studenten de eerste kennismaking met een stukje praktische vakinhoud. <text:span text:style-name="T149">Studenten bouwen met </text:span><text:span text:style-name="T150">hun halve </text:span><text:span text:style-name="T149">stamgroep een lift. </text:span><text:span text:style-name="T150">(Stamgroepen, bestaande uit ca. 8 studenten, zijn een middel om studenten te helpen aansluiting vinden bij studiegenoten.</text:span><text:span text:style-name="T151">)</text:span><text:span text:style-name="T150"> </text:span><text:span text:style-name="T149">Iedere student bouwt een verdieping, bestuurd door een Arduino Uno. Het gaat daarbij om een numerieke display, knoppen en het detecteren van de liftpositie.</text:span></text:p>
      <text:p text:style-name="P2"><text:span text:style-name="T149">Daarnaast is er een centrale besturing, eveneens een Arduino, die de verdiepingen co</text:span><text:span text:style-name="T9">ö</text:span><text:span text:style-name="T89">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9"> </text:span><text:span text:style-name="T11">De werkwijze is </text:span><text:span text:style-name="T13">bij de meesten </text:span><text:span text:style-name="T11">verkennend en ad-hoc. </text:span><text:span text:style-name="T13">G</text:span><text:span text:style-name="T10">oed kijken naar het logica en mechanica van een echte lift gebeurt weinig tot niet. </text:span><text:span text:style-name="T11">Met een laser-cutter worden de wanden van de schacht en de liftkooi uitgesneden, waarna </text:span><text:span text:style-name="T9">éé</text:span><text:span text:style-name="T11">n en ander in elkaar wordt gezet, vaak met behulp van een lijmpistool.<text:line-break/><text:line-break/></text:span><text:span text:style-name="T14">Wat betreft de electronica gaan studenten aan de slag met de zogenaamde brooddoos, een bak met hardware die iedere TI student aan het begin van z’n studie krijgt. Als het geheel niet blijkt te werken wordt er veel gepiekerd en </text:span><text:span text:style-name="T15">vaak </text:span><text:span text:style-name="T14">lukraak geprobeerd. Soms helpen ze elkaar, soms zitten ze in hun eentje te mod</text:span><text:span text:style-name="T15">deren</text:span><text:span text:style-name="T14">. </text:span><text:span text:style-name="T15">S</text:span><text:span text:style-name="T89">ystematisch zoeken naar fouten, door hard- en software afzonderlijk te testen en de </text:span><text:span text:style-name="T90">mogelijke fout</text:span><text:span text:style-name="T89">oorzaken </text:span><text:span text:style-name="T9">één voor één te elimineren </text:span><text:span text:style-name="T15">is</text:span><text:span text:style-name="T9"> voor de meesten onbekend terrein. </text:span></text:p>
      <text:p text:style-name="P34"/>
      <text:p text:style-name="P3"><text:span text:style-name="T91">Er wordt vooral veel gekeken </text:span><text:span text:style-name="T107">naar </text:span><text:span text:style-name="T91">pin-nummers en </text:span><text:span text:style-name="T102">draadjes, bij dat laatste soms maar lang niet altijd geholpen door systematisch kleurgebruik</text:span><text:span text:style-name="T91">. </text:span><text:span text:style-name="T89">Het verschil tussen stroom en spanning, hoe je deze grootheden zou kunnen meten en waarom je dat zou doen is bij velen onbekend. </text:span><text:span text:style-name="T91">Dat er ergens in het gebouw universeelmeters liggen te wachten om dichter bij de foutoorzaak te komen is bij vrijwel geen enkele student in beeld. Dat ook een ledje met een serieweerstand je hierbij zou kunnen helpen is een goed bewaard geheim.</text:span></text:p>
      <text:p text:style-name="P47"/>
      <text:p text:style-name="P3"><text:span text:style-name="T92">Enerzijds </text:span><text:span text:style-name="T93">zou je kunnen zeggen dat </text:span><text:span text:style-name="T94">de uitgangspunten 4 en 5 hier vollop aan de orde kunnen komen. Anderzijds zitten sommigen wel erg lang in een impasse. Als je niet weet d</text:span><text:span text:style-name="T95">at er systematische manieren bestaan om fouten te traceren en dat er spullen en truukjes bestaan die je daarbij kunnen helpen, blijf je misschien worstelen zonder op het idee te komen </text:span><text:span text:style-name="T96">dat andere mensen je verder zouden kunnen helpen. </text:span><text:span text:style-name="T98">Je weet immers nog niet dat er een “verder” is. </text:span><text:span text:style-name="T97">Enige worsteling en spontaan ontwaken het eigen initiatief om een medestudent of docent om hulp te vragen is leerzaam. Een te lange </text:span><text:soft-page-break/><text:span text:style-name="T97">worsteling kan zowel ontmoedigend als tijdverspillend zijn. Het is een kwestie van balans.<text:line-break/><text:line-break/></text:span></text:p>
      <text:p text:style-name="P25"><text:span text:style-name="T88">Veel groepen maken een soort taakverdeling, op basis van veronderstelde aanleg. </text:span><text:span text:style-name="T100">Vaak</text:span><text:span text:style-name="T88"> is er wel </text:span><text:span text:style-name="T8">een student</text:span><text:span text:style-name="T88"> in het groepje die al eerder geprogrammeerd heeft. Deze </text:span><text:span text:style-name="T99">neemt</text:span><text:span text:style-name="T88"> dan </text:span><text:span text:style-name="T99">vaak </text:span><text:span text:style-name="T88">de </text:span><text:span text:style-name="T99">software</text:span><text:span text:style-name="T88"> </text:span><text:span text:style-name="T99">voor z’n rekening. Soms is dat alleen de centrale software, soms programmeert diezelfde student ook alle verdiepingen. Bij vragen van een docent over de voortgang van de software wordt dan naar deze persoon verwezen, </text:span><text:span text:style-name="T100">soms met enig ontzag.</text:span><text:span text:style-name="T99"> Ook hier zitten weer twee kanten aan. De taken verdelen is goed. Ieder op z’n eigen eiland is, </text:span><text:span text:style-name="T100">blijkens uitgangspunt 4, </text:span><text:span text:style-name="T99"><text:s/>niet de bedoeling</text:span><text:span text:style-name="T100">.</text:span></text:p>
      <text:p text:style-name="P26"><text:span text:style-name="T102">Het communicatieprotocol tussen de Arduino’s is een verhaal apart. Studenten focussen vrijwel zonder uitzondering op de technische details van I</text:span><text:span text:style-name="T152">2</text:span><text:span text:style-name="T153">C. De vraag </text:span><text:span text:style-name="T154">welke informatie</text:span><text:span text:style-name="T155"> de verdiepingen zouden moeten uitwisselen wordt pas in laatste instantie gesteld. Bij aanvan</text:span><text:span text:style-name="T156">g van de studie is dit begrijpelijk. Het heeft ook te maken met de instroom. We krijgen nu eenmaal niet alleen studenten met een (in aanleg) goed abstractievermogen. </text:span><text:span text:style-name="T155">Deze “details eerst” aanpak blijkt </text:span><text:span text:style-name="T156">echter </text:span><text:span text:style-name="T155">ook in hogere leerjaren nog door veel studenten te worden gevolgd, </text:span><text:span text:style-name="T156">waardoor men zich bijvoorbeeld bij het afstuderen helemaal commit aan een bepaald merk of type hardware, die soms niet of niet snel genoeg leverbaar blijkt.</text:span><text:span text:style-name="T155"> </text:span><text:span text:style-name="T156">Wat dat betreft zou er binnen de studie een constante aansporing moeten zijn, ontwerpproblemen wat meer vanuit een (zich ontwikkelende) helikopterview te benaderen.</text:span><text:span text:style-name="T100"><text:line-break/></text:span></text:p>
      <text:p text:style-name="P28"><text:span text:style-name="T100">E</text:span><text:span text:style-name="T88">n dan is er nog het aspect van de ge</text:span><text:span text:style-name="T8">ï</text:span><text:span text:style-name="T88">nvesteerde </text:span><text:span text:style-name="T104">aandacht, tijd en energie. Het liftproject is niet de enige studieactiviteit. Dat een bepaalde studieactiviteit even alle aandacht opeist is een bekend fenomeen. Het antwoord van een willekeurige student op de vraag waarom </text:span><text:span text:style-name="T106">z</text:span><text:span text:style-name="T104">ij dit of dat nog niet gedaan heeft, is vaak: eind van de week moet project zus of zo klaar zijn. </text:span><text:span text:style-name="T105">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7"><text:span text:style-name="T100"><text:line-break/>Uiteindelijk ontstaat een lift die het wel of niet doet. Daarbinnen zijn er nuances. Liften die een enigszins efficiente volgorde van passagiers oppikken hanteren zijn in de minderheid. Liften die het helemaal niet doen gelukkig ook. </text:span><text:span text:style-name="T101">Al met al leren de meesten heel wat van dit project. </text:span><text:span text:style-name="T103">Een mooi project dus, met zowel technische als professional en interpersonal skills aspecten. De idee</text:span><text:span text:style-name="T16">ë</text:span><text:span text:style-name="T103">n die nu volgen betreffende het nog meer verwerken van de besproken onderwijsvisie kunnen er een nog mooier project van maken.</text:span></text:p>
      <text:h text:style-name="P147" text:outline-level="3">Het project door de bril van de vijf uitgangspunten</text:h>
      <text:h text:style-name="P156" text:outline-level="4">1. Studeren met plezier</text:h>
      <text:p text:style-name="P29">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157">uit je bed </text:span><text:span text:style-name="T158">komen </text:span><text:span text:style-name="T157">en ergens heen </text:span><text:span text:style-name="T158">gaan </text:span><text:span text:style-name="T157">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8">ï</text:span><text:span text:style-name="T88">nvloedbaar.</text:span></text:p>
      <text:p text:style-name="P31">Tenstlotte is er het plezier van de overwinning: Moeilijke problemen tegenkomen, ze <text:span text:style-name="T8">één voor één oplossen en tenslotte een werkend systeem. Zelf gemaakt, </text:span><text:span text:style-name="T26">s</text:span><text:span text:style-name="T8">amen met je team. Een vreugdevolle ervaring en positieve bekrachtiging. Yes, I can!</text:span></text:p>
      <text:p text:style-name="P31"><text:span text:style-name="T8">En er zijn ook zaken die beter kunnen. Urenlang worstelen en er niet uitkomen, waarna iemand anders het wel even in orde maakt </text:span><text:span text:style-name="T17">doet afbreuk aan het plezier. Het project is voor veel eerstejaars hoog gegrepen, zelfs in z’n eenvoudigste vorm. </text:span><text:span text:style-name="T18">Iets meer structuur en begeleiding z</text:span><text:span text:style-name="T20">al</text:span><text:span text:style-name="T18"> helpen. Dat hoeft niet persee altijd 1 op 1 persoonlijke begeleiding te zijn. Ook een reader of video waarin wordt getoond hoe je zoiets nu eigenlijk aanpakt is begeleiding.</text:span></text:p>
      <text:p text:style-name="P32"><text:span text:style-name="T18">H</text:span><text:span text:style-name="T8">et gaat daarbij niet om een stap voor stap “handleiding” maar meer om aanwijzingen over hoe je </text:span><text:span text:style-name="T20">een zo’n combinatie-project van hard- en software</text:span><text:span text:style-name="T8"> behapbaar maakt. Aanwijzingen die voor docenten vanzelf spreken zoals sys</text:span><text:span text:style-name="T20">t</text:span><text:span text:style-name="T8">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9">zoeken en vinden</text:span><text:span text:style-name="T8"> te ontnemen.</text:span></text:p>
      <text:p text:style-name="P33"><text:span text:style-name="T8">Wat betreft structuur kan een voorbeeld-stappenplan worden aangereikt, een beetje zoals een </text:span><text:span text:style-name="T21">voorbeeld</text:span><text:span text:style-name="T8">-indeling van een </text:span><text:span text:style-name="T21">afstudeer- of stage</text:span><text:span text:style-name="T8">verslag. </text:span><text:span text:style-name="T21">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3937095033984">
          <table:table-cell table:style-name="Table1.A1" office:value-type="string">
            <text:p text:style-name="P12">Stap</text:p>
          </table:table-cell>
          <table:table-cell table:style-name="Table1.A1" office:value-type="string">
            <text:p text:style-name="P12">Waarom</text:p>
          </table:table-cell>
          <table:table-cell table:style-name="Table1.C1" office:value-type="string">
            <text:p text:style-name="P12">Hoe</text:p>
          </table:table-cell>
        </table:table-row>
        <table:table-row table:style-name="TableLine93937095173296">
          <table:table-cell table:style-name="Table1.A2" office:value-type="string">
            <text:p text:style-name="P8">Eenduidig boven tafel krijgen van de vereisten aan het projectresultaat</text:p>
          </table:table-cell>
          <table:table-cell table:style-name="Table1.A2" office:value-type="string">
            <text:p text:style-name="P8">Helder vasleggen wat precies moet worden gemaakt</text:p>
          </table:table-cell>
          <table:table-cell table:style-name="Table1.C2" office:value-type="string">
            <text:p text:style-name="P8">Bestuderen en samenvatten van bestaande specificatie of, indien deze niet voor handen is, achterhalen en vastleggen ervan</text:p>
          </table:table-cell>
        </table:table-row>
        <table:table-row table:style-name="TableLine93937095174832">
          <table:table-cell table:style-name="Table1.A2" office:value-type="string">
            <text:p text:style-name="P9">Kiezen van principe-oplossingen om het projectresultaat te verkrijgen</text:p>
          </table:table-cell>
          <table:table-cell table:style-name="Table1.A2" office:value-type="string">
            <text:p text:style-name="P9">Zo’n principe-ontwerp maakt duidelijk welke taken er zoal zijn bij de realisatie ervan</text:p>
          </table:table-cell>
          <table:table-cell table:style-name="Table1.C2" office:value-type="string">
            <text:p text:style-name="P9">Samen creatief nadenken en overleggen, zodat gebruik wordt gemaakt van alle idee<text:span text:style-name="T8">ën binnen de groep</text:span></text:p>
          </table:table-cell>
        </table:table-row>
        <table:table-row table:style-name="TableLine93937095175664">
          <table:table-cell table:style-name="Table1.A2" office:value-type="string">
            <text:p text:style-name="P6">Inventariseren van kennis, vaardigheden en voorkeur Het bieden van enige sturende <text:soft-page-break/>begeleiding is in overeenstemming met niveau 1 van tabel 2 in het OTI.</text:p>
          </table:table-cell>
          <table:table-cell table:style-name="Table1.A2" office:value-type="string">
            <text:p text:style-name="P6">Zo kan men er voor zorgen dat ieder datgene doet waar <text:span text:style-name="T160">z</text:span>ij goed in is of wil worden</text:p>
          </table:table-cell>
          <table:table-cell table:style-name="Table1.C2" office:value-type="string">
            <text:p text:style-name="P10">Ieder <text:span text:style-name="T161">groepslid</text:span> geeft aan waar zij goed in is of wat zij wil leren.</text:p>
          </table:table-cell>
        </table:table-row>
        <table:table-row table:style-name="TableLine93937095176608">
          <table:table-cell table:style-name="Table1.A2" office:value-type="string">
            <text:p text:style-name="P4">Inventariseren van taken binnen het project</text:p>
          </table:table-cell>
          <table:table-cell table:style-name="Table1.A2" office:value-type="string">
            <text:p text:style-name="P4">Zo kunnen deze taken worden verdeeld <text:span text:style-name="T159">onder de groepsleden</text:span></text:p>
          </table:table-cell>
          <table:table-cell table:style-name="Table1.C2" office:value-type="string">
            <text:p text:style-name="P5">Zoek taken waarvan het resultaat onafhankelijk kan worden getest</text:p>
          </table:table-cell>
        </table:table-row>
        <table:table-row table:style-name="TableLine93937095177632">
          <table:table-cell table:style-name="Table1.A2" office:value-type="string">
            <text:p text:style-name="P10">Verdelen van de taken</text:p>
          </table:table-cell>
          <table:table-cell table:style-name="Table1.A2" office:value-type="string">
            <text:p text:style-name="P10">Doorlooptijd verkleinen</text:p>
          </table:table-cell>
          <table:table-cell table:style-name="Table1.C2" office:value-type="string">
            <text:p text:style-name="P7">Elk groepslid geeft minimaal 2 voorkeurstaken aan. Uiteindelijk wordt in overleg besloten. De verdeling van taken over groepsleden hoeft niet 1 op 1 te zijn</text:p>
          </table:table-cell>
        </table:table-row>
        <table:table-row table:style-name="TableLine93937095178528">
          <table:table-cell table:style-name="Table1.A2" office:value-type="string">
            <text:p text:style-name="P6">Inventariseren van de benodigde hardware-onderdelen</text:p>
          </table:table-cell>
          <table:table-cell table:style-name="Table1.A2" office:value-type="string">
            <text:p text:style-name="P6">Het kan zijn dat niet alles op voorraad is. Sommige dingen moeten zelf worden gemaakt uit basismaterialen</text:p>
          </table:table-cell>
          <table:table-cell table:style-name="Table1.C2" office:value-type="string">
            <text:p text:style-name="P11">Opstellen van materialenlijst <text:span text:style-name="T162">met bron waar</text:span><text:span text:style-name="T163">uit</text:span><text:span text:style-name="T162"> deze kunnen worden betrokken </text:span><text:span text:style-name="T163">en, indien van toepassing,</text:span><text:span text:style-name="T162"> kosten</text:span></text:p>
          </table:table-cell>
        </table:table-row>
        <table:table-row table:style-name="TableLine93937095179472">
          <table:table-cell table:style-name="Table1.A2" office:value-type="string">
            <text:p text:style-name="P16"><text:span text:style-name="T165">Splitsen van het totale hardware systeem in</text:span> onafhankelijk testbare deelsystemen</text:p>
          </table:table-cell>
          <table:table-cell table:style-name="Table1.A2" office:value-type="string">
            <text:p text:style-name="P16">Het is dan snel duidelijk in welk deelsysteem “<text:span text:style-name="T169">het niet doet”</text:span></text:p>
          </table:table-cell>
          <table:table-cell table:style-name="Table1.C2" office:value-type="string">
            <text:p text:style-name="P17">Deelsystemen zo kiezen dat ze zo min mogelijk verweven zijn</text:p>
          </table:table-cell>
        </table:table-row>
        <table:table-row table:style-name="TableLine93937095180416">
          <table:table-cell table:style-name="Table1.A2" office:value-type="string">
            <text:p text:style-name="P13">Splitsen van de benodigde software in onderdelen</text:p>
          </table:table-cell>
          <table:table-cell table:style-name="Table1.A2" office:value-type="string">
            <text:p text:style-name="P13">Zo kan aan die onderdelen onafhankelijk worden gewerkt en kunnen ze onafhankelijk worden getest</text:p>
          </table:table-cell>
          <table:table-cell table:style-name="Table1.C2" office:value-type="string">
            <text:p text:style-name="P15">Maak de splitsing zo dat de onderdelen zo min mogelijk met elkaar verweven zijn</text:p>
          </table:table-cell>
        </table:table-row>
        <table:table-row table:style-name="TableLine93937095181280">
          <table:table-cell table:style-name="Table1.A2" office:value-type="string">
            <text:p text:style-name="P16">Vervaardiging en individueel testen van hardware-<text:span text:style-name="T166">deelsystemen</text:span></text:p>
          </table:table-cell>
          <table:table-cell table:style-name="Table1.A2" office:value-type="string">
            <text:p text:style-name="P18">Een systeem dat uit betrouwbare deelsystemen wordt opgebouwd is meestal zelf ook betrouwbaar</text:p>
          </table:table-cell>
          <table:table-cell table:style-name="Table1.C2" office:value-type="string">
            <text:p text:style-name="P18">Gebruik van test-hulpmidd<text:span text:style-name="T167">e</text:span>len zoals een universeelmeter</text:p>
          </table:table-cell>
        </table:table-row>
        <table:table-row table:style-name="TableLine93937095182224">
          <table:table-cell table:style-name="Table1.A2" office:value-type="string">
            <text:p text:style-name="P19">Testen van de hardware als geheel</text:p>
          </table:table-cell>
          <table:table-cell table:style-name="Table1.A2" office:value-type="string">
            <text:p text:style-name="P19">Zo verkrijgt men een stevige basis waarop in een volgende stap de software kan worden getest</text:p>
          </table:table-cell>
          <table:table-cell table:style-name="Table1.C2" office:value-type="string">
            <text:p text:style-name="P19">Dit kan door rechtstreeks de I/O van de besturing(en) in te lezen en aan te sturen met behulp van <text:span text:style-name="T169">een</text:span> eenvoudig testprogram<text:span text:style-name="T169">maprint (type (ship) .__name__, ship.name, ship.length, ship.orientation)</text:span></text:p>
          </table:table-cell>
        </table:table-row>
        <table:table-row table:style-name="TableLine93937095183168">
          <table:table-cell table:style-name="Table1.A2" office:value-type="string">
            <text:p text:style-name="P20">Testen van delen van de software op de grondig geteste hardware (unittest)</text:p>
          </table:table-cell>
          <table:table-cell table:style-name="Table1.A2" office:value-type="string">
            <text:p text:style-name="P14"><text:span text:style-name="T168">Zo</text:span> wordt <text:span text:style-name="T164">snel</text:span> duidelijk waar <text:span text:style-name="T164">eventuele </text:span>fouten zitten</text:p>
          </table:table-cell>
          <table:table-cell table:style-name="Table1.C2" office:value-type="string">
            <text:p text:style-name="P20">De diverse software-onderdelen aansturen via speciale, eenvoudige test-code</text:p>
          </table:table-cell>
        </table:table-row>
        <table:table-row table:style-name="TableLine93937095184112">
          <table:table-cell table:style-name="Table1.A2" office:value-type="string">
            <text:p text:style-name="P20">Testen van de samengevoegde software op de samengevoegde hardware (integratietest)</text:p>
          </table:table-cell>
          <table:table-cell table:style-name="Table1.A2" office:value-type="string">
            <text:p text:style-name="P20">Hiermee wordt een correcte samenwerking tussen alle delen getest</text:p>
          </table:table-cell>
          <table:table-cell table:style-name="Table1.C2" office:value-type="string">
            <text:p text:style-name="P20">Stel een testplan op aan de hand van de vereisten, voer dit stap voor stap uit en leg de resultaten vast</text:p>
          </table:table-cell>
        </table:table-row>
        <table:table-row table:style-name="TableLine93937095185056">
          <table:table-cell table:style-name="Table1.A2" office:value-type="string">
            <text:p text:style-name="P20">Opstellen gebruiksdocumentatie</text:p>
          </table:table-cell>
          <table:table-cell table:style-name="Table1.A2" office:value-type="string">
            <text:p text:style-name="P20">Een gebruiker moet weten hoe hij het systeem kan bedienen</text:p>
          </table:table-cell>
          <table:table-cell table:style-name="Table1.C2" office:value-type="string">
            <text:p text:style-name="P20">Bekijk het systeem vanuit het standpunt van een gebruiker zonder technische kennis</text:p>
          </table:table-cell>
        </table:table-row>
      </table:table>
      <text:p text:style-name="P35"/>
      <text:p text:style-name="P37"><text:soft-page-break/><text:span text:style-name="T171">Een dergelijk</text:span><text:span text:style-name="T169">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6"><text:span text:style-name="T170">Zo krijgen</text:span> de studenten enige steun bij het aanpakken van het project <text:span text:style-name="T170">en verminder</text:span><text:span text:style-name="T171">t</text:span><text:span text:style-name="T170"> de frustratie</text:span>, maar <text:span text:style-name="T170">blijven de uitdaging en het plezier van de overwinning volop bestaan.</text:span></text:p>
      <text:h text:style-name="P157" text:outline-level="4">2. Studeren met nieuwsgierigheid</text:h>
      <text:p text:style-name="P72">Sommige studenten zijn van nature nieuwsgierig. <text:span text:style-name="T172">Anderen zijn vooral gefocust op het snel en succesvol afronden van de studie. Dat mag, maar zonder nieuwsgierigheid worden veel kansen op het zich eigen maken van kennis gemist. Er ontstaat dan een patroon van kortstondige inspanning om </text:span><text:span text:style-name="T173">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74">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174">project 1, op dit moment het lift-project,</text:span> zijn er mogelijkheden om de nieuwsgierigheid expliciet te stimuleren. <text:span text:style-name="T174">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175">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75">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176">fenomeen “lift”</text:span> is wel een manier om juist de studenten met een meer praktische insteek aan te spreken. <text:span text:style-name="T176">Dit vergt van de docenten dat ze bereid zijn, niet alleen in te gaan op de TI kant van een lift, maar ook op aspecten die in hun ogen “bijzaak” zijn.<text:line-break/><text:line-break/>Automatisering is maar </text:span><text:span text:style-name="T22">één aspect van een lift. Een lift is een materieel ding. Een lift </text:span><text:span text:style-name="T23">vervult een functie voor de gebruikers.</text:span><text:span text:style-name="T22"> Een lift wordt ergens gemaakt. Er wordt aan verdiend. <text:s/>Er werken mensen aan. </text:span><text:span text:style-name="T23">Er is een productielijn. </text:span><text:span text:style-name="T22">Er zijn toeleveranciers</text:span><text:span text:style-name="T23">.</text:span><text:span text:style-name="T22">Veiligheidsvoorschriften. Est</text:span><text:span text:style-name="T23">h</text:span><text:span text:style-name="T22">etiek. </text:span><text:span text:style-name="T23">Kortom allerlei kanten die niet helemaal “techniek” en ook niet helemaal “skills” zijn. En zo komen we vanzelf op uitgangspunt 3.</text:span></text:p>
      <text:h text:style-name="P158" text:outline-level="4">4. Een contextrijke leeromgeving</text:h>
      <text:p text:style-name="P76"><text:span text:style-name="T178">Plezier, nieuwsgierigheid en contextrijkheid gaan hand in hand. Juist studenten bij wie de pure </text:span><text:span text:style-name="T179">techniek</text:span><text:span text:style-name="T178">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177">Leren uit interesse gaat nu eenmaal veel soepeler dan leren “omdat het moet”. Studenten vellen een snel en automatisch een oordeel: “bal</text:span><text:span text:style-name="T221">l</text:span><text:span text:style-name="T177">ast” of “lading”. En wie ze ballast </text:span><text:span text:style-name="T221">(in hun ogen)</text:span><text:span text:style-name="T177"> probeert op te dringen, raakt onvermijdelijk teleurgesteld. </text:span><text:span text:style-name="T203">Niet dat alle studenten echt kunnen beoordelen wat ba</text:span><text:span text:style-name="T206">l</text:span><text:span text:style-name="T203">last is en wat niet. Daarvoor weten velen nog te weinig van de beroepsprakijk. </text:span><text:span text:style-name="T206">Deze beperking komt aan de orde bij uitgangspunt 5: </text:span><text:span text:style-name="T207">Studeren met eigenaarschap en verantwoordlijkheid.</text:span></text:p>
      <text:p text:style-name="P77"><text:span text:style-name="T205">De b</text:span><text:span text:style-name="T204">eroepspraktijk </text:span><text:span text:style-name="T205">is een deel van de context. Immers, producten spelen niet alleen een rol in het leven van consumenten, maar ook van producenten. </text:span><text:span text:style-name="T208">Hoe meer context bij een project wordt geboden, des te meer zal het een brede groep studenten aanspreken.</text:span></text:p>
      <text:p text:style-name="P77"/>
      <text:p text:style-name="P79">Twee kanttekeningen:</text:p>
      <text:p text:style-name="P77"><text:span text:style-name="T208">Ten eerste zijn er natuurlijk grenzen. Context zonder een significante hoeveelheid harde, technische inhoud mag dan nuttig zijn, onder de vlag </text:span><text:span text:style-name="T209">van </text:span><text:span text:style-name="T208">Technische Informatica hoort het bijbrengen van zulke harde technische kennis en vaardigheden nu eenmaal tot de lading. Voor puur maatschappelijk of bedrijfskundig ge</text:span><text:span text:style-name="T24">ï</text:span><text:span text:style-name="T108">nteresseerden zijn er andere studies.</text:span></text:p>
      <text:p text:style-name="P48"/>
      <text:p text:style-name="P78"><text:span text:style-name="T109">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109">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5">ë</text:span><text:span text:style-name="T109">nteerde, programmeerstijl met een helder, goed gedocumenteerd ontwerp. Of om een elegant protocol, waarbij </text:span><text:span text:style-name="T110">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111">Zoals besproken sluiten context en technische verdieping elkaar niet uit. Ze versterken elkaar eerder. Het meenemen van meer context vergroot de mogelijkheden tot verdieping. De voorgestelde </text:span><text:span text:style-name="T112">uitbreidingen van het materiaal met zowel een bredere context van het fenomeen lift als verdieping aan de hand van bijvoorbeeld de gedane suggesties </text:span><text:span text:style-name="T113">voor “extra’s” </text:span><text:span text:style-name="T112">vormen een eenmalige investering in het project.</text:span></text:p>
      <text:p text:style-name="P78"><text:span text:style-name="T112">Daarnaast is aandacht van de docenten voor de context nodig, ook als dat niet hun eigen primaire interesse is. </text:span><text:span text:style-name="T113">Van belang is daarbij dat niet te gauw wordt aangenomen dat een aspect van een echte lift “er voor het project niet toe doet”. Dat is de visie van een techicus pur-sang, sommige studenten hebben dezelfde focus, anderen varen wel bij meer context. </text:span><text:span text:style-name="T112">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159" text:outline-level="4">5. Studeren met eigenaarschap en verantwoordelijkheid</text:h>
      <text:p text:style-name="P73">Dit is bij project 1 <text:span text:style-name="T210">voor </text:span><text:span text:style-name="T212">een </text:span><text:span text:style-name="T210">deel van de studenten een beginnend “</text:span>werk in uitvoering”. <text:span text:style-name="T210">Op de</text:span><text:span text:style-name="T110"> </text:span><text:span text:style-name="T210"><text:s/>middelbare school wordt je over het algemeen eenduidig vertelt wat je moet doen. De enige verantwoordelijkheid is dat je d</text:span><text:span text:style-name="T212">at ook werkelijk min of meer doet</text:span><text:span text:style-name="T210">.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211">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81">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213">Op die manier komen ze in een positieve spiraal: Ik kan dit zelf, ik kan mijzelf managen. </text:span><text:span text:style-name="T214">De hoofdrol is hier weggelegd voor SLC (Studie Loopbaan Coaching). Studenten worden zoveel mogelijk losgelaten maar zijn wel in beeld.<text:line-break/><text:line-break/></text:span><text:span text:style-name="T215">Echt eigenaarschap is voor een deel van de studenten nog te veel gevraagd. </text:span><text:span text:style-name="T216">Naast het aanleren ervan m</text:span><text:span text:style-name="T217">ogen er daarom in project 1 ook externe prikkels zijn. Een voorbeeld daarvan zijn tussendoelen met bijbehorende deadlines. Een ander voorbeeld is, dat er eisen worden gesteld aan de taakverdeling, om te zorgen dat er geen “meelop</text:span><text:span text:style-name="T218">ende wielen” zijn. Zo mag geeist worden dat alle groepsleden tenminste passieve kennis hebben van wat de anderen hebben gemaakt. Dus, specifiek, ook iemand die de software niet zelf geschreven heeft, </text:span><text:span text:style-name="T219">dient</text:span><text:span text:style-name="T218"> deze regel voor regel te kunnen uitleggen. </text:span><text:span text:style-name="T219">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220">15 a 20 minuten per groep</text:span><text:span text:style-name="T219"> is echt het minimum. Daarbij moeten ook individuele vragen gesteld worden, </text:span><text:span text:style-name="T220">waarbij de anderen niet “voorzeggen”. </text:span><text:span text:style-name="T222">Dit is niet alleen controle maar ook zorgen dat studenten zich gezien voelen.</text:span></text:p>
      <text:p text:style-name="P80"/>
      <text:h text:style-name="P142" text:outline-level="2" text:is-list-header="true">Het bank-project</text:h>
      <text:h text:style-name="P150" text:outline-level="3">Wat is <text:s/>het</text:h>
      <text:p text:style-name="P82">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223">en makkelijker te manipuleren?</text:span><text:line-break/><text:line-break/>De kast van de uitgifte-automaat is een geliefd <text:span text:style-name="T223">doelwit</text:span> voor lasercutters, 3D printers, lijmpistolen en ander gerei. Daarnaast worden de meeste automaten met zichtbaar plezier voorzien van grappige namen en logo’s.<text:line-break/><text:line-break/><text:span text:style-name="T223">Ieder groepje studenten maakt een bank. Omdat banken met elkaar moeten communiceren is overleg tussen de groepjes over het communicatie-protocol nodig. Vaak neemt een beperkt aantal studenten hierin het voor</text:span><text:span text:style-name="T224">touw. Dat is conform de rea</text:span><text:span text:style-name="T225">liteit. Ook in het “echt” worden dergelijke zaken niet beslist in een brede maatschappelijke disussie.<text:line-break/><text:line-break/></text:span><text:span text:style-name="T226">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227">De afsluiting van het project is ee</text:span><text:span text:style-name="T228">n</text:span><text:span text:style-name="T227"> happening die gekenmerkt wordt door een combinatie van serieuze spanning en plezier. Studenten mogen proberen elkaars bank te hacken en de robuustheid </text:span><text:span text:style-name="T236">van de</text:span><text:span text:style-name="T227"> geldautomaten worden op diverse wijzen op de proef gesteld. </text:span><text:span text:style-name="T228">Techniek- en skillsdocenten lopen rond om het resultaat te beoordelen. Een groot deel van de verdieping is gevuld met leven en gedoe, draadjes, schermpjes. De TI-sfeer op z’n best.</text:span></text:p>
      <text:h text:style-name="P148" text:outline-level="3">Het project door de bril van de vijf uitgangspunten</text:h>
      <text:h text:style-name="P160" text:outline-level="4">1. Studeren met pl<text:span text:style-name="T235">e</text:span>zier</text:h>
      <text:p text:style-name="P83"><text:span text:style-name="T229">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229">een serieus doel, beoordeling, uiteindelijke na een eventuele verbeterslag uitmondend in het al dan niet behalen van studiepunten.</text:span></text:p>
      <text:p text:style-name="P86">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84"><text:span text:style-name="T222">gezien voelen</text:span><text:line-break/><text:span text:style-name="T230">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231">vergroot de kans op</text:span><text:span text:style-name="T230"> studiesucces.</text:span></text:p>
      <text:p text:style-name="P84"><text:span text:style-name="T230">Aanwezig zijn, meegenomen wor</text:span><text:span text:style-name="T231">d</text:span><text:span text:style-name="T230">en in de stroom, informeel contact met inbreng van pril, maar groeiend eigen vakmanschap, <text:s/></text:span><text:span text:style-name="T231">het </text:span><text:span text:style-name="T230">zijn allemaal zaken d</text:span><text:span text:style-name="T231">ie net zo belangrijk zijn als de techniek omdat ze een opstap zijn naar plezier in je werk, iets dat nauwelijks op waarde valt te schatten.</text:span></text:p>
      <text:p text:style-name="P88">Voor de nuttigheidsdenkers: Wie met plezier werkt, levert over het algemeen ook goede resultaten af. Motivatie en inzet zijn hier de sleutelwoorden. Die motivatie is intrinsiek, komt voort uit de activiteit zelf. Een betere motivatie is er niet.</text:p>
      <text:p text:style-name="P89"><text:span text:style-name="T233">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234">t en de schermdialogen eenduidig zijn, </text:span><text:span text:style-name="T233">wordt ook bij oppervlakkige beschouwing duidelijk. Dat </text:span><text:span text:style-name="T31">één en ander doet wat het moet doen blijkt ook bij de demo.<text:line-break/><text:line-break/>Het verschil tussen goed gestructureerde, helder geschreven software en een kluwe veredelde spaghetti is minder zichtbaar. </text:span><text:span text:style-name="T27">Toch is dit aspect iets waar</text:span><text:span text:style-name="T32">in</text:span><text:span text:style-name="T27"> </text:span><text:span text:style-name="T32">de betreffende studenten</text:span><text:span text:style-name="T27"> kennis, energie en vaardigheden hebben geïnvesteerd. Het </text:span><text:span text:style-name="T32">draagt bij</text:span><text:span text:style-name="T27"> aan hun studieplezier als ook deze inspanning wordt gezien en beloond, in woorden en becijfering. </text:span><text:span text:style-name="T28">De aanbeveling is om, voor zover dat al niet gedaan wordt, hier expliciet aandacht aan te besteden bij alle groepen. </text:span><text:span text:style-name="T29">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32">alle </text:span><text:span text:style-name="T29">aspecten die de docent opvallen, zowel positief als negatief. De bevindingen hierbij maken deel uit van het </text:span><text:span text:style-name="T32">eindoordeel.</text:span><text:span text:style-name="T29"><text:line-break/><text:line-break/>Op deze manier oog hebben voor wat zich onder de oppervlakte van het projectresultaat bevindt, maakt </text:span><text:soft-page-break/><text:span text:style-name="T29">dat de </text:span><text:span text:style-name="T30">student zich ook in de </text:span><text:span text:style-name="T29">inspanning </text:span><text:span text:style-name="T30">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32">nodig is</text:span><text:span text:style-name="T30">. Dit draagt bij aan een “high-trust” society, waarin niet enorm veel menskracht </text:span><text:span text:style-name="T32">en andere middelen</text:span><text:span text:style-name="T30"> hoe</text:span><text:span text:style-name="T32">ven</text:span><text:span text:style-name="T30"> te worden verspilt aan voortdurende controle.</text:span></text:p>
      <text:p text:style-name="P89"><text:a xlink:type="simple" xlink:href="https://en.wikipedia.org/wiki/High_trust_and_low_trust_societies" text:style-name="Internet_20_link" text:visited-style-name="Visited_20_Internet_20_Link"><text:span text:style-name="T32">https://en.wikipedia.org/wiki/High_trust_and_low_trust_societies</text:span></text:a></text:p>
      <text:p text:style-name="P38">De gewoonte, ook aandacht te besteden aan wat niet direct zichtbaar is, leidt naar zelfrespect, en daarmee ook weer naar plezier, niet alleen in de studie, maar ook later in het dagelijks werk.</text:p>
      <text:h text:style-name="Heading_20_4" text:outline-level="4">2. Studeren met nieuwsgierigheid</text:h>
      <text:p text:style-name="P94">Je kunt niet nieuwsgierig zijn naar iets waarvan je niet weet dat het bestaat. Nieuwsgierigheid wordt gewekt door een tipje van de sluier op te lichten, niet door alles tot in detail expliciet te laten zien.<text:line-break/><text:line-break/>Voorbeeld: Het ontwerp van een GUI voor de geldautomaat. Studenten benaderen het GUI probleem intu<text:span text:style-name="T8">ï</text:span><text:span text:style-name="T88">tief en op basis van eigen ervaring met bijvoorbeeld games. Of ze kopi</text:span><text:span text:style-name="T8">ë</text:span><text:span text:style-name="T88">ren vrijwel </text:span><text:span text:style-name="T8">één op één de GUI van een bestaande geldautomaat. In het eerste geval is de oplossing meestal suboptimaal. Immers een geldautomaat dient een andere doel en wordt onder andere omstandigheden gebruikt dan een game. In het tweede geval is er geen sprake van enige prikkel tot innovatie. Kopiëren wat anderen hebben bedacht werkt soms goed genoeg maar zet niet aan tot meer dan oppervlakkige verbetering. En juist van oog voor innovatie-mogelijkheden moeten we het in Nederland met onze dure arbeid hebben.<text:line-break/></text:span></text:p>
      <text:p text:style-name="P39">Het is bij de meeste studenten niet bekend dat er algemene, goed doordachte, experimenteel onderbouwde richtlijnen bestaan voor wat “een goede GUI” is. Zo mag er bijvoorbeeld nooit meer dan één cursor tegelijk om aandacht vragen. De cursor moet eenduidig aangeven waar de gebruiker “verder moet”.</text:p>
      <text:p text:style-name="P95"><text:span text:style-name="T8">Onbekendheid met deze proefondervindelijk vastgestelde richtlijn <text:s/>leidt bijvoorbeeld soms tot verwarring bij betaalautomaten in parkeergarages, waar midden in een dialoog op een groter kleurenscherm een subdialoog op een specifiek scherm van de creditcard-lezer dient te worden gevoerd. De gebruiker wordt uit de vanzelfsprekende flow van de huidige dialoog gehaald en vraagt zich even af waar hij nu “verder” moet. Uiteindelijk wennen mensen aan zoiets, maar ideaal is het niet. Wie heeft nooit eens iemand zoekend en peinzend bij een parkeerautomaat zien staan.<text:line-break/><text:line-break/>We hoeven die </text:span><text:span text:style-name="T64">GUI-</text:span><text:span text:style-name="T8">richtlijnen niet voor te kauwen. Echter als de studenten niet weten dat ze bestaan kunnen ze ook niet nieuwsgierig zijn naar wat deze richtlijnen inhouden. Een kleine hint in het cursusmateriaal is voldoende.<text:line-break/><text:line-break/></text:span><text:span text:style-name="T63">Het zelfde geldt voor de veiligheidseisen. Als je niet weet dat er PCI-eisen aan betaalautomaten bestaan, kun je ook niet nieuwsgierig zijn naar wat deze inhouden.<text:line-break/><text:line-break/></text:span><text:soft-page-break/><text:span text:style-name="T63">En hoe zit ‘t trouwens met toegankelijkheid voor rolstoelers en visueel gehandicapten. Voor al deze zaken bestaan er richtlijnen. De kans dat de student hier spontaan naar op zoek gaat is vrijwel nul. Echter een kleine hint is ook hier weer voldoende </text:span><text:span text:style-name="T64">om de nieuwsgierigheid te wekken.</text:span></text:p>
      <text:p text:style-name="P40">Tip voor dit project dus: Tipje van de sluier!</text:p>
      <text:h text:style-name="P161" text:outline-level="4">3. Een contextrijke leeromgeving</text:h>
      <text:p text:style-name="P90">De wereld van de financi<text:span text:style-name="T8">ë</text:span><text:span text:style-name="T88">le instellingen is een andere wereld dan die van de gemiddelde </text:span><text:span text:style-name="T116">TI-student</text:span><text:span text:style-name="T88">, </text:span><text:span text:style-name="T114">een wereld met z’n eigen terminologie, logica en mores. Het is een wereld die tijdens de borrel en in de pers meestal negatief aan de orde komt. Tenslotte, wat gebeurt er precies in die grote gebouwen met veel marmer en mensen in pak? </text:span><text:span text:style-name="T116">Wie zich er ook maar enigszins in verdiept, weet dat onze</text:span><text:span text:style-name="T114"> maatschappij niet </text:span><text:span text:style-name="T116">zou </text:span><text:span text:style-name="T114">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115">land en ander </text:span><text:span text:style-name="T114">seizoen worden aangeboden. </text:span><text:span text:style-name="T115">Geld als opslag </text:span><text:span text:style-name="T116">en transportmiddel </text:span><text:span text:style-name="T115">van waarde is ontstaan uit een behoefte. Voor veel afgeleide financi</text:span><text:span text:style-name="T33">ë</text:span><text:span text:style-name="T115">le producten geldt een vergelijkbaar verhaal, dat weinig bekend is buiten een kring van insiders. </text:span><text:span text:style-name="T116">Hier ligt bij het bankproject een kans.</text:span></text:p>
      <text:p text:style-name="P91"><text:span text:style-name="T116">Je best doen voor een projectresultaat dat </text:span><text:span text:style-name="T117">betrekking heeft op een onbekende of zelfs afkeurenswaardige werel</text:span><text:span text:style-name="T118">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135">okee</text:span><text:span text:style-name="T118">. Maar er zijn meer nuttige instellingen dan ziekenhuizen en revalidatie-centra alleen. Banken horen daarbij. Daarbij kan het gaan over micro-kredieten of co</text:span><text:span text:style-name="T34">ö</text:span><text:span text:style-name="T118">peratieve instellingen of over de meer traditionele banken die hier deel uitmaken van het financi</text:span><text:span text:style-name="T34">ë</text:span><text:span text:style-name="T118">le raderwerk.<text:line-break/></text:span></text:p>
      <text:p text:style-name="P91"><text:span text:style-name="T118">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systeem nu echt. Want het uitschuiven van twee aan elkaar geplakte honder</text:span><text:span text:style-name="T136">d</text:span><text:span text:style-name="T118">jes is een fenomeen waarop je helaas lang moet wachten.<text:line-break/></text:span></text:p>
      <text:p text:style-name="P91"><text:span text:style-name="T118">Om dit project context-rijker te maken zijn kan bijvoorbeeld een spreker uit de banken-wereld worden uitgenodigd. Dit kan iemand zijn met financi</text:span><text:span text:style-name="T34">ë</text:span><text:span text:style-name="T118">le of technische kennis of allebei.</text:span></text:p>
      <text:p text:style-name="P92"><text:span text:style-name="T118">V</text:span><text:span text:style-name="T88">oorbeelden:</text:span></text:p>
      <text:list xml:id="list478807140" text:style-name="L2">
        <text:list-item>
          <text:p text:style-name="P173">Een werknemer van een pin-automaten fabriek (die ongetwijfeld heel veel niet mag vertellen, maar hopelijk ook sommige dingen wel).</text:p>
        </text:list-item>
        <text:list-item>
          <text:p text:style-name="P171"><text:soft-page-break/><text:span text:style-name="T118">Een financi</text:span><text:span text:style-name="T34">ë</text:span><text:span text:style-name="T118">el medewerker van een bank die kan vertellen wat er precies gebeurt als iemand in Spanje geldt opneemt van een rekening in Nederland.</text:span></text:p>
        </text:list-item>
        <text:list-item>
          <text:p text:style-name="P171"><text:span text:style-name="T118">Iemand die, binnen de grenzen van z’n non-disclosure agreement, kan vertellen hoe betalingsverkeer over WAN’s of Internet nu </text:span><text:span text:style-name="T120">echt </text:span><text:span text:style-name="T123">beveiligd wordt.</text:span></text:p>
        </text:list-item>
        <text:list-item>
          <text:p text:style-name="P172"><text:span text:style-name="T123">Een financi</text:span><text:span text:style-name="T36">ë</text:span><text:span text:style-name="T123">el expert die een wat genuanceerder licht kan laten schijnen op het verschijnsel bank, tussen de uitersten “dievenbende” en “de glamour van het grote geld” in. De bank als maatschappelijke dienstverlener</text:span><text:span text:style-name="T124">.</text:span></text:p>
        </text:list-item>
      </text:list>
      <text:p text:style-name="P93"><text:span text:style-name="T124">E</text:span><text:span text:style-name="T122">en excursie is een andere mogelijkheid. Het is dan wel belangrijk dat ook echt een inkijkje wordt gegund dat verder gaat dan een gepolijst verhaal door een voorlichter.</text:span></text:p>
      <text:p text:style-name="P53">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p>
      <text:p text:style-name="P97"><text:span text:style-name="T125">D</text:span><text:span text:style-name="T126">eze technische tunnelvisie is beperkend voor de ontplooiing van de student. Immers onbekend maakt onbemind. Met techniek als startpunt kan er bij een project een tot dan toe onbekende wereld voor iemand open gaan. </text:span><text:span text:style-name="T125">Als we </text:span><text:span text:style-name="T126">de student willen helpen bij het realiseren van z’n potentieel</text:span><text:span text:style-name="T125">, dan hoort de context waar mogelijk in beeld gebracht te worden. Natuurlijk niet ten koste van fundamentele technisch-inhoudelijke kennis en vaardigheden. Maar het</text:span><text:span text:style-name="T37"> één sluit het ander niet uit. Het bankproject is wat dat betreft één </text:span><text:span text:style-name="T38">van de </text:span><text:span text:style-name="T37">kans</text:span><text:span text:style-name="T38">en die zich voordoen om de student te leren op te kijken van z’n printplaat of monitor en z’n voordeel te doen met wat </text:span><text:span text:style-name="T39">hij om zich heen </text:span><text:span text:style-name="T38">ziet.</text:span></text:p>
      <text:h text:style-name="P165" text:outline-level="4"><text:span text:style-name="T270">4. </text:span>Studeren door te leren van andere studenten en docenten</text:h>
      <text:p text:style-name="P54">Wie de studenten met het bankproject bezig ziet, ziet dat ze van elkaar leren. Dat kan vari<text:span text:style-name="T8">ë</text:span>ren van samen nadenken over welke afspraken nodig zijn voor het communicatie-protocol tot na-apen <text:span text:style-name="T242">tot het na-apen van oplossing voor een (enigszins) betrouwbare biljet-uitgifte</text:span>. Ook na-apen is leren, zij het ook niet de meest “actieve” vorm.<text:line-break/><text:line-break/><text:span text:style-name="T237">Studenten geven elkaar ook uitleg, bijvoorbeeld over welke aansluitpinnen van een bepaald onderdeeltje waarvoor dienen. </text:span><text:span text:style-name="T238">Sommige uitleg gaat dieper, zoals een student met wat meer programmeerervaring, die aan een ander uitlegt hoe het precies zit met het gebruik van arrays in C </text:span><text:span text:style-name="T242">en wat je in Java het beste al dan niet bij elkaar kan stoppen in </text:span><text:span text:style-name="T65">één klasse.</text:span></text:p>
      <text:p text:style-name="P55">Ook leren van docenten gebeurt regelmatig. Bij contacten met SLC’ers <text:span text:style-name="T239">gaat het bijvoorbeeld om de hoe de studenten omgaat met problemen die hij tegenkomt. Probeert hij dingen alleen uit te zoeken en op wat voor momenten is dat handig, op wat voor momenten niet? Hoe gaat het in de groep? Ergert hij zich aan de opstelling van sommige groepsleden en bespreekt hij dat dan ook met die groepsleden. Escaleert hij indien nodig dergelijke problemen naar een docent, of ergert hij zich alleen, houdt z’n mond en trekt in z’n eentje </text:span><text:span text:style-name="T240">of met een maatje de kar. Gaan dergelijke zaken deel uit maken van z’n persoonlijke evaluatie? Is dat “klikken” of een mogelijkheid tot groei voor alle groepsleden? Een SLC </text:span><text:soft-page-break/><text:span text:style-name="T240">docent draagt daarin gezichtspunten aan die nieuw kunnen zijn voor een bepaalde student.<text:line-break/><text:line-break/></text:span><text:span text:style-name="T241">Ook techniek-docenten komen af en toe langslopen en de studenten kunnen met vragen bij ze terecht. De hulp varieert van hints over een oplossingsrichting tot even meekijken bij een concreet technisch probleem. </text:span><text:span text:style-name="T242">Al met al leren studenten bij </text:span><text:span text:style-name="T243">het bank-project </text:span><text:span text:style-name="T242">inderdaad </text:span><text:span text:style-name="T243">nu al veel </text:span><text:span text:style-name="T242">van andere studenten en van docenten.</text:span></text:p>
      <text:p text:style-name="P69">Project-management</text:p>
      <text:p text:style-name="P57"><text:span text:style-name="T243">Het specifieke karakter van dit project maakt het mogelijk </text:span><text:span text:style-name="T265">bepaalde</text:span><text:span text:style-name="T243"> </text:span><text:span text:style-name="T244">leer-</text:span><text:span text:style-name="T243">element</text:span><text:span text:style-name="T244">en</text:span><text:span text:style-name="T243"> nog wat meer expliciet aanwezig te laten zijn. Vanwege de koppeling van de banken van de verschillende groepen aan elkaar is samenwerking tussen de groepen studenten onderling mogelijk. Dit is een grootschaliger samenwerking dan in het liftproject. Daar volstaat informeel contact in principe.<text:line-break/><text:line-break/>Bij de schaal van samenwerking <text:s/>in bankproject wordt een wat meer formele benadering van project-management, volgorde-afhankelijkheden en manieren om </text:span><text:span text:style-name="T244">te zorgen dat de producten van de diverse groepen <text:s/>uiteindelijk in elkaar passen.<text:line-break/><text:line-break/>Project-management is bepaald geen nieuw probleem. Studenten komen echter over het algemeen niet zelf op het idee eens te kijken of er anderen zijn die goede ide</text:span><text:span text:style-name="T66">ë</text:span><text:span text:style-name="T244">en hierover <text:s/>op papier of </text:span><text:span text:style-name="T246">Y</text:span><text:span text:style-name="T244">ou</text:span><text:span text:style-name="T246">T</text:span><text:span text:style-name="T244">ube video hebben gezet. Waarschijnlijk zegt de meesten de kreet project-management niets. Hier ligt een kan</text:span><text:span text:style-name="T245">s. De bijdrage van de docent hoeft niet verder te gaan dan uitganspunt 2: Studeren met nieuwsgierigheid. </text:span></text:p>
      <text:p text:style-name="P57"><text:span text:style-name="T263">Van de student kan worden gevraagd </text:span><text:span text:style-name="T246">student gevraagd worden iets te zeggen over projecten in het algemeen. Daardoor wordt deze gestimuleerd er iets over te lezen. Bij sommigen zal dit interesse wekken. Immers een deel van onze technici worden uiteindelijk na een paar jaar werkervaring als projectmanager of hebben deze </text:span><text:span text:style-name="T264">incidenteel </text:span><text:span text:style-name="T246">de</text:span><text:span text:style-name="T264">ze rol als deel van hun werk</text:span><text:span text:style-name="T246">.</text:span></text:p>
      <text:p text:style-name="P58">Het leereffect wordt vergroot indien de studenten wordt gevraagd hierover heel kort iets op papier te zetten, <text:span text:style-name="T247">in eigen woorden, niet als standaard-formulerin</text:span><text:span text:style-name="T248">g</text:span><text:span text:style-name="T247">, </text:span><text:span text:style-name="T260">zodat de betreffende informatie ook werkelijk “geprocessed” wordt:</text:span></text:p>
      <text:p text:style-name="P60">Onderstaand wat mogelijke vragen om de student te helpen bij de kern te komen. Standaard antwoorden zijn erbij vermeld als hulp voor de docenten en dus <text:span text:style-name="T247">niet voor de studenten</text:span>, van hen wordt gevraagd met een eigen antwoord te komen.</text:p>
      <table:table table:name="Table2" table:style-name="Table2">
        <table:table-column table:style-name="Table2.A"/>
        <table:table-column table:style-name="Table2.B"/>
        <table:table-row table:style-name="TableLine93937095189776">
          <table:table-cell table:style-name="Table2.A1" office:value-type="string">
            <text:p text:style-name="P52">Vraag</text:p>
          </table:table-cell>
          <table:table-cell table:style-name="Table2.B1" office:value-type="string">
            <text:p text:style-name="P52">Standaard-antwoord <text:span text:style-name="T262">als hint aan docent</text:span></text:p>
          </table:table-cell>
        </table:table-row>
        <table:table-row table:style-name="TableLine93937095256432">
          <table:table-cell table:style-name="Table2.A2" office:value-type="string">
            <text:p text:style-name="P59">Wat is nou eigenlijk een project?</text:p>
          </table:table-cell>
          <table:table-cell table:style-name="Table2.B2" office:value-type="string">
            <text:p text:style-name="P56"><text:span text:style-name="T260">E</text:span><text:span text:style-name="T246">en </text:span><text:span text:style-name="T260">doelgericht stuk</text:span><text:span text:style-name="T246"> werk met </text:span><text:span text:style-name="T260">als voorwaarden </text:span><text:span text:style-name="T261">een goed gedefineerd</text:span><text:span text:style-name="T246"> begin, </text:span><text:span text:style-name="T261">eind, project-</text:span><text:span text:style-name="T260">resultaat </text:span><text:span text:style-name="T261">en kostenplaatje.</text:span></text:p>
          </table:table-cell>
        </table:table-row>
        <table:table-row table:style-name="TableLine93937095295712">
          <table:table-cell table:style-name="Table2.A2" office:value-type="string">
            <text:p text:style-name="P51">Waarom is project-management nodig?</text:p>
          </table:table-cell>
          <table:table-cell table:style-name="Table2.B2" office:value-type="string">
            <text:p text:style-name="P49">Omdat er sturing nodig is om te zorgen dat inderdaad aan de voorwaarden voldaan wordt.</text:p>
          </table:table-cell>
        </table:table-row>
        <table:table-row table:style-name="TableLine93937095294384">
          <table:table-cell table:style-name="Table2.A2" office:value-type="string">
            <text:p text:style-name="P50">Wat is een project-plan</text:p>
          </table:table-cell>
          <table:table-cell table:style-name="Table2.B2" office:value-type="string">
            <text:p text:style-name="P50">Een document waarin de genoemde voorwaarden expliciet worden vermeld en bij voorkeur ook <text:soft-page-break/>details zoals een planning die klopt met de genoemde tijdsduur.</text:p>
          </table:table-cell>
        </table:table-row>
        <table:table-row table:style-name="TableLine93937095296560">
          <table:table-cell table:style-name="Table2.A2" office:value-type="string">
            <text:p text:style-name="P49">Wat is een project-team</text:p>
          </table:table-cell>
          <table:table-cell table:style-name="Table2.B2" office:value-type="string">
            <text:p text:style-name="P49">Een groep mensen die voor de gelegenheid samenwerkt om een bepaald project te doen.</text:p>
          </table:table-cell>
        </table:table-row>
      </table:table>
      <text:p text:style-name="P56"/>
      <text:p text:style-name="P61">Er zijn natuurlijk veel meer vragen mogelijk, maar het wekken van een beginnende interesse is voldoende. Hoewel er zeker medestudenten zijn die hier al gevoel voor hebben, gaat het wat betreft uitgangspunt 4 om iets dat vooral de docent inbrengt, op basis van zijn inzicht <text:span text:style-name="T263">en liefst ook ervaring</text:span> in de beroepspraktijk.</text:p>
      <text:p text:style-name="P69">Samenwerking</text:p>
      <text:p text:style-name="P98"><text:span text:style-name="T127">Samenwerken in een team, of het nu een project-team of een voetbal-team is, heeft z’n eigen dynamiek. Ieder levert een bijdrage vanuit eigen rol, gebaseerd persoonlijkheid en inhoudelijk talent. Aanvallers, keepers, middenvelders, de </text:span><text:span text:style-name="T40">één is niet belangrijker dan de ander, ook al “scoor” je vooral met scoren.<text:line-break/><text:line-break/>Ook in project-teams is er sprake van een rolverdeling. Hiervoor bestaan verschillende theoretische modellen. Een bekend voorbeeld zijn de rollen van Belbin.<text:line-break/><text:line-break/></text:span><text:a xlink:type="simple" xlink:href="https://werkenmetteamrollen.nl/uitleg-teamrollen/" text:style-name="Internet_20_link" text:visited-style-name="Visited_20_Internet_20_Link"><text:span text:style-name="T40">https://werkenmetteamrollen.nl/uitleg-teamrollen/</text:span></text:a></text:p>
      <text:p text:style-name="P62"/>
      <text:p text:style-name="P62">Het gaat hier niet om dit theoretisch model op zich. De docent kan het noemen en ge<text:span text:style-name="T8">ï</text:span>nteresseerde studenten kunnen er iets over lezen. Het gaat er echter vooral om, de studenten de ogen te openen voor het feit dat niet iedereen dezelfde aanleg en voorkeuren heeft wat betref z’n rol in een project-team. Als je van jezelf weet waar je goed in bent, en ook kunt zien waar anderen goed in zijn, loopt de samenwerking soepeler. <text:span text:style-name="T266">Niet iedereen is een voorzitter, specialist of groepswerker. Dat hoeft ook niet. Een team functioneert als beste als de rollen zo verdeeld zijn dat ze het beste bij de teamleden passen. Daarbij is een voorzitter niet belangrijker dan een specialist of bedrijfsman.</text:span></text:p>
      <text:p text:style-name="P63"><text:span text:style-name="T266">Het doorbreken van </text:span><text:span text:style-name="T267">het inzicht dat ieder z’n eigen soort bijdrage levert, </text:span><text:span text:style-name="T266"><text:s/>kan gestimuleerd worden door bijvoorbeeld de rollen van Belbin kort te bespreken. </text:span><text:span text:style-name="T267">Aan de studenten kan dan gevraagd worden, in </text:span><text:span text:style-name="T268">hun</text:span><text:span text:style-name="T267"> persoonlijke evaluatie aan te geven welke rol het dichtst kwam bij die van he</text:span><text:span text:style-name="T268">n</text:span><text:span text:style-name="T267"> in het bank-project en dit toe te lichten. Hierover nadenken helpt later ook bij de beroepskeuze.</text:span></text:p>
      <text:p text:style-name="P64"><text:span text:style-name="T268">Ook de rollen van anderen binnen het team kunnen worden benoemd. Dit kweekt oog voor mensen en daarmee mensenkennis. Het zorgt dat conflicten beter worden begrepen en gehanteerd. Immers als je snapt </text:span><text:span text:style-name="T249">waarom </text:span><text:span text:style-name="T268">iemand iets doet, kun je hem tegemoet treden met meer begrip en minder boosheid. Dat is een belangrijke stap naar het oplo</text:span><text:span text:style-name="T269">ss</text:span><text:span text:style-name="T268">en van zulke conflicten.<text:line-break/><text:line-break/></text:span><text:span text:style-name="T269">Zo leren studenten inderdaad van andere studenten en krijgt uitgangspunt 4 meer inhoud. Ze leren elkaars verschillen te zien zonder daar al te snel een oordeel aan te verbinden. Wie dat heeft geleerd is een beter teamlid, ook later op het werk.</text:span><text:span text:style-name="T268"><text:line-break/></text:span></text:p>
      <text:h text:style-name="Heading_20_4" text:outline-level="4"><text:soft-page-break/>5. <text:s/>Studeren met eigenaarschap en verantwoordelijkheid<text:span text:style-name="T266"><text:line-break/></text:span></text:h>
      <text:p text:style-name="P64">Het bankproject is minder eenduidig gedefinieerd dan het liftproject. Bij de lift zijn de eisen zodanig dat de oplossingsrichting op z’n minst voor de hand ligt. Vrijwel alle studenten gebruiken een stappenmotor om de lift in de buurt van het doel te brengen en daarna een fotodiode om te kijken of hij precies bij de verdieping is. Enige vrijheid is er in de semantische laag (wat de messages betekenen, niet hoe ze technisch in elkaar zitten) van het protocol waarmee de Arduino’s communiceren. Ook de taakverdeling tussen centrale unit en etage-processors kan iets vari<text:span text:style-name="T8">ë</text:span><text:span text:style-name="T271">ren. Wat betreft de mechanica maken de meeste studenten er een zwoegende hijskraan van in plaats van een energie-zuinige balans met een tegenwicht zoals een echte lift.</text:span></text:p>
      <text:p text:style-name="P65">De bank biedt veel meer opties. Om te beginnen is er het mechanische gelduitgifte-systeem. Hier is ruimte voor individuele, creatieve oplossingen die het wel moeten <text:s/>doen, anders leidt de groepsprestatie schipbreuk: eigenaarschap en verantwoordelijkheid voor de studenten die dit deel voor hun rekening nemen. Ook de GUI van de geldautomaat biedt veel meer vrijheid tot creatieve oplossingen. Ook hier gaat het weer om keuzen met consequenties. Ook de student die zich eigenaar maakt van dit deel van het probleem heeft daarmee verantwoordelijkheid voor het totaalresultaat. Een <text:span text:style-name="T278">onlogisch of </text:span>onpraktisch userinterface heeft negatieve consequenties voor de beoordeling en daarmee voor de hele groep.<text:line-break/><text:line-break/><text:span text:style-name="T272">Bij het bankproject worden de studenten ook al meer losgelaten dan bij de lift. De begeleiding is al iets meer on-demand dan bij de “groentjes” in het liftproject. Er hoeft geen middelbare scholier meer geupgrade te worden tot een student. De meesten hebben inmiddels wel in de gaten dat er bij HR-TI eigen initiatief van je verwacht wordt </text:span><text:span text:style-name="T273">en velen hebben wat dat betreft voortgang geboekt. Daarmee is er ruimte voor meer </text:span><text:span text:style-name="T278">eigen verantwoordelijkheid.</text:span><text:span text:style-name="T273"><text:line-break/><text:line-break/>Om eigenaarschap en verantwoordelijkheid bij alle projectteam-leden te bevorderen is het belangrijk dat de leden een heldere, expliciete taakverdeling overeenkomen waarbij ieder lid inderdaad eigenaar is van een onderdeel van het projectresultaat en daarmee verantwoordelijk voor het voldoen aan de requirements betreffende dat onderdeel. Deze expliciete taakverdeling speelt een rol bij de beoordeling. <text:s text:c="3"/>Iedere student </text:span><text:span text:style-name="T278">hoort te kunnen aangeven</text:span><text:span text:style-name="T273"> </text:span><text:span text:style-name="T278">wat</text:span><text:span text:style-name="T273"> zijn aandeel is in het geheel </text:span><text:span text:style-name="T274">en </text:span><text:span text:style-name="T275">bij de beoordeling ook desgevraagd </text:span><text:span text:style-name="T276">in detail </text:span><text:span text:style-name="T275">te kunne</text:span><text:span text:style-name="T276">n </text:span><text:span text:style-name="T275">vertellen hoe hij dit aandeel </text:span><text:span text:style-name="T277">precies </text:span><text:span text:style-name="T276">heeft ingevuld. </text:span><text:span text:style-name="T277">Dit is zeker niet teveel gevraagd, wie een actief aandeel heeft geleverd kan daar over vertellen, hoeft niet in mooie woorden.</text:span></text:p>
      <text:h text:style-name="P143" text:outline-level="2" text:is-list-header="true">Het <text:span text:style-name="T281">keuze</text:span>-project</text:h>
      <text:h text:style-name="P151" text:outline-level="3">Wat is <text:s/>het</text:h>
      <text:p text:style-name="P99">Het keuzeproject, op dit moment project 5/6 bij technische informatica, is een project <text:span text:style-name="T282">in het tweede studiejaar, </text:span>waarvan de studenen zelf het onderwerp kiezen. Ook bij dit project wordt in groepen gewerkt. Onderwerpen vari<text:span text:style-name="T8">ë</text:span><text:span text:style-name="T88">ren van rolstoelen en handprothesen tot dakgoot-reinigers en laser-projectors. Elk project heeft een opdrachtgever. Soms is deze opdrachtgever extern, soms is het een docent binnen de hogeschool.<text:line-break/><text:line-break/>De projecten worden afgerond met een </text:span><text:span text:style-name="T137">feestelijke </text:span><text:span text:style-name="T88">eindmarkt, waarvoor alle studenten en docenten als bezoeker worden uitgenodigd. De bezoekers kunnen een aantal punten verdelen over de projecten. Voor de winnende projecten zijn er prijzen, </text:span><text:span text:style-name="T137">bijvoorbeeld een taart.</text:span></text:p>
      <text:p text:style-name="P70">Een uitdaging bij een deel van de keuzeprojecten is de verkrijgbaarheid van de hardware. Met het huidige chiptekort is deze uitdaging nog groter geworden. Hardware waar de studenten vertrouwd mee zijn is soms niet meer te krijgen en alternatieven moeten worden onderzocht.</text:p>
      <text:p text:style-name="P100"><text:span text:style-name="T88">Daarnaast valt de leveringstermijn regelmatig tegen. Er wordt dan een beroep gedaan op de creativiteit van de studenten. Studenten reageren hier uiteenlopend op. Sommige komen inderdaad met creatieve oplossingen. Een minderheid blijft hierin passief. Soms mislukt een project hierdoor, maar dat zijn uitzonderinge</text:span><text:span text:style-name="T138">n.<text:line-break/><text:line-break/>De samenwerking in de groepen is meestal goed, de studenten die het zover hebben weten te brengen, blijken dit nu echt wel behoorlijk geleerd te hebben. Ze kennen elkaar ook beter en de groepsindeling is vrij, waardoor er binnen de teams vaak een goede “klik” is.</text:span></text:p>
      <text:h text:style-name="P149" text:outline-level="3">Het project door de bril van de vijf uitgangspunten</text:h>
      <text:h text:style-name="P166" text:outline-level="4"><text:span text:style-name="T229">1. Studeren met pl</text:span><text:span text:style-name="T235">e</text:span><text:span text:style-name="T229">zier</text:span></text:h>
      <text:p text:style-name="P101">Het plezier van dit project begint al bij de vrijheid in onderwerpskeuze. Studenten kiezen onderwerpen waar ze vaak echt affiniteit mee hebben. Dit kan bijvoorbeeld een prothese zijn die gebruikt kan worden door een van de groepsleden of door een familielid. Of gewoon iets leuks, zoals een bolvormige 3D display, gemaakt met een boogvormige roterende kleuren-ledstrip. Of iets dat aansluit bij een persoonlijke passie, zoals een electronische beeldversterker voor een telescoop.</text:p>
      <text:p text:style-name="P101">Sommige groepen zijn echt enthousiast over wat ze aan het doen zijn en halen alles uit de kast. De projectresultaten zijn vaak meer dan alleen functioneel, ook aan het uiterlijk wordt zorg besteed. Pittoreske maar toch wat corny ge-laser-cutte kastjes maken plaats voor ge-3D-printe kunststofbehuizingen met vloeiende lijnen. Een enkel projectresultaat is bijna rijp voor productie, maar dat zijn uitzonderingen.</text:p>
      <text:p text:style-name="P101">De projectresultaten laten zien wat de studenten allemaal al kunnen, en dat is niet gering. Geconfronteerd met een probleemstelling weten de meesten te komen tot een min of meer functionerende technische oplossing. <text:span text:style-name="T283">Al met al is er rond het eindresultaat sprake van plezier voor </text:span><text:soft-page-break/><text:span text:style-name="T283">studenten </text:span><text:span text:style-name="T67">e</text:span><text:span text:style-name="T139">n docenten, een mooie mijlpaal.</text:span></text:p>
      <text:p text:style-name="P102"><text:span text:style-name="T88">De weg naar dat eindresultaat is er eentje met ups en downs. Zoals bij “echte” projecten is slagen of falen vaak een kwestie van heel veel inzet, volharding en, waar nodig, improvisatie. Een belangrijke succesfactor is de specificatie van eisen aan het projectresultaat. Het is heel eenvoudig projecten te defini</text:span><text:span text:style-name="T8">ë</text:span><text:span text:style-name="T88">ren die te hoog gegrepen zijn of waarbij het niet duidelijk is wat de opdrachtgever nu precies verwacht.</text:span></text:p>
      <text:p text:style-name="P102"><text:span text:style-name="T140">Het feit dat het om een keuzeproject gaat, vergroot het risico dat men meer afbijt dan men kan kauwen. Dat is op zich een hele nuttige ervaring, waarbij het kwartje meestal niet in </text:span><text:span text:style-name="T68">één keer valt. Uit de praktijk is de factor 3 of, voor technici, π bekend. Verwijder alle toeters en bellen uit de eisen aan het eindresultaat, denk van te voren heel goed na over het ontwerp, doe je uiterste best en met heel veel geluk doe je er 3 keer zo lang over dan je gepland had.</text:span></text:p>
      <text:p text:style-name="P41">“Het slagen of falen van een project wordt bepaald in de requirements-fase” is een bekend gezegde uit het bedrijfsleven. De missers halen soms de krant. De Fyra, de Vliegende Hollander bij de Efteling, IT-projecten bij de overheid, de reeks is eindeloos. Van studenten kan niet worden verwacht dat ze deze valkuil helemaal in hun eentje vermijden. Een beetje spanning is meestal niet erg, kan zelfs bijdragen aan het plezier. Maar keihard werken aan een complete mislukking is geen nuttige leerervaring.</text:p>
      <text:p text:style-name="P102"><text:span text:style-name="T68">Wat hieraan te doen valt is simpel: Studenten mogen hier een beetje tegen zichzelf in bescherming worden genomen. </text:span><text:span text:style-name="T69">Bij de goedkeuring van het projectvoorstel is het belangrijk dat hierop wordt gelet. </text:span><text:span text:style-name="T70">Sommige projecten kunnen beter in tweeën worden gehakt. Of in nog meer moten. Dit gebeurt soms achteraf: Zo ver zijn we gekomen, de rest is voor het volgende team. Indien dit echter door inbreng van de ervaring van een docent, al van te voren kan gebeuren heeft dat een belangrijk voordeel. Geleerd wordt dat projecten niet </text:span><text:span text:style-name="T74">persee </text:span><text:span text:style-name="T70">onbeheersbaar zijn, mits men een stukje ervaringswijsheid uit het bedrijfsleven inzet: de factor π.<text:line-break/><text:line-break/>Nogmaals, dit is iets waarvan steeds opnieuw blijkt dat mensen het </text:span><text:span text:style-name="T71">niet</text:span><text:span text:style-name="T41"> makkelijk door ervaring alleen leren. Daarvoor verdwijnen er te veel dure “real world” projecten in de shredder. Het is goed als docenten dit hardnekkige fenomeen van budget-overschrijding </text:span><text:span text:style-name="T42">bespreken en studenen handvatten geven om het te vermijden.</text:span><text:span text:style-name="T41"> Dit is nu typisch een geval waarbij de docent zijn eigen ervaring of inzicht inbrengt. Een docent is niet alleen een procesbegeleider, hij draagt ook vakkennis over, technisch en procesmatig.<text:line-break/><text:line-break/>Meestal gaat dit aspect bij het keuze-project goed. Een enkele keer was in plaats van een</text:span><text:span text:style-name="T43"> </text:span><text:span text:style-name="T41">mislukking </text:span><text:span text:style-name="T43">door begrijpelijke onderschatting van de hoevelheid werk die iets kost</text:span><text:span text:style-name="T41"> een positieve leerervaring mogelijk geweest. </text:span><text:span text:style-name="T43">Door eigen ervaring dat je het me een factor 3 marge tot je verbazing maar net red is ook leren, maar dan met positieve bekrachtiging.</text:span><text:span text:style-name="T68"><text:line-break/><text:line-break/></text:span></text:p>
      <text:h text:style-name="P166" text:outline-level="4">2. Studeren met nieuwsgierigheid</text:h>
      <text:p text:style-name="P103">Een reden voor een bepaalde projectkeuze <text:span text:style-name="T247">kan </text:span><text:span text:style-name="T180">nieuwsgierigheid zijn. Gelukkig zijn veel studenten opzoek naar leerervaringen. Ze zoeken dingen waar ze nog niet vertrouwd mee zijn en gaan zulke </text:span><text:soft-page-break/><text:span text:style-name="T180">uitdagingen bewust aan. En natuurlijk zijn er ook heeél wat studenten die de kortste weg naar een voldoende zoeken. Een manier om te zorgen dat zij niet al te veel in hun comfort zone blijven, is om de keuze te bieden uit een </text:span><text:span text:style-name="T182">vooraf samengestelde lijst van kwalitatief goede projecten. Daarbij zou zelfs bewust rekening kunnen worden gehouden me de studenten in kwestie.</text:span></text:p>
      <text:p text:style-name="P104"><text:span text:style-name="T182">Iemand die een al programmeertijger is, leert misschien weinig van een project waarbij software de boventoon voert. Er zijn nogal wat studenten met web-development ervaring, die graag iets maken waarbij een browser-interface een belangrijke rol speelt</text:span><text:span text:style-name="T44">. Iemand die al sinds de middelbare school websites maakt, leert daar waarschijnlijk weinig </text:span><text:span text:style-name="T45">nieuws meer over</text:span><text:span text:style-name="T44">.</text:span></text:p>
      <text:p text:style-name="P104"><text:span text:style-name="T44">Soms heeft nieuwsgierigheid een zetje nodig. Een docent die de studenten goed kent, kan ze een nieuwe wereld binnenleiden. </text:span><text:span text:style-name="T45">Juist zo’n nieuwe wereld kan nieuwsgierigheid wekken, als hij met een duwtje in de rug betreden wordt.</text:span><text:span text:style-name="T44"> Het is goed als docenten gebruik maken van wat ze van de studenten weten </text:span><text:span text:style-name="T45">om ze</text:span><text:span text:style-name="T44"> </text:span><text:span text:style-name="T45">af en toe </text:span><text:span text:style-name="T44">op een nieuw spoor </text:span><text:span text:style-name="T45">te </text:span><text:span text:style-name="T44">zetten. </text:span><text:span text:style-name="T45">Het keuzeproject is daartoe een mooie gelegenheid. </text:span></text:p>
      <text:p text:style-name="P42">Keuze is niet persee volledig vrije keuze van de student voor wat hij al weet. Keuze kan ook betekenen: er zijn meerdere mogelijkheden en in overleg met de student wordt iets gekozen waarvan hij het meeste leert zonder overvraagd te worden. Want dat is de andere kant van de zaak. Zoals eerder gesteld bij uitgangspunt 1, studeren met plezier, is het ook belangrijk studenten niet iets te vragen wat ver boven hun macht ligt. Iemand die het verschil tussen stroom en spanning niet weet, maar het plan heeft opgevat een computergestuurde mengtafel te maken, gaat waarschijnlijk een negatieve ervaring tegemoet. Enthousiasme alleen is niet genoeg. Ook hier is het handig als de docenten weten wat voor vlees ze in de kuip hebben en daar rekening mee houden.</text:p>
      <text:p text:style-name="P105"><text:span text:style-name="T35">In het algemeen dus: Niet “one size fits all” maar passend bij kennis en vaardigheden die in </text:span><text:span text:style-name="T46">een</text:span><text:span text:style-name="T35"> groep aanwezig zijn.</text:span><text:span text:style-name="T46"> </text:span><text:span text:style-name="T47">Zo wordt de nieuwsgierigheid optimaal geprikkeld. Nieuwsgierigheid naar nieuwe kennis, maar vooral naar eigen kunnen.</text:span></text:p>
      <text:h text:style-name="P162" text:outline-level="4">3. Een contextrijke leeromgeving</text:h>
      <text:p text:style-name="P107">Er zijn studenten die bewust kiezen voor een project binnen een bepaalde context. De medische context <text:s/>is daar een voorbeeld van. Bij kiezen vanuit de context komt de contextrijkheid vanzelf mee.</text:p>
      <text:p text:style-name="P106">Veel studenten kiezen een <text:span text:style-name="T284">echter </text:span>project op technisch-inhoudelijke gronden. Ze vinden een bepaalde technologie interessant, <text:span text:style-name="T284">spraakmakend</text:span> en/of <text:span text:style-name="T284">weten er al het </text:span><text:span text:style-name="T75">één en ander vanaf. Als het een project met een externe opdrachtgever betreft, dan krijgen ze de context er als het ware bij, gewild of niet. Een opdrachtgever die hen inderdaad in die context betrekt, en niet alleen een steriele “prefab” opdracht geeft is wenselijk. Gelukkig laten bedrijven meestal graag zien waar ze mee bezig zijn, uiteindelijk staan ze immers vaak met een schepnet aan de poort.<text:line-break/><text:line-break/>Projecten met een interne opdrachtgever, waarbij techniek leidend was bij de keuze, lopen de grootste kans weinig contextrijk te zijn. Dit kan worden ondervangen in de opdrachtomschrijving, door deze in te bedden in een realistische casus. </text:span><text:span text:style-name="T76">Iets wat ook helpt is als de docent die als opdrachtgever functioneert, in z’n rol kruipt. Dit houdt in dat hij z’n inhoudelijke deskundigheid wat opzij zet en meer denkt en spreekt vanuit de behoefte binnen het “bedrijf” aan het projectresultaat. We hebben een besturing voor onze lasrobot nodig, gebaseerd op 3D camerabeelden. Dit en dat en dat moet hij kunnen. </text:span><text:soft-page-break/><text:span text:style-name="T76">En zoveel mag het kosten. En dit zijn onze veiligheidsvoorschriften. We willen graag dat de camera in Europa gefabriceerd wordt. Het productieproces mag bij installatie niet langer dan 4 uur stilgelegd worden. Etc. Praktische eisen en wensen die te maken hebben met de dagelijkse gang van zaken in een gefingeerd bedrijf. Dus geen gedetailleerde adviezen betreffende de technisch-inhoudelijke manier van oplossen. Een opdrachtgever wil meestal een systeem dat werkt. De technologie is secundair.</text:span></text:p>
      <text:p text:style-name="P45"/>
      <text:p text:style-name="P106"><text:span text:style-name="T76">Om dit goed te laten werken is het handig als docent-opdrachtgever en docent-begeleider gescheiden </text:span><text:span text:style-name="T78">zijn</text:span><text:span text:style-name="T76">. <text:s/>Dat kan door expliciet steeds van rol te wisselen, eventueel letterlijk met een bepaalde pet op. Makkelijker is het als het twee verschillende docenten zijn. Dit is jullie opdrachtgever en bij die en die andere docent(en) kun je terecht voor begeleiding betreffende de techniek, </text:span><text:span text:style-name="T77">planning</text:span><text:span text:style-name="T76"> en </text:span><text:span text:style-name="T77">groeps</text:span><text:span text:style-name="T76">proces. </text:span><text:span text:style-name="T77">In he</text:span><text:span text:style-name="T78">t</text:span><text:span text:style-name="T77"> eindoordeel hoort de tevredenheid van de opdrachtgever een grote rol te spelen.</text:span></text:p>
      <text:p text:style-name="P46"/>
      <text:p text:style-name="P106"><text:span text:style-name="T77">S</text:span><text:span text:style-name="T78">ommige docenten spelen van nature een overtuigende opdrachtgevers-rol. Voor anderen </text:span><text:span text:style-name="T79">kost het misschien meer moeite. Het is echter in overeenstemming met de keuze die is gemaakt in het opleidingsprofiel (OTI). We willen TI’ers afleveren met oog voor de context. Dat is een doelstelling met een duidelijke maatschappelijke kant. In die zin is de hogeschool dienstbaar aan de maatschappij die haar van <text:s/>middelen voorziet.</text:span></text:p>
      <text:h text:style-name="P166" text:outline-level="4"><text:span text:style-name="T280">4. </text:span><text:span text:style-name="T279">Studeren door te leren van andere studenten en docenten</text:span></text:h>
      <text:p text:style-name="P108">Bij voorgaande projecten waren alle studenten in principe met een variant van hetzelfde bezig. Daarom was leren van andere studenten relatief simpel: Hoe hebben jullie dit probleem opgelost? Kan ik iets dergelijks inpassen in de manier waarop onze groep bezig is. Het duidelijkst was dat bij het lift-project. De gekozen mechanische oplossingen, type en plaatsing van sensoren en zelfs algoritmen en protocollen lijken vaak als twee druppels water op elkaar.<text:line-break/><text:line-break/>Bij het bank-project is er al veel meer variatie, zowel bij hardware als software. Welliswaar zie je bijvoorbeeld bij de geldautomaten <text:span text:style-name="T285">slechts een beperkt aantal varianten op het gelduitgave-mechanisme, maar iedere groep geeft er toch wel z’n eigen draai aan.<text:line-break/><text:line-break/></text:span><text:span text:style-name="T286">Bij het keuze-project zijn lijken de projecten over het algemeen totaal niet op elkaar. Dit houdt in dat de individuele groepen meer op zichzelf aangewezen zijn dan voorheen. Toch is het van elkaar leren niet beperkt tot binnen de eigen projectgroep. Het vraagt alleen minder kopi</text:span><text:span text:style-name="T80">ë</text:span><text:span text:style-name="T141">ren en meer overdracht van de kennis achter de weetjes. Dus niet “Hoe zit jullie communicatieprotocol in elkaar?”, maar “Hoe maak je eigenlijk een eenduidig en toch flexibel communicatieprotocol?”.</text:span></text:p>
      <text:p text:style-name="P108"><text:span text:style-name="T141">Het uiteenlopen van de projecten maakt dus generalisatie en abstractie van de overgedragen kennis noodzakelijk. Er worden geen “drop-in” oplossingen en trucjes meer geleerd, maar oplossingsstrategi</text:span><text:span text:style-name="T80">ë</text:span><text:span text:style-name="T141">n. En strategi</text:span><text:span text:style-name="T80">ë</text:span><text:span text:style-name="T141">n zijn superieur aan “drop-in” oplossingen. Immers een strategie is, met de juiste vertaling naar een concrete oplossing, toepasbaar in uiteenlopende situaties. Een “drop-in” oplossing past alleen in precies die ene open plek in die ene puzzel. Zo tilt het keuze-project ook het leren van elkaar naar een hoger niveau.</text:span></text:p>
      <text:p text:style-name="P109"><text:soft-page-break/><text:span text:style-name="T88">Daarnaast begint in het leren van elkaar kruisbestuiving een rol te spelen. Kruisbestuiving komt in de techniek veelvuldig voor. Wie een kolossale meebewegende aanmeerst</text:span><text:span text:style-name="T142">ei</text:span><text:span text:style-name="T88">ger voor boorplatforms </text:span><text:span text:style-name="T142">van <text:line-break/>Ampelmann</text:span><text:span text:style-name="T88"> vergelijkt met </text:span><text:span text:style-name="T142">het bescheiden PIXL meetinstrument aanboord van het Perseverance karretje dat op Mars rondrijdt</text:span><text:span text:style-name="T88">, ziet een verbluffende overeenkomst. Juist het ter beschikking hebben van een arsenaal aan oplossingen uit “aanpalende” toepassingsgebieden kan leiden tot die ene innovatieve schakel in het huidige project. </text:span><text:span text:style-name="T142">Ge</text:span><text:span text:style-name="T81">ï</text:span><text:span text:style-name="T142">nspireerd door een oplossing voor een heel ander probleem.<text:line-break/><text:line-break/>Ook bij het keuzeproject is het de moeite als de groepen van elkaar weten wat ze aan het doen zijn. Een tijd geleden was daarvoor de term “knowledge management” in zwang. De hype eromheen is verdwenen, maar het delen van kennis om elkaars gereedschapskist aan te vullen is nog steeds enorm waardevol. De waarde van innovatieve bedrijven zit ‘m in de kennis in de hoofden van de medewerkers. En in hun vaardigheid om die toe te passen in een compleet andere, soms onverwachte context.</text:span></text:p>
      <text:p text:style-name="P71"><text:line-break/>Het positionerings-systeem van de automatische stacking container-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text:p>
      <text:p text:style-name="P71"/>
      <text:p text:style-name="P110"><text:span text:style-name="T88">Het keuzeproject biedt een mooie mogelijkheid om de studenten te laten kennismaken met het systematisch delen van kennis, niet met een onmiddelijk doel, maar als strategie. Iedere groep geeft aan de andere groepen een inhoudelijke, diepgaande presentatie met als onderwerp: Wat was het lastigste technische probleem dat we bij dit project tegenkwamen en hoe hebben we dit opgelost. Daarbij gaat het niet om een vaag, gepolijst praatje, maar </text:span><text:span text:style-name="T143">om details, het naadje van de kous</text:span><text:span text:style-name="T88">, </text:span><text:span text:style-name="T143">vragen</text:span><text:span text:style-name="T88"> </text:span><text:span text:style-name="T143">en een gesprek</text:span><text:span text:style-name="T88"> van technicus tot technicus. Vroeg of laat werpt </text:span><text:span text:style-name="T143">de op deze manier verspreide praktische kennis </text:span><text:span text:style-name="T88">z’n nut af. En laat is prima. Ze leren immers niet voor school.</text:span></text:p>
      <text:h text:style-name="P166" text:outline-level="4">5. <text:s/>Studeren met eigenaarschap en verantwoordelijkheid<text:span text:style-name="T266"><text:line-break/></text:span></text:h>
      <text:p text:style-name="P111">Het zelf kiezen van een project heeft veel met eigenaarschap en verantwoordelijkheid te maken. De student eigent zich er een probleemstelling mee toe en neemt verantwoordelijkheid voor de oplossing. Bij voorgaande projecten was er geen keuzemogelijkheid, afgezien van deelsystemen binnen een project. Hier kiezen de studenten zelf. Ze gaan <text:span text:style-name="T287">binnen grenzen </text:span>vrijwillig commitment aan. Dat geeft een wezelijk ander perspectief. Nog verder verwijderd van het “moeten” op de middelbare school. En dichter bij het “willen” in een beroep waarin je hopelijk plezier kunt hebben.</text:p>
      <text:p text:style-name="P113">Eigenaarschap en verantwoordelijkheid komen binnen het keuzeproject dan ook meestal meer vanzelf, er is dan sprake van intrinsieke motivatie, de mooiste motivatie die er is. Toch kan ook binnen een project waar je aanvankelijk zelf voor koos een moment aanbreken dat de lol er een beetje af is. Het is allemaal moeilijker dan je dacht. De hardware uit China blijkt volledig ongedocumenteerd te zijn. <text:soft-page-break/>Drivers doen het niet, dure onderdelen gaan kapot. Een mooie principe-oplossing blijkt in de praktijk om een banale reden niet te werken. Daa</text:p>
      <text:p text:style-name="P113">Het positionerings-systeem van de automatische stacking-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r sta je dan.<text:line-break/><text:line-break/>Eigenaarschap en verantwoordelijkheid, vrijwillig aangegaan krijgen dan het karakter van aangegaan commitment, samen met je groep. Doorzettingsvermogen en frustratie-toleratie zijn onontbeerlijkom eigenaarschap en verantwoordelijkheid waar te maken. Tegenslagen kunnen leiden tot een passieve houding met aan de docent de boodschap: We komen er niet uit. U moet het oplossen. U bent docent. Echter de docent is niet de probleem-eigenaar. En de opdrachtgever heeft de opdracht, en daarmee het probleem, bij de projectgroep neergelegd. Het kan zijn dat de projectgroep er niet uitkomt. Open overleg met de opdrachtgever is dan de aangewezen weg.</text:p>
      <text:p text:style-name="P112">Techniek is unforgiving. Het is geen schande als iets niet lukt, maar je kunt je er niet uitkletsen. Zijn er andere manieren dan wat oorspronkelijk werd gespecificeerd om het onderliggende probleem van de opdrachtgever, de vraag achter de vraag, op te lossen? Andere technische wegen? Of niet-technische misschien? Het gaat dan weer om context. Techniek was niet het doel maar het middel.<text:line-break/><text:line-break/>Bij de beoordeling is het belangrijk dat dergelijke alternatieve wegen om binnen de context een concreet probleem op te lossen worden gewaardeerd. Als de originele oplossingsstrategie na serieuze pogingen en variaties echt niet blijkt te werken, getuigt het van <text:span text:style-name="T289">professionaliteit</text:span> en oog voor het belang van de <text:span text:style-name="T290">bedrijfsmatige of maatschappelijke </text:span>context om een andere route te kiezen. <text:span text:style-name="T288">Niet alles is nu eenmaal te voorzien. Beter ten halve gekeerd dan ten hele gedwaald.<text:line-break/></text:span></text:p>
      <text:h text:style-name="P144" text:outline-level="2" text:is-list-header="true">Vak: Imperatief Programmeren</text:h>
      <text:h text:style-name="P152" text:outline-level="3">Wat is <text:s/>het</text:h>
      <text:p text:style-name="P115">Veel studenten hebben wel eens iets met programmeren gedaan. Regelmatig wordt de combinatie HTML/CSS genoemd, een combinatie die tamelijk ver verwijderd is van wat gewoonlijk onder programmeren wordt verstaan. JavaScript wordt ook genoemd. Dat komt al wat dichter bij maar vermoedelijk gaat het in de meeste gevallen om een paar regels code om een webpagina tot leven te wekken.</text:p>
      <text:p text:style-name="P115">Ongeveer <text:span text:style-name="T293">een derde</text:span> van de studenten heeft wel eens iets gedaan met C op een Arduino, soms als hobby, soms in het kader van een het vak Informatica op de middelbare school.</text:p>
      <text:p text:style-name="P115">Een kleine minderheid heeft echt wat ervaring. Vaak wordt hierbij C++ genoemd, waarschijnlijk omdat het op de Arduino draait. Een enkeling kan met deze taal al heel veel doen, inclusief gebruik van zaken als dynamisch geheugenbeheer en polymorphism.</text:p>
      <text:p text:style-name="P115"><text:span text:style-name="T293">Ondanks dit alles is het vak</text:span> Imperatief Programmeren <text:span text:style-name="T293">voor een aanzienlijk deel van de</text:span> studenten de eerste <text:span text:style-name="T293">echte </text:span>kennismaking met het maken van computerprogramma’s <text:span text:style-name="T293">die uit meer bestaan dan een paar regels code.</text:span></text:p>
      <text:p text:style-name="P116">Het vak Imperatief Programmeren behelst een eerste kennismaking met de programmeertaal C. Voordelen van C als eerste taal zijn dat het dicht bij de machine staat en daardoor inzicht biedt in wat er “precies gebeurt” als je een computerprogramma draait. Daarnaast is het een gecompileerde taal, de compiler tikt je op de vingers als je iets raars doet met datatypen of parameterlijsten. Echter in dat opzicht is C “less than ideal”. Er zijn weinig talen die zoveel dubieuze vrijheid bieden aan de programmeur en waarvan de foutmeldinge zo cryptisch zijn. Dat heeft te maken met de syntax van de taal, die volledig gericht is op “snappen door de computer” en niet op “snappen door de mens”.</text:p>
      <text:p text:style-name="P117">Daarnaast bevat de taal een aantal zaken die voor veel studenten te hoog gegrepen blijken te zijn bij een eerste kennismaking met programmeren. Ondanks aandacht voor address- en dereference-operators (* en &amp;) blijkt dit concept bij vrijwel alle studenten compleet van de radar te zijn verdwenen op het moment dat in het tweede studiejaar C++ aan de orde komt. <text:span text:style-name="T294">Mochten ze het aanvankelijk al echt begrepen hebben dan heeft het zich blijkbaar niet als relevante kennis gehecht aan wat ze al wisten.</text:span></text:p>
      <text:p text:style-name="P118">Het vak wordt afgerond met een wat grotere opdracht, waarbij een ASCII art plaatje (Lena) op het scherm moet worden getoverd. Dit is voor de meesten een hele toer.</text:p>
      <text:p text:style-name="P117"><text:span text:style-name="T293">Op dit moment is wordt binnen TI opnieuw gekeken of de keuze en volgorde van aanleren van programmeertalen voor verbetering vatbaar is. </text:span><text:span text:style-name="T294">Reden te meer om ook dit vak eens tegen het ligt te houden aan de hand van de vijf uitgangspunten.</text:span><text:span text:style-name="T293"><text:line-break/></text:span></text:p>
      <text:h text:style-name="P154" text:outline-level="3" text:is-list-header="true"><text:soft-page-break/><text:span text:style-name="T292">Het </text:span><text:span text:style-name="T291">vak</text:span><text:span text:style-name="T292"> door de bril van de vijf uitgangspunten</text:span></text:h>
      <text:h text:style-name="P167" text:outline-level="4"><text:span text:style-name="T229">1. Studeren met pl</text:span><text:span text:style-name="T235">e</text:span><text:span text:style-name="T229">zier</text:span></text:h>
      <text:p text:style-name="P119">Een deel van de studenten heeft al iets met programmeren, en dit vak valt bij hen in vruchtbare aarde. Maar bij velen lijkt van plezier geen sprake. Ze vinden het vak moeilijk. <text:span text:style-name="T295">Fundamentele concepten landen moeizaam en worden soms vaak door elkaar gegooid. Zo blijkt het verschil tussen een datatype en een variabele voor velen </text:span><text:span text:style-name="T306">ook na afloop nog steeds</text:span><text:span text:style-name="T295"> lastig.</text:span></text:p>
      <text:p text:style-name="P135">De echte problemen beginnen als ze er constructief mee aan de slag moeten in een wat groter programma. Velen hebben geen idee hoe ze dit moeten aanpakken. Ze voelen zich in het bos achtergelaten zonder kompas. Hoe begin je eigenlijk. En hoe ga je dan verder.<text:line-break/><text:line-break/>Een heel duidelijk fenomeen is, dat studenten heel veel bezig zijn met details in de code en maar totaal geen grote lijn in hun hoofd hebben. Ze worstelen met de syntax op statement-niveau zonder toe te komen aan de vraag hoe het programma in principe zou moeten werken.</text:p>
      <text:p text:style-name="P120">Hierin kan op eenvoudige wijze sterke verbetering worden gebracht. Het recept is simpel. Aan het begin van de broncode komen drie blokken commentaar, namelijk <text:span text:style-name="T252">Requirements</text:span>, <text:span text:style-name="T247">Testspec</text:span> en <text:span text:style-name="T247">Design</text:span><text:span text:style-name="T180">, </text:span><text:span text:style-name="T183">elk van een regel of twintig.<text:line-break/><text:line-break/>Bij </text:span><text:span text:style-name="T250">Requirements</text:span><text:span text:style-name="T183"> beschrijft de student </text:span><text:span text:style-name="T198">in eigen woorden</text:span><text:span text:style-name="T201"> </text:span><text:span text:style-name="T254">wat</text:span><text:span text:style-name="T201"> het programma precies moet doen, zonder zich druk te maken over </text:span><text:span text:style-name="T254">hoe</text:span><text:span text:style-name="T201"> het programma dit doet. Deze beschrijving is </text:span><text:span text:style-name="T198">zo gedetailleerd en concreet mogelijk</text:span><text:span text:style-name="T201">. Door dit te doen maakt de student zich de opdracht actief eigen. Alleen maar doorlezen werkt voor velen niet. Gebrekkige leesvaardigheid is daarbij een factor. Lezen en begrijpen tegelijk blijkt moeilijk. De opdracht wordt meer vluchtig gescanned dan grondig gelezen. Daardoor dringt een student er niet werkelijk in door maar blijft aan de buitenkant hangen. Zelf opschrijven blijkt enorm te helpen.</text:span></text:p>
      <text:p text:style-name="P121"><text:span text:style-name="T200">Bij </text:span><text:span text:style-name="T253">Testspec </text:span><text:span text:style-name="T200">beschrijft de student hoe hij uiteindelijk gaat testen of de applicatie werkelijk aan de requirements voldoet. </text:span><text:span text:style-name="T202">Deze beschrijving is </text:span><text:span text:style-name="T199">operationeel</text:span><text:span text:style-name="T202">, dat wil zeggen hij beschrijft exact welke handelingen worden verricht tijdens het testen en wat daarvan de resultaten zijn. Ook is hij </text:span><text:span text:style-name="T199">kwantitatief</text:span><text:span text:style-name="T202">, vage waarde-oordelen zoals </text:span><text:span text:style-name="T255">vaak</text:span><text:span text:style-name="T202">, </text:span><text:span text:style-name="T255">betrouwbaar, robuust, flexibel</text:span><text:span text:style-name="T202"> hebben daarin geen plaats. Het moet objectief en precies duidelijk zijn wanneer wel of niet aan de testcriteria is voldaan. Dus een bepaalde handeling moet bijvoorbeeld achtereenvolgens 3x met succes kunnen worden gedaan met 3 van tevoren gespecificeerde sets invoer-gegevens. Of 10x. In de praktijk worden dergelijke getallen met een opdrachtgever overeengekomen. Zij bepalen hoe betrouwbaar de test is. Bij dit eerstejaars vak is de situatie relatief simpel en speelt het kwantatieve niet zo’n rol. Echter de operationaliteit van de test wel. Iedereen moet hem aan de hand van de </text:span><text:span text:style-name="T255">Testspec</text:span><text:span text:style-name="T202"> kunnen uitvoeren. En objectief kunnen vaststellen of de test geslaagd is.</text:span></text:p>
      <text:p text:style-name="P122"><text:span text:style-name="T298">Het tekstblok met de kop </text:span><text:span text:style-name="T253">Design</text:span><text:span text:style-name="T298">, tenslotte, is bij deze eerste kennismaking met programmeren het belangrijkste. Het gaat daarbij niet om diagrammen. Student, beschrijf nu eens hoe je denkt dat je programma moet gaan werken </text:span><text:span text:style-name="T296">zonder je daarbij te verliezen in de details van een </text:span><text:span text:style-name="T297">nog relatief onbekende </text:span><text:span text:style-name="T296">programmeertaal</text:span><text:span text:style-name="T298">. </text:span><text:span text:style-name="T299">Doe maar net alsof je aan je tante Betje uitlegt hoe je dit gaat aanpakken. Stap voor stap.<text:line-break/></text:span><text:soft-page-break/></text:p>
      <text:p text:style-name="P128">Bij de huidige eindopdracht (Lena in ASCII-art):</text:p>
      <text:p text:style-name="P129"><text:span text:style-name="T298">N.B. </text:span><text:span text:style-name="T303">Bij het </text:span><text:span text:style-name="T257">Design</text:span><text:span text:style-name="T298"> is er vanuit gegaan dat de datafile iets handiger in elkaar zit dan op dit moment.</text:span></text:p>
      <text:p text:style-name="P129"><text:span text:style-name="T298">N.B.2 Hoewel de tekst hier in het nederlands is gegeven, verdient engels voor </text:span><text:span text:style-name="T253">Requirements, Testspec</text:span><text:span text:style-name="T298"> en D</text:span><text:span text:style-name="T253">esign </text:span><text:span text:style-name="T298">sterk de voorkeur als de student hiertoe in staat is. Taalfouten zijn daarbij van ondergeschikt belang. Ook de programmering gebeurt bij voorkeur in het engels. Hiermee kan niet vroeg genoeg geoefend worden. Bij bedrijven wordt bijna altijd in het engels geprogrammeerd, en vragen aan de programming community, bijvoorbeeld op Stack Overflow, met nederlandstalige voorbeeldcode zijn betrekkelijk kansloos. Het deel van de wereldbevolking dat nederlands spreekt is nu eenmaal zeer klein.</text:span></text:p>
      <text:p text:style-name="P136">Design</text:p>
      <text:p text:style-name="P123"><text:span text:style-name="T253">De gegevens van het Lena-plaatje staan in een bestand. De getallen in dit bestand </text:span><text:span text:style-name="T258">staan in tekstvorm en </text:span><text:span text:style-name="T253">stellen helderheden voor. Ze lopen van 0 t/m 255. De eerste twee getallen in het bestand zijn het aantal rijen en kolommen van het beeld.</text:span></text:p>
      <text:p text:style-name="P136">Allereerst wordt een tweedimensionaal (short unsigned) integer array gedefinieerd met deze afmetingen. In twee geneste for-lussen worden de gegevens uit het Lena-bestand in dit array ingelezen.</text:p>
      <text:p text:style-name="P124"><text:span text:style-name="T253">Vervolgens wordt een helderheidsschaal gedefin</text:span><text:span text:style-name="T256">ieerd. De getallen van 0 t/m 255 worden daarbij gekoppeld aan bijvoorbeeld 8 letters met opklimmende helderheid </text:span><text:span text:style-name="T259">bij witte letters op een zwart scherm,</text:span><text:span text:style-name="T256"> </text:span><text:span text:style-name="T259">b</text:span><text:span text:style-name="T256">ijv</text:span><text:span text:style-name="T259">oorbeeld</text:span><text:span text:style-name="T256"> “.,-=ILNM”. Als je een bepaald helderheids-getal hebt en de letters zijn genummerd van 0 t/m 7 (dit zijn de ind</text:span><text:span text:style-name="T259">ices</text:span><text:span text:style-name="T256"> van de letters in de string “.,-=ILNM”</text:span><text:span text:style-name="T259">)</text:span><text:span text:style-name="T256"> dan kun je de index van de bijbehorende letter als volgt vinden:<text:line-break/><text:line-break/><text:tab/>index = helderheid / 32</text:span></text:p>
      <text:p text:style-name="P124"><text:span text:style-name="T256">Vervolgens wordt in twee geneste for-lussen het genoemde tweedimensionale array regel voor regel, en daarbinnen de helderheden getal voor getal doorlopen. Elk helderheid wordt aan de hand van bovenstaande formule omgezet in een index. De letter met die index wordt op het scherm gezet. <text:s/>Elke keer als de binnenste lus geheel doorlopen is, is er een regel klaar. Op dat moment wordt steeds een newline (‘\n’) naar het scherm geschreven, waardoor op het scherm naar de volgende regel wordt gesprongen.<text:line-break/><text:line-break/>(En zo verder)</text:span><text:span text:style-name="T298"><text:line-break/><text:line-break/></text:span><text:span text:style-name="T300">Bij deze werkwijze krijgt de student gelegenheid na te denken over een oplossinsstrategie, zonder daarbij enorm gehinderd te worden door de ballast van een programmeertaal. Als het gelukt is om op deze manier te beschrijven </text:span><text:span text:style-name="T256">wat</text:span><text:span text:style-name="T300"> er precies moet gebeuren, worden alle tussenstappen in de vorm van commentaarblokjes in het programma gekopieerd </text:span><text:span text:style-name="T304">(originele commentaarblokken ook laen staan) </text:span><text:span text:style-name="T300">en eventueel wat gedetailleerder beschreven. Pas daarna begint het eigenlijke coderen, </text:span><text:span text:style-name="T304">elk codefragment zoveel mogelijk direct onder het betreffende commentaarblokje.</text:span></text:p>
      <text:p text:style-name="P125"><text:span text:style-name="T300">D</text:span><text:span text:style-name="T298">e</text:span><text:span text:style-name="T303">ze</text:span><text:span text:style-name="T298"> werkwijze, afgeleid van Donald Knuth’s “Literate Programming” blijkt beginnende programmeurs enorm te helpen. </text:span><text:span text:style-name="T301">Als de commentaarblokjes er eenmaal staan, ligt de grote lijn vast en kunnen de studenten zich focussen op de details en de uitdaging van de programmeertaal, zonder het </text:span><text:soft-page-break/><text:span text:style-name="T301">risico te lopen die grote lijn uit het oog te verliezen. Deze “comments first” manier is ook voor zeer ervaren programmeurs een hele prettige werkwijze. Immers de code is daarmee gelijk grondig gedocumenteerd, niet in de vorm van triviaal, obligaat </text:span><text:span text:style-name="T304">afgeraffeld </text:span><text:span text:style-name="T301">commentaar, maar op een </text:span><text:span text:style-name="T304">doordachte, functionele </text:span><text:span text:style-name="T301">manier waar niet alleen </text:span><text:span text:style-name="T302">toekomstige collega’s plezier van hebben maar, <text:s/>ook de originele programmeur zelf, aangezien het vantevoren gebeurt. </text:span><text:span text:style-name="T304">Coderen met beheersing en overzicht, en daardoor met plezier, is </text:span><text:span text:style-name="T305">bij Techische Informatica een belangrijk </text:span><text:span text:style-name="T304">onderdeel van studeren met plezier.</text:span></text:p>
      <text:h text:style-name="P167" text:outline-level="4">2. Studeren met nieuwsgierigheid</text:h>
      <text:p text:style-name="P130">Studenten al eerder hebben geprogrammeerd zijn nieuwsgierig naar wat ze bij TI wat dit betreft allemaal voor nieuws gaan leren.</text:p>
      <text:p text:style-name="P130">Studenten die nog nooit hebben geprogrammeerd zijn nieuwsgierig naar wat programmeren nu eigen<text:span text:style-name="T307">lijk</text:span> inhoudt.</text:p>
      <text:p text:style-name="P131">Het verschil in startniveau is groot. Bij de huidige opbouw van het vak komen beide groepen te kort. Studenten die al eerder hebben geprogrammeerd zijn vaak teleurgesteld in dit vak. Ze hoopten dat nu “het echte werk” zou gaan beginnen. Het blijkt dat ze bij het maken van de opgaven onder een juk door <text:s/>moeten waar ze met gemak wijdbeens overheen zouden kunnen springen. <text:span text:style-name="T308">En dat bij </text:span><text:span text:style-name="T82">één van de eerste vakken die ze op de Hogeschool krijgen.</text:span></text:p>
      <text:p text:style-name="P132"><text:span text:style-name="T8">Studenten voor wie programmeren nieuw lopen tegen een andere teleurstelling aan. </text:span><text:span text:style-name="T83">Programmeren is moeilijker dan ze dachten. Je moet heel veel van de taal snappen om eenvoudigweg een gegeven van het toetsenbord te kunnen inlezen. </text:span><text:span text:style-name="T84">Hoezo precies </text:span><text:span text:style-name="T72">scanf (“%f”, &amp;x)</text:span><text:span text:style-name="T84"> ? Waar zijn % en &amp; precies goed voor? En waaarom die &amp; niet bij </text:span><text:span text:style-name="T72">printf (“%f”, x) </text:span><text:span text:style-name="T48">? Geen eenvoudige vragen als je net leert programmeren. </text:span><text:span text:style-name="T73">x = input () </text:span><text:span text:style-name="T49">oogt een stuk minder intimiderend, net als </text:span><text:span text:style-name="T73">print (x)</text:span><text:span text:style-name="T49">. </text:span><text:span text:style-name="T50">Natuurlijk zal een TI’er uiteindelijk een keer C(++) moeten leren. De vraag is of C z’n eerste kennismaking met dit nog onbekende vak moet zijn.<text:line-break/><text:line-break/></text:span><text:span text:style-name="T57">Studeren met nieuwsgierigheid komt neer op leren door nieuwsgierigheid. Dat is zoals een kind leert, door dingen gewoon uit te proberen en te ontdekken wat er gebeurt. De programmeertaal Python leent zich hier veel beter voor dan C. Plezier is niet het enige aspect dat moet worden meegenomen bij de keuze van een eerste programmeertaal. Echter wel een belangrijk aspect. Je kunt iemand maar één keer goed tegen maken.</text:span></text:p>
      <text:p text:style-name="P43">Het niveauverschil is een probleem op zich, ongeacht de taalkeuze. Wat voor taal je ook kiest, een bepaalde opgave zal voor sommigen te makkelijk zijn en voor anderen te moeilijk. Hiervoor is gelukkig een trefzekere remedie: gedifferentieerd lesmateriaal. Ja, het kost extra werk om dat te maken, maar ook weer niet zoveel werk.</text:p>
      <text:p text:style-name="P133"><text:span text:style-name="T56">Als alleen al de opgaven gedifferentieerd zouden zijn, bijvoorbeeld in drie niveaus, </text:span><text:span text:style-name="T58">zouden ook de wat meer ervaren programmeurs uit</text:span><text:span text:style-name="T59">gedaagd worden</text:span><text:span text:style-name="T58">. </text:span><text:span text:style-name="T59">Het bovenste niveau </text:span><text:span text:style-name="T62">mag pittig</text:span><text:span text:style-name="T59"> zijn. </text:span><text:span text:style-name="T58">Juist ervaren programmeurs hebben hun kennis waarschijnlijk zelf opgedaan omdat ze geboeid waren door het fenomeen programmeren. Ze zijn van nature nieuwsgierig naar nieuw</text:span><text:span text:style-name="T60">e</text:span><text:span text:style-name="T58"> mogelijkheden en kunnen dingen over het algemeen goed zelf uitzoeken met behulp van Internet. Aan hen tegemoet komen is </text:span><text:soft-page-break/><text:span text:style-name="T58">niet zo’n kunst. </text:span><text:span text:style-name="T60">Behalve de opgaven hoeft het materiaal niet persee te worden aangepast, ze vinden hun <text:s/>Behalve de opgaven hoeft het materiaal niet persee te worden aangepast, ze vinden hun weg wel.weg wel. </text:span><text:span text:style-name="T58">Een uitdagende opgave </text:span><text:span text:style-name="T61">op niveau 3 </text:span><text:span text:style-name="T58">zet ze aan het zoeken, </text:span><text:span text:style-name="T60">de rest gaan vanzelf, </text:span><text:span text:style-name="T58">uit nieuwsgierigheid.</text:span></text:p>
      <text:p text:style-name="P134"><text:span text:style-name="T58">H</text:span><text:span text:style-name="T56">et laagste niveau is ook interessant. Horen pointers en adres-operatoren werkelijk in een allereerste kennismaking met programmeren thuis? Of kan dat ook later aan de orde komen, bijvoorbeeld bij C++, gesteld dat C de eerste taal blijft die ze leren?</text:span></text:p>
      <text:p text:style-name="P44">Er is bij deze eerste kennismaking met programmeren duidelijk ruimte voor verbetering. Die wordt op dit moment onderzocht. Studeren met nieuwsgierigheid is daarbij één van de brillen waardoor zou moeten worden gekeken, als we het profiel-document (OTI) serieus nemen.</text:p>
      <text:h text:style-name="P163" text:outline-level="4">3. Een contextrijke leeromgeving</text:h>
      <text:p text:style-name="P137">In het eerst jaar van HR-TI is voor het vak Imperatief Programmeren een duidelijke context aanwezig: Gebruik van C op de Arduino in de beschreven projecten. <text:span text:style-name="T309">De C kennis die wordt opgdaan in dit vak is noodzakelijk om de projecten te kunnen doen. Daarmee is ook verzekerd dat het deel van de studenten dat bijvoorbeeld bij het lift-project de software schrijft, deze taal actief gebruik</text:span><text:span text:style-name="T310">t</text:span><text:span text:style-name="T309">. En actief gebruik van een programmeertaal is de enige manier om hem werkelijk te leren.</text:span></text:p>
      <text:p text:style-name="P137"><text:span text:style-name="T309">Programmeren leer je door het te doen, net als fietsen. De theorie is zeker belangrijk, maar die krijgt </text:span><text:span text:style-name="T310">voor de meeste studenten </text:span><text:span text:style-name="T309"><text:s/>pas betekenis in de context van praktische </text:span><text:span text:style-name="T310">toepassing</text:span><text:span text:style-name="T309">. Tot dat moment blijft programmeren een abstract spel. Pas als je ontdekt wat je er mee kunt doen wordt programmeren </text:span><text:span text:style-name="T310">voor de meesten</text:span><text:span text:style-name="T309"> echt leuk. </text:span><text:span text:style-name="T310">Veel van onze studenten hebben een fascinatie voor het </text:span><text:span text:style-name="T251">maken</text:span><text:span text:style-name="T184"> van dingen, we profileren ons niet voor niets als een maak-opleiding en dat zijn we ook.</text:span></text:p>
      <text:p text:style-name="P126">Ondanks het feit dat belangstelling voor de context, “wat je er in de praktijk mee kunt doen” , studenten <text:s text:c="2"/>door het vak heen kan trekken, is tevens een systematische theoretische opbouw nodig. Immers we willen solide makers afleveren, geen hap snap knutselaars. Dat de theorie het beste opgehangen kan worden aan de praktijk sluit gelukkig systematische behandeling niet uit.</text:p>
      <text:p text:style-name="P127">Een populaire manier om een roman of filmscenario te schrijven is de volgende. Begin een aantal verhaallijnen rondt verschillende personen en laat uiteindelijk deze steeds meer samenkomen tot uiteindlijk aan het slot alle puzzelstukjes in elkaar passen. De oefenopaven bij het aanleren van een programmeertaal kunnen op een dergelijke manier in elkaar passen. Dit kan als volgt worden gerealiseerd:</text:p>
      <text:list xml:id="list686651315" text:style-name="L3">
        <text:list-item>
          <text:p text:style-name="P174"><text:span text:style-name="T185">Inventariseer de leerdoelen. </text:span><text:span text:style-name="T190">Werk deze vervolgens zo concreet mogelijk uit. </text:span><text:span text:style-name="T185">Welke taalconstructies moeten de studenten aan het einde beheersen en tot op welk niveau? Hoeveel creativiteit moeten ze al aan de dag kunnen leggen in het ontdekken van wat ze in een gegeven situatie nodig hebben?<text:line-break/></text:span></text:p>
        </text:list-item>
        <text:list-item>
          <text:p text:style-name="P174"><text:span text:style-name="T185">Verzin vervolgens een aansprekende eindopdracht waarin al deze constructies aan de orde komen. </text:span><text:span text:style-name="T190">Het is de moeite waard hier goed over na te denken. Belangrijk is dat de eindopdracht geen abstract programmeer-”kunstje” is maar verbinding heeft met een voor de studenten zo </text:span><text:soft-page-break/><text:span text:style-name="T190">aantrekkelijk mogelijke context. Gaming ligt voor de hand, besturing van hardware is echter ook iets wat voor velen behoorlijk nieuw en boeiend is. Er zijn ook prima combinaties tussen deze twee te maken.</text:span></text:p>
        </text:list-item>
        <text:list-item>
          <text:p text:style-name="P175"><text:span text:style-name="T185">Realiseer die van eindopdracht vantevoren minimalistisch als modeluitwerking voor de docenten. </text:span><text:span text:style-name="T190">Dit is belangrijk omdat het de docenten die zich enigzins in beginners kunnen inleven, vantevoren een beeld geeft van de moeilijkheidsgraad en benodigde effort. Zoek het niet te veel in de toeters en de bellen, </text:span><text:span text:style-name="T192">dat is voor programmeurs zowiezo een slechte gewoonte.</text:span><text:span text:style-name="T190"> Een opdracht met een harde, intrinsiek boeiende “kern” is beter. Graphics zijn in dit stadium nog te hoog gegrepen. </text:span><text:span text:style-name="T191">Gebruik van sensoren en bewegende hardware is wel haalbaar en kan net zo boeiend zijn. </text:span><text:span text:style-name="T192">De hardware mag worden “voorgekauwd”, het is immers geen project maar een programmeervak.</text:span></text:p>
        </text:list-item>
        <text:list-item>
          <text:p text:style-name="P176"><text:span text:style-name="T185">Pluk het resulterende programma uiteen in </text:span><text:span text:style-name="T186">onder</text:span><text:span text:style-name="T185">delen,</text:span><text:span text:style-name="T51"> één onderdeel per les. Omdat het aantal lessen beperkt is, kunnen in één onderdeel soms meerdere leerdoelen aan de orde komen. Wees hierin echter niet te ambitieus. Als de lessen hierdoor “overvol” raken is het vak blijkbaar te groot voor het aantal beschikbare lessen. You can only do so much. </text:span><text:span text:style-name="T54">Alles wat meer is dan dat wordt gewoon niet geabsorbeerd of, blijkens ervaringen, snel weer vergeten.</text:span></text:p>
        </text:list-item>
        <text:list-item>
          <text:p text:style-name="P176"><text:span text:style-name="T186">Demonstreer vantevoren de modeluitwerking van de eindopdracht aan de studenten, gewoon als teaser, zonder op de code in te gaan of deze zelfs maar te tonen. Om dit goed te laten werken is het inderdaad nodig dat het resultaat voor de studenten zo aansprekend mogelijk is. Iets dat op de Arduino draait en hardware aanstuurt is wel haalbaar. </text:span><text:span text:style-name="T187">De eindopdracht mag redelijk moeilijk zijn, omdat ze hem niet helemaal zelfstandig gaan realiseren. Ze worden stap voor stap naar het eindresultaat geleid, dat daardoor veelal meer is dan waar ze zichzelf oorspronkelijk toe in staat achtten. Dit geeft natuurlijk een kick! Heb ik dat gemaakt? </text:span><text:span text:style-name="T192">Het stap voor stap proces is een leerpunt op zich. <text:s/>Een samenstel van betrekkelijk simpele onderdelen kan uiteindelijk iets boeiends of bruikbaars opleveren. En </text:span><text:span text:style-name="T193">een bij een demo </text:span><text:span text:style-name="T192">complex lijkende applicatie </text:span><text:span text:style-name="T193">is</text:span><text:span text:style-name="T192"> </text:span><text:span text:style-name="T193">blijkbaar </text:span><text:span text:style-name="T192">terug te brengen tot behapbare brokken.</text:span></text:p>
        </text:list-item>
        <text:list-item>
          <text:p text:style-name="P176"><text:span text:style-name="T186">Geef duidelijke, bindende richtlijnen voor de code van de deelopdrachten. </text:span><text:span text:style-name="T187">Bijvoorbeeld</text:span><text:span text:style-name="T186">: “gebruik hierbij een 2D integer array” of “maak hiervoor een aparte functie die deze waarden aan de caller teruggeeft door middel van pointer </text:span><text:span text:style-name="T194">parameter</text:span><text:span text:style-name="T186">s” </text:span><text:span text:style-name="T187">of “stop die en die zaken in aparte modules met bijbehorende headers”. </text:span><text:span text:style-name="T186">Zo worden studenten ertoe geleid ook werkelijk de diverse taalelementen te gebruiken die ze volgens de leerdoelen moeten beheersen. Een werkende applicatie is immers een middel, geen doel. </text:span><text:span text:style-name="T188">Gebruik de contacturen zoveel mogelijk voor individuele begeleiding gericht op gebruik van het juiste taalmiddel voor een bepaald doel.</text:span></text:p>
        </text:list-item>
        <text:list-item>
          <text:p text:style-name="P177"><text:span text:style-name="T187">Laat de studenten in de lessen en bij het huiswerk stap </text:span><text:span text:style-name="T188">voor stap de programma-onderdelen realiseren. Sommige onderdelen worden misschien al ge</text:span><text:span text:style-name="T52">ï</text:span><text:span text:style-name="T188">ntegreerd, andere blijven nog los. Sommigen omvatten misschien </text:span><text:span text:style-name="T51">éé</text:span><text:span text:style-name="T188">n of meer modules. <text:s/>Met module wordt bedoeld: een interface (declaraties, in C voornamelijk functie signatures) in een .h file en de bijbehorende implementatie (definities, in C voornamelijk functie bodies) in een .c file. Het feit dat je zo’n module dan bij de eindopdracht ongewijzigd kunt hergebruiken is een heel nuttige leerervaring. Wie alle declaraties bij elkaar in </text:span><text:span text:style-name="T51">éé</text:span><text:span text:style-name="T52">n header stopt, vergeet n</text:span><text:span text:style-name="T55">iet snel</text:span><text:span text:style-name="T52"> meer waarom dat onhandig </text:span><text:soft-page-break/><text:span text:style-name="T52">is. </text:span><text:span text:style-name="T53">Stel het begrip unit-testen aan de orde en laat ze dit (op eenvoudige wijze) ook echt doen en de test-code bewaren voor latere regGraphics zijn in dit stadium nog te hoog gegrepen. resssie-tests.</text:span></text:p>
        </text:list-item>
        <text:list-item>
          <text:p text:style-name="P177"><text:span text:style-name="T188">Laat ze in de laatste les(sen) werken aan de eindopdracht en biedt ook hier individuele begeleiding. Zelfstandig ontdekken </text:span><text:span text:style-name="T195">is</text:span><text:span text:style-name="T188"> zeker nuttig, maar overdracht van vakmanschap van de docent kan het leerproces zeer versnellen en verdiepen.</text:span><text:span text:style-name="T185"> </text:span><text:span text:style-name="T189">Stel het begrip integratie-testen aan de orde en laat indien er problemen met de eerder gemaakte onderdelen opduiken zien dat de unit-tests nu als regressie-tests kunnen worden gebruikt. Dit hoeft allemaal niet zeer uitgebreid, maar er is geen enkele reden om ze niet gelijk het hele plaatje te laten zien. Indien deze systematische, gedisciplineerde werkwijze steeds weer opduikt, maken de studenten zich deze op den duur vanzelf eigen.</text:span></text:p>
        </text:list-item>
      </text:list>
      <text:p text:style-name="P138"><text:span text:style-name="T189">S</text:span><text:span text:style-name="T180">amenvattend: Bovenstaand wordt een </text:span><text:span text:style-name="T196">beproefde </text:span><text:span text:style-name="T180">methode geschetst om de theorie systematisch aan de orde te laten komen. Daartoe worden een boeiende eindopdracht bedacht waarin alle elementen van de theorie practisch </text:span><text:span text:style-name="T196">worden gebruikt</text:span><text:span text:style-name="T180">. Deze </text:span><text:span text:style-name="T196">eindopdracht </text:span><text:span text:style-name="T180">wordt daarna uiteengerafeld in deelopdrachten. In de les waarin een bepaalde deelopdracht wordt verstrekt, wordt ook de bijbehorende theorie behandeld. Er wordt dus niets ingeleverd op inhoud, alleen de voorbeelden leiden tot een samenhangend geheel. Ook de volgorde van behandelen van de theoretische onderwerpen, zoals taalconstructies of </text:span><text:span text:style-name="T196">meer abstracte zaken zoals </text:span><text:span text:style-name="T180">modularisering, kan grotendeels vrij worden gekozen </text:span><text:span text:style-name="T196">indien</text:span><text:span text:style-name="T180"> er niet te veel afhankelijkheden tussen de “puzzelstukken” zijn waaruit de eindopracht wordt opgebouwd. Met wat “clever thinking” </text:span><text:span text:style-name="T196">zijn zulke</text:span><text:span text:style-name="T180"> afhankelijkheiden </text:span><text:span text:style-name="T196">meestal </text:span><text:span text:style-name="T180">grotendeels te vermijden. </text:span><text:span text:style-name="T197">Daarmee is het eindresultaat tevens een goed voorbeeld van een programmeerstragie die streeft naar het ontkoppelen van onderdelen. (Google: Coupling and Cohesion)</text:span></text:p>
      <text:h text:style-name="P167" text:outline-level="4"><text:span text:style-name="T280">4. </text:span><text:span text:style-name="T279">Studeren door te leren van andere studenten en docenten</text:span></text:h>
      <text:p text:style-name="P66">Op dit moment wordt bij Imperatief Programmeren al gebruik gemaakt van les-video’s. Daardoor is er in de lessen meer tijd voor interactie tussen individuele studenten en de docent. Er ligt een periode achter ons waarin door de Corona pandemie veel lessen on-line plaatsvonden. Dat is fnuikend voor elke vorm van interactie. Soms kwam lesgeven neer op het aanpraten tegen een scherm met zwijgende logo’s. Soms bleken mensen bereid hun camera aan te zetten, maar dat is nog iets heel anders dan rondlopen, over de schouder meekijken en contact maken.</text:p>
      <text:p text:style-name="P67">Bij een fysieke les is meestal onmiddelijk duidelijk wie liever niet <text:span text:style-name="T313">gezien </text:span>wordt omdat hij onzeker is of gestrand. Alleen al de plek waar een bepaalde groep studenten keer op keer in het lokaal gaat zitten geeft een ervaren docent veel informatie. Ook interactie tussen groepjes studenten is direct waarneembaar. Fysiek aanwezigheid is juist bij programmeren enorm belangrijk. <text:span text:style-name="T311">Mensen die dingen niet snappen zijn geneigd zich op subtiele wijze terug te trekken, om niet te laten merken dat ze vast zitten. Immers, dan ben je kwetsbaar voor veroordeling </text:span><text:span text:style-name="T314">door medestudenten en door de docent</text:span><text:span text:style-name="T311">. </text:span><text:span text:style-name="T312">En kwetsbaarheid staat onder een deel van de jongeren gelijk met zwakte. Voor het is “je kaarten tegen de borst houden” de natuurlijk reactie.<text:line-break/><text:line-break/></text:span><text:span text:style-name="T314">Punt </text:span><text:span text:style-name="T85">één bij het faciliteren van leren van andere studenten en docenten is daarom het creëren van een veilige sfeer. Dit begint bij vriendelijkheid, benaderbaarheid en betrokkenheid van de docent bij </text:span><text:soft-page-break/><text:span text:style-name="T85">studenten op alle niveaus. Sarcastisch is hij nooit, ironisch slechts met mate. Hij zegt niet dat dingen makkelijk zijn. Want als dingen makkelijk zijn en ik snap ze toch niet, ben ik dus dom. Eerder laat zijn eigen moeilijkheden op de weg naar het zich eigen maken van de lesstof zien. Immers ook een geboren docent is niet als docent geboren.</text:span></text:p>
      <text:p text:style-name="P68"><text:span text:style-name="T85">P</text:span><text:span text:style-name="T8">unt twee betreft de omgangsvormen tussen studenten onderling. Domme vragen bestaan niet, alleené nieuwsgierig studenten die iets nog niet weten wat jij al wel weet. Aan jou de taak om de ander erbij te halen. Dat is de norm, en die mag expliciet </text:span><text:span text:style-name="T86">en duidelijk </text:span><text:span text:style-name="T8">worden neergezet. </text:span><text:span text:style-name="T86">Als docent ben je een rolmodel. Als jij zegt dat dit de norm is, dan heeft dat betekenis, ook al wordt er niet onmiddelijk positief op gereageerd.<text:line-break/><text:line-break/>Naast het stellen van deze algemene norm kunnen er werkvormen worden ingezet waarbij het “leren van elkaar” wordt bevorderd. Deze werkvormen variëren van werken in duo’s (pair programming) of groepjes tot sysmatisch gepland reviewen van elkaars code. Een ander manier is desk checking: Je code aan een andere student uitleggen. Al uitleggend ontdek je fouten in je eigen redenering. Als aanvulling kan de ander ook fouten in jouw redening ontdekken. En hij kan van jouw aanpak leren. Allemaal werkvormen om het leren van elkaar te bevorderen. Zet ze in.</text:span></text:p>
      <text:h text:style-name="P168" text:outline-level="4">5. <text:s/>Studeren met eigenaarschap en verantwoordelijkheid</text:h>
      <text:p text:style-name="Text_20_body"><text:span text:style-name="T315">Het gebruik van lesvideos bevordert eigenaarschap en verantwoordelijkheid. De student bepaald wanneer en hoe lang hij kijkt, of hij ook actief oefent, bepaalde delen nog eens opnieuw bekijkt, of hij voorafgaand aan een les kijkt en zo vragen kan stellen over de stof of pas achteraf, wat een stuk minder effectief is. Allemaal zaken die eigenaarschap en verantwoordelijkheid in de hand werken.<text:line-break/><text:line-break/>Het kan echter geen kwaad enige discipline wat dit betreft te stimuleren, gewoon door uit te leggen dat je meer aan een les hebt als je vantevoren de video hebt bekeken. Natuurlijk kunnen ze dat ook zelf bedenken, maar uitstelgedrag is bijna niemand vreemd.<text:line-break/><text:line-break/>Het gaat hierbij weer om contact en individuele aandacht, </text:span><text:span text:style-name="T316">gezien worden door de docent. Het kan hem iets schelen of ik dit vak haal. Dit is niet strijdig met eigenaarschap. Ook in een beroepssituatie willen mensen graag gezien worden. Ze hoeven niet constant geprezen te worden, maar weinig dingen zijn zo demotiverend als gebrek aan waardering. Uiteindelijk wordt die waardering steeds meer ge</text:span><text:span text:style-name="T87">ï</text:span><text:span text:style-name="T144">nternaliseerd, maar we blijven groepsdieren, mede gericht op de ander en onze plaats in de groep.<text:line-break/><text:line-break/></text:span><text:span text:style-name="T145">Eigenaar ben je trouwens niet alleen van een probleem, maar ook van de kwaliteit een door jou aangedragen oplossing. Altijd zijn er studenten die met heel mooie, uitgewerkte oplossingen komen, die veel verder gaan dan de opdracht. Ze hebben plezier in eigen kunnen. Een aspect daarbij is dat ze dit graag aan anderen laten zien. Maar ook kunnen ze gewoon intrinsiek plezier hebben in eigen vaardigheden. Dit is eigenaarschap op z’n leukst: plezier hebben in wat je kunt. </text:span><text:span text:style-name="T146">En je verantwoordelijkheid altijd waarmaken, ook als niemand de kwaliteit van dat specifieke stukje codee ziet. Zo ben je betrouwbaar voor jezelf en anderen.</text:span><text:line-break/></text:p>
      <text:h text:style-name="P145" text:outline-level="2" text:is-list-header="true">Vak: <text:span text:style-name="T317">Computersystemen en Logica</text:span></text:h>
      <text:h text:style-name="P153" text:outline-level="3">Wat is <text:s/>het</text:h>
      <text:p text:style-name="P139">Het vak Computersystemen en Logica is bevat een lading die de afgelopen jaren onder verschillende vlaggen is aangeboden. Logica was aanvankelijk een apart vak, dat qua inhoud op universitair niveau stond. Verscheidene systemen voor formele logica en notatie daarvan kwamen aan de orde. Hiermee vormde het vak een zeer solide basis voor tal van gedachten-gereedschappen in de IT, zoals correctheidsbewijzen en denotational semantics. De meeste studenten vonden het een moeilijk vak. Een enkele wiskundig getalenteerde student scoorde een tien.</text:p>
      <text:p text:style-name="P178">De laatste jaren waren er binnen de opleiding vrijwel practische toepassingen binnen andere vakken van de genoemde formele benadering van logica. Het schrijven van een logical expression in disjunctieve of conjunctieve normaalvorm is bij real world software zeker af en toe verhelderend en nuttig, maar op de opleiding zijn zulke expressions meestal zo simpel dat de student het met z’n intu<text:span text:style-name="T8">ï</text:span><text:span text:style-name="T88">tie af kan. Of denkt te kunnen, want zaken zoals het veelvuldig gebruikte <text:s/></text:span><text:span text:style-name="T119">if (isSorted (nameList) == false)</text:span><text:span text:style-name="T122"> in plaats van</text:span><text:span text:style-name="T119"> if (</text:span><text:span text:style-name="T121">not </text:span><text:span text:style-name="T119">isSorted (nameList)) </text:span><text:span text:style-name="T122">getuigen van een op z’n gunstigst wankel begrip. </text:span><text:span text:style-name="T128">Ook het theorema van de Morgan komt in de praktijk regelmatig van pas. Maar veel verder gaat de toepassing van logica binnen het huidige TI curriculum niet.<text:line-break/><text:line-break/></text:span><text:span text:style-name="T129">Vanweg dit gebrek aan vervolg op het originele, uitgebreide vak Logica is daar een aantal jaren geleden flink in gesnoeid. </text:span><text:span text:style-name="T130">Logica </text:span><text:span text:style-name="T131">vormt de</text:span><text:span text:style-name="T130"> </text:span><text:span text:style-name="T131">ultiem </text:span><text:span text:style-name="T130">basis van de wiskunde en die wiskunde als geheel wordt de afgelopen jaren ook steeds meer selectief, gericht op de TI context behandeld. Numerieke methoden, uitvoerbaar op een computer, zijn daarbij vaak belangrijker dan analytische, uitvoerbaar met pen en papier. </text:span><text:span text:style-name="T128">De </text:span><text:span text:style-name="T130">verchuivende </text:span><text:span text:style-name="T128">inhoud van de vakken wordt in dit document als gegeven beschouwd en de focus ligt op hoe die inhoud kan worden overgebracht op een manie</text:span><text:span text:style-name="T131">r</text:span><text:span text:style-name="T128"> die recht doet aan de vijf uitgangspunten.<text:line-break/><text:line-break/></text:span><text:span text:style-name="T131">Dat het vak over zowel over computersystemen als logica gaat heeft enerzijds historische wortels. Het is het resultaat van een samenvoeging van twee bestaande vakken over die onderwerpen. Anderzijds is heeft die samenvoeging met een goed reden plaatsgevonden. Elementair begrip van het gedrag van combinaties van logische bouwstenen is noodzakelijk om de elementen van computersystemen, zoals de Arithmetic and Logic Unit (ALU) te kunnen begrijpen. Die zijn immers uit zulke bouwstenen opgebouwd.<text:line-break/><text:line-break/>Met deze inhoud neemt Computersystemen en Logica in de opleiding een belangrijke plaats in. Daar waar INF’ers de hardware als gegeven beschouwen en er mee werken door de abstraherende bril van een hogere programmeertaal, worden TI’ers in hun beroepspraktijk geacht “onder de motorkap” te kunnen kijken. Ze moeten weten hoe de zaak hardwarematig echt in elkaar zit omdat ze direct met de betreffende chips te maken hebben. Een TI’er weet precies welke chip er op z’n single board computer zit, hoeveel stroom hij verbruikt en wat hij wel of niet kan. Een INF’er heeft daar meestal geen boodschap aan. Dieper dan het feit dat het om een Von Neumann machine (gescheiden programma en data) of bijvoorbeeld een Massive Parallel Dataflow machine (bijv. GPGPU) betreft, hoeft zijn kennis </text:span><text:soft-page-break/><text:span text:style-name="T131">niet te gaan. Zelfs het onderscheid tussen die twee wordt in een taal als C++, Python of Fortran teruggebracht tot de keuze van een backend voor een bepaalde numerieke library.<text:line-break/><text:line-break/></text:span><text:span text:style-name="T132">Bij de opdrachten binnen het vak wordt de taal C gebruikt. Dit zou niet persee zo hoeven zijn, maar past bij het feit dat C ook in het eerste jaar wordt aangeleerd. Ooit gebeurde dat zelfs uitsluitend binnen het vak Computersystemen, maar dat was een te grote brok voor de </text:span><text:span text:style-name="T133">eerstejaars voor wie beiden nieuw waren. </text:span><text:span text:style-name="T134">Daarom zijn dit twee aparte vakken geworden.</text:span></text:p>
      <text:h text:style-name="P155" text:outline-level="3" text:is-list-header="true"><text:span text:style-name="T292">Het </text:span><text:span text:style-name="T291">vak</text:span><text:span text:style-name="T292"> door de bril van de vijf uitgangspunten</text:span></text:h>
      <text:h text:style-name="P169" text:outline-level="4"><text:span text:style-name="T229">1. Studeren met pl</text:span><text:span text:style-name="T235">e</text:span><text:span text:style-name="T229">zier</text:span></text:h>
      <text:p text:style-name="P179">TI studenten behoren veelal tot de mensen voor wie een apparaat zonder kastje eromheen boeiender is dan een gesloten doos met een gelikt uiterlijk <text:span text:style-name="T320">en een logo</text:span>. <text:span text:style-name="T318">Ze hebben er plezier in de techniek tot in detail te snappen. Dit geeft een gevoel van empowerment: Desnoods zou ik uit een bak transistors en weerstanden zelf een computer kunnen maken. </text:span><text:span text:style-name="T319">In een wereld doordrongen van techniek zij</text:span><text:span text:style-name="T320">n zij</text:span><text:span text:style-name="T319"> de tovernaars<text:line-break/><text:line-break/></text:span></text:p>
      <text:h text:style-name="P169" text:outline-level="4">2. Studeren met nieuwsgierigheid</text:h>
      <text:h text:style-name="P164" text:outline-level="4">3. Een contextrijke leeromgeving</text:h>
      <text:h text:style-name="P169" text:outline-level="4"><text:span text:style-name="T280">4. </text:span><text:span text:style-name="T279">Studeren door te leren van andere studenten en docenten</text:span></text:h>
      <text:h text:style-name="P169" text:outline-level="4">5. <text:s/>Studeren met eigenaarschap en verantwoordelijkheid</text:h>
      <text:p text:style-name="P1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06T17:05:43.796755154</dc:date>
    <meta:editing-duration>PT20H20M33S</meta:editing-duration>
    <meta:editing-cycles>215</meta:editing-cycles>
    <meta:generator>LibreOffice/7.3.3.2$Linux_X86_64 LibreOffice_project/30$Build-2</meta:generator>
    <meta:document-statistic meta:table-count="2" meta:image-count="0" meta:object-count="0" meta:page-count="34" meta:paragraph-count="249" meta:word-count="15066" meta:character-count="95707" meta:non-whitespace-character-count="80783"/>
  </office:meta>
</office:document-meta>
</file>